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tion Se" svg:font-family="'Liberattion Se'"/>
    <style:font-face style:name="lucidatypewriter" svg:font-family="lucidatypewriter"/>
    <style:font-face style:name="Liberattion Serif" svg:font-family="'Liberat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none" style:country-asian="none" style:font-style-asian="normal" style:font-weight-asian="normal" style:font-name-complex="lucidatypewrite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Element 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b2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b3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b4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N=sum a_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489918" calcext:value-type="float">
            <text:p>0.489918</text:p>
          </table:table-cell>
          <table:table-cell office:value-type="float" office:value="20.6593" calcext:value-type="float">
            <text:p>20.6593</text:p>
          </table:table-cell>
          <table:table-cell office:value-type="float" office:value="0.262003" calcext:value-type="float">
            <text:p>0.262003</text:p>
          </table:table-cell>
          <table:table-cell office:value-type="float" office:value="7.74039" calcext:value-type="float">
            <text:p>7.74039</text:p>
          </table:table-cell>
          <table:table-cell office:value-type="float" office:value="0.196767" calcext:value-type="float">
            <text:p>0.196767</text:p>
          </table:table-cell>
          <table:table-cell office:value-type="float" office:value="49.5519" calcext:value-type="float">
            <text:p>49.5519</text:p>
          </table:table-cell>
          <table:table-cell office:value-type="float" office:value="0.049879" calcext:value-type="float">
            <text:p>0.049879</text:p>
          </table:table-cell>
          <table:table-cell office:value-type="float" office:value="2.20159" calcext:value-type="float">
            <text:p>2.20159</text:p>
          </table:table-cell>
          <table:table-cell office:value-type="float" office:value="0.001305" calcext:value-type="float">
            <text:p>0.001305</text:p>
          </table:table-cell>
          <table:table-cell table:formula="of:=[.B2]+[.D2]+[.F2]+[.H2]+[.J2]" office:value-type="float" office:value="0.999872" calcext:value-type="float">
            <text:p>0.9998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1-</text:p>
          </table:table-cell>
          <table:table-cell office:value-type="float" office:value="0.897661" calcext:value-type="float">
            <text:p>0.897661</text:p>
          </table:table-cell>
          <table:table-cell office:value-type="float" office:value="53.1368" calcext:value-type="float">
            <text:p>53.1368</text:p>
          </table:table-cell>
          <table:table-cell office:value-type="float" office:value="0.565616" calcext:value-type="float">
            <text:p>0.565616</text:p>
          </table:table-cell>
          <table:table-cell office:value-type="float" office:value="15.187" calcext:value-type="float">
            <text:p>15.187</text:p>
          </table:table-cell>
          <table:table-cell office:value-type="float" office:value="0.415815" calcext:value-type="float">
            <text:p>0.415815</text:p>
          </table:table-cell>
          <table:table-cell office:value-type="float" office:value="186.576" calcext:value-type="float">
            <text:p>186.576</text:p>
          </table:table-cell>
          <table:table-cell office:value-type="float" office:value="0.116973" calcext:value-type="float">
            <text:p>0.116973</text:p>
          </table:table-cell>
          <table:table-cell office:value-type="float" office:value="3.56709" calcext:value-type="float">
            <text:p>3.56709</text:p>
          </table:table-cell>
          <table:table-cell office:value-type="float" office:value="0.002389" calcext:value-type="float">
            <text:p>0.002389</text:p>
          </table:table-cell>
          <table:table-cell table:formula="of:=[.B3]+[.D3]+[.F3]+[.H3]+[.J3]" office:value-type="float" office:value="1.998454" calcext:value-type="float">
            <text:p>1.9984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0.8734" calcext:value-type="float">
            <text:p>0.8734</text:p>
          </table:table-cell>
          <table:table-cell office:value-type="float" office:value="9.1037" calcext:value-type="float">
            <text:p>9.1037</text:p>
          </table:table-cell>
          <table:table-cell office:value-type="float" office:value="0.6309" calcext:value-type="float">
            <text:p>0.6309</text:p>
          </table:table-cell>
          <table:table-cell office:value-type="float" office:value="3.3568" calcext:value-type="float">
            <text:p>3.3568</text:p>
          </table:table-cell>
          <table:table-cell office:value-type="float" office:value="0.3112" calcext:value-type="float">
            <text:p>0.3112</text:p>
          </table:table-cell>
          <table:table-cell office:value-type="float" office:value="22.9276" calcext:value-type="float">
            <text:p>22.9276</text:p>
          </table:table-cell>
          <table:table-cell office:value-type="float" office:value="0.178" calcext:value-type="float">
            <text:p>0.178</text:p>
          </table:table-cell>
          <table:table-cell office:value-type="float" office:value="0.9821" calcext:value-type="float">
            <text:p>0.9821</text:p>
          </table:table-cell>
          <table:table-cell office:value-type="float" office:value="0.0064" calcext:value-type="float">
            <text:p>0.0064</text:p>
          </table:table-cell>
          <table:table-cell table:formula="of:=[.B4]+[.D4]+[.F4]+[.H4]+[.J4]" office:value-type="float" office:value="1.9999" calcext:value-type="float">
            <text:p>1.99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.1282" calcext:value-type="float">
            <text:p>1.1282</text:p>
          </table:table-cell>
          <table:table-cell office:value-type="float" office:value="3.9546" calcext:value-type="float">
            <text:p>3.9546</text:p>
          </table:table-cell>
          <table:table-cell office:value-type="float" office:value="0.7508" calcext:value-type="float">
            <text:p>0.7508</text:p>
          </table:table-cell>
          <table:table-cell office:value-type="float" office:value="1.0524" calcext:value-type="float">
            <text:p>1.0524</text:p>
          </table:table-cell>
          <table:table-cell office:value-type="float" office:value="0.6175" calcext:value-type="float">
            <text:p>0.6175</text:p>
          </table:table-cell>
          <table:table-cell office:value-type="float" office:value="85.3905" calcext:value-type="float">
            <text:p>85.3905</text:p>
          </table:table-cell>
          <table:table-cell office:value-type="float" office:value="0.4653" calcext:value-type="float">
            <text:p>0.4653</text:p>
          </table:table-cell>
          <table:table-cell office:value-type="float" office:value="168.261" calcext:value-type="float">
            <text:p>168.261</text:p>
          </table:table-cell>
          <table:table-cell office:value-type="float" office:value="0.0377" calcext:value-type="float">
            <text:p>0.0377</text:p>
          </table:table-cell>
          <table:table-cell table:formula="of:=[.B5]+[.D5]+[.F5]+[.H5]+[.J5]" office:value-type="float" office:value="2.9995" calcext:value-type="float">
            <text:p>2.99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1+</text:p>
          </table:table-cell>
          <table:table-cell office:value-type="float" office:value="0.6968" calcext:value-type="float">
            <text:p>0.6968</text:p>
          </table:table-cell>
          <table:table-cell office:value-type="float" office:value="4.6237" calcext:value-type="float">
            <text:p>4.6237</text:p>
          </table:table-cell>
          <table:table-cell office:value-type="float" office:value="0.7888" calcext:value-type="float">
            <text:p>0.7888</text:p>
          </table:table-cell>
          <table:table-cell office:value-type="float" office:value="1.9557" calcext:value-type="float">
            <text:p>1.9557</text:p>
          </table:table-cell>
          <table:table-cell office:value-type="float" office:value="0.3414" calcext:value-type="float">
            <text:p>0.3414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1563" calcext:value-type="float">
            <text:p>0.1563</text:p>
          </table:table-cell>
          <table:table-cell office:value-type="float" office:value="10.0953" calcext:value-type="float">
            <text:p>10.0953</text:p>
          </table:table-cell>
          <table:table-cell office:value-type="float" office:value="0.0167" calcext:value-type="float">
            <text:p>0.0167</text:p>
          </table:table-cell>
          <table:table-cell table:formula="of:=[.B6]+[.D6]+[.F6]+[.H6]+[.J6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1.5919" calcext:value-type="float">
            <text:p>1.5919</text:p>
          </table:table-cell>
          <table:table-cell office:value-type="float" office:value="43.6427" calcext:value-type="float">
            <text:p>43.6427</text:p>
          </table:table-cell>
          <table:table-cell office:value-type="float" office:value="1.1278" calcext:value-type="float">
            <text:p>1.1278</text:p>
          </table:table-cell>
          <table:table-cell office:value-type="float" office:value="1.8623" calcext:value-type="float">
            <text:p>1.8623</text:p>
          </table:table-cell>
          <table:table-cell office:value-type="float" office:value="0.5391" calcext:value-type="float">
            <text:p>0.5391</text:p>
          </table:table-cell>
          <table:table-cell office:value-type="float" office:value="103.483" calcext:value-type="float">
            <text:p>103.483</text:p>
          </table:table-cell>
          <table:table-cell office:value-type="float" office:value="0.7029" calcext:value-type="float">
            <text:p>0.7029</text:p>
          </table:table-cell>
          <table:table-cell office:value-type="float" office:value="0.542" calcext:value-type="float">
            <text:p>0.542</text:p>
          </table:table-cell>
          <table:table-cell office:value-type="float" office:value="0.0385" calcext:value-type="float">
            <text:p>0.0385</text:p>
          </table:table-cell>
          <table:table-cell table:formula="of:=[.B7]+[.D7]+[.F7]+[.H7]+[.J7]" office:value-type="float" office:value="4.0002" calcext:value-type="float">
            <text:p>4.00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2+</text:p>
          </table:table-cell>
          <table:table-cell office:value-type="float" office:value="6.2603" calcext:value-type="float">
            <text:p>6.260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8849" calcext:value-type="float">
            <text:p>0.8849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7993" calcext:value-type="float">
            <text:p>0.7993</text:p>
          </table:table-cell>
          <table:table-cell office:value-type="float" office:value="2.2758" calcext:value-type="float">
            <text:p>2.2758</text:p>
          </table:table-cell>
          <table:table-cell office:value-type="float" office:value="0.1647" calcext:value-type="float">
            <text:p>0.1647</text:p>
          </table:table-cell>
          <table:table-cell office:value-type="float" office:value="5.1146" calcext:value-type="float">
            <text:p>5.1146</text:p>
          </table:table-cell>
          <table:table-cell office:value-type="float" office:value="-6.1092" calcext:value-type="float">
            <text:p>-6.1092</text:p>
          </table:table-cell>
          <table:table-cell table:formula="of:=[.B8]+[.D8]+[.F8]+[.H8]+[.J8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.0545" calcext:value-type="float">
            <text:p>2.0545</text:p>
          </table:table-cell>
          <table:table-cell office:value-type="float" office:value="23.2185" calcext:value-type="float">
            <text:p>23.2185</text:p>
          </table:table-cell>
          <table:table-cell office:value-type="float" office:value="1.3326" calcext:value-type="float">
            <text:p>1.3326</text:p>
          </table:table-cell>
          <table:table-cell office:value-type="float" office:value="1.021" calcext:value-type="float">
            <text:p>1.021</text:p>
          </table:table-cell>
          <table:table-cell office:value-type="float" office:value="1.0979" calcext:value-type="float">
            <text:p>1.0979</text:p>
          </table:table-cell>
          <table:table-cell office:value-type="float" office:value="60.3498" calcext:value-type="float">
            <text:p>60.3498</text:p>
          </table:table-cell>
          <table:table-cell office:value-type="float" office:value="0.7068" calcext:value-type="float">
            <text:p>0.7068</text:p>
          </table:table-cell>
          <table:table-cell office:value-type="float" office:value="0.1403" calcext:value-type="float">
            <text:p>0.1403</text:p>
          </table:table-cell>
          <table:table-cell office:value-type="float" office:value="-0.1932" calcext:value-type="float">
            <text:p>-0.1932</text:p>
          </table:table-cell>
          <table:table-cell table:formula="of:=[.B9]+[.D9]+[.F9]+[.H9]+[.J9]" office:value-type="float" office:value="4.9986" calcext:value-type="float">
            <text:p>4.99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.31" calcext:value-type="float">
            <text:p>2.31</text:p>
          </table:table-cell>
          <table:table-cell office:value-type="float" office:value="20.8439" calcext:value-type="float">
            <text:p>20.8439</text:p>
          </table:table-cell>
          <table:table-cell office:value-type="float" office:value="1.02" calcext:value-type="float">
            <text:p>1.02</text:p>
          </table:table-cell>
          <table:table-cell office:value-type="float" office:value="10.2075" calcext:value-type="float">
            <text:p>10.2075</text:p>
          </table:table-cell>
          <table:table-cell office:value-type="float" office:value="1.5886" calcext:value-type="float">
            <text:p>1.5886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865" calcext:value-type="float">
            <text:p>0.865</text:p>
          </table:table-cell>
          <table:table-cell office:value-type="float" office:value="51.6512" calcext:value-type="float">
            <text:p>51.6512</text:p>
          </table:table-cell>
          <table:table-cell office:value-type="float" office:value="0.2156" calcext:value-type="float">
            <text:p>0.2156</text:p>
          </table:table-cell>
          <table:table-cell table:formula="of:=[.B10]+[.D10]+[.F10]+[.H10]+[.J10]" office:value-type="float" office:value="5.9992" calcext:value-type="float">
            <text:p>5.99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val</text:p>
          </table:table-cell>
          <table:table-cell office:value-type="float" office:value="2.26069" calcext:value-type="float">
            <text:p>2.26069</text:p>
          </table:table-cell>
          <table:table-cell office:value-type="float" office:value="22.6907" calcext:value-type="float">
            <text:p>22.6907</text:p>
          </table:table-cell>
          <table:table-cell office:value-type="float" office:value="1.56165" calcext:value-type="float">
            <text:p>1.56165</text:p>
          </table:table-cell>
          <table:table-cell office:value-type="float" office:value="0.656665" calcext:value-type="float">
            <text:p>0.656665</text:p>
          </table:table-cell>
          <table:table-cell office:value-type="float" office:value="1.05075" calcext:value-type="float">
            <text:p>1.05075</text:p>
          </table:table-cell>
          <table:table-cell office:value-type="float" office:value="9.75618" calcext:value-type="float">
            <text:p>9.75618</text:p>
          </table:table-cell>
          <table:table-cell office:value-type="float" office:value="0.839259" calcext:value-type="float">
            <text:p>0.839259</text:p>
          </table:table-cell>
          <table:table-cell office:value-type="float" office:value="55.5949" calcext:value-type="float">
            <text:p>55.5949</text:p>
          </table:table-cell>
          <table:table-cell office:value-type="float" office:value="0.286977" calcext:value-type="float">
            <text:p>0.286977</text:p>
          </table:table-cell>
          <table:table-cell table:formula="of:=[.B11]+[.D11]+[.F11]+[.H11]+[.J11]" office:value-type="float" office:value="5.999326" calcext:value-type="float">
            <text:p>5.9993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2.2126" calcext:value-type="float">
            <text:p>12.2126</text:p>
          </table:table-cell>
          <table:table-cell office:value-type="float" office:value="0.0057" calcext:value-type="float">
            <text:p>0.0057</text:p>
          </table:table-cell>
          <table:table-cell office:value-type="float" office:value="3.1322" calcext:value-type="float">
            <text:p>3.1322</text:p>
          </table:table-cell>
          <table:table-cell office:value-type="float" office:value="9.8933" calcext:value-type="float">
            <text:p>9.8933</text:p>
          </table:table-cell>
          <table:table-cell office:value-type="float" office:value="2.0125" calcext:value-type="float">
            <text:p>2.0125</text:p>
          </table:table-cell>
          <table:table-cell office:value-type="float" office:value="28.9975" calcext:value-type="float">
            <text:p>28.9975</text:p>
          </table:table-cell>
          <table:table-cell office:value-type="float" office:value="1.1663" calcext:value-type="float">
            <text:p>1.1663</text:p>
          </table:table-cell>
          <table:table-cell office:value-type="float" office:value="0.5826" calcext:value-type="float">
            <text:p>0.5826</text:p>
          </table:table-cell>
          <table:table-cell office:value-type="float" office:value="-11.529" calcext:value-type="float">
            <text:p>-11.529</text:p>
          </table:table-cell>
          <table:table-cell table:formula="of:=[.B12]+[.D12]+[.F12]+[.H12]+[.J12]" office:value-type="float" office:value="6.9946" calcext:value-type="float">
            <text:p>6.99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3.0485" calcext:value-type="float">
            <text:p>3.0485</text:p>
          </table:table-cell>
          <table:table-cell office:value-type="float" office:value="13.2771" calcext:value-type="float">
            <text:p>13.2771</text:p>
          </table:table-cell>
          <table:table-cell office:value-type="float" office:value="2.2868" calcext:value-type="float">
            <text:p>2.2868</text:p>
          </table:table-cell>
          <table:table-cell office:value-type="float" office:value="5.7011" calcext:value-type="float">
            <text:p>5.7011</text:p>
          </table:table-cell>
          <table:table-cell office:value-type="float" office:value="1.5463" calcext:value-type="float">
            <text:p>1.5463</text:p>
          </table:table-cell>
          <table:table-cell office:value-type="float" office:value="0.3239" calcext:value-type="float">
            <text:p>0.3239</text:p>
          </table:table-cell>
          <table:table-cell office:value-type="float" office:value="0.867" calcext:value-type="float">
            <text:p>0.867</text:p>
          </table:table-cell>
          <table:table-cell office:value-type="float" office:value="32.9089" calcext:value-type="float">
            <text:p>32.9089</text:p>
          </table:table-cell>
          <table:table-cell office:value-type="float" office:value="0.2508" calcext:value-type="float">
            <text:p>0.2508</text:p>
          </table:table-cell>
          <table:table-cell table:formula="of:=[.B13]+[.D13]+[.F13]+[.H13]+[.J13]" office:value-type="float" office:value="7.9994" calcext:value-type="float">
            <text:p>7.99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1-</text:p>
          </table:table-cell>
          <table:table-cell office:value-type="float" office:value="4.1916" calcext:value-type="float">
            <text:p>4.1916</text:p>
          </table:table-cell>
          <table:table-cell office:value-type="float" office:value="12.8573" calcext:value-type="float">
            <text:p>12.8573</text:p>
          </table:table-cell>
          <table:table-cell office:value-type="float" office:value="1.63969" calcext:value-type="float">
            <text:p>1.63969</text:p>
          </table:table-cell>
          <table:table-cell office:value-type="float" office:value="4.17236" calcext:value-type="float">
            <text:p>4.17236</text:p>
          </table:table-cell>
          <table:table-cell office:value-type="float" office:value="1.52673" calcext:value-type="float">
            <text:p>1.52673</text:p>
          </table:table-cell>
          <table:table-cell office:value-type="float" office:value="47.0179" calcext:value-type="float">
            <text:p>47.0179</text:p>
          </table:table-cell>
          <table:table-cell office:value-type="float" office:value="-20.307" calcext:value-type="float">
            <text:p>-20.307</text:p>
          </table:table-cell>
          <table:table-cell office:value-type="float" office:value="-0.01404" calcext:value-type="float">
            <text:p>-0.01404</text:p>
          </table:table-cell>
          <table:table-cell office:value-type="float" office:value="21.9412" calcext:value-type="float">
            <text:p>21.9412</text:p>
          </table:table-cell>
          <table:table-cell table:formula="of:=[.B14]+[.D14]+[.F14]+[.H14]+[.J14]" office:value-type="float" office:value="8.99222" calcext:value-type="float">
            <text:p>8.992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.5392" calcext:value-type="float">
            <text:p>3.5392</text:p>
          </table:table-cell>
          <table:table-cell office:value-type="float" office:value="10.2825" calcext:value-type="float">
            <text:p>10.2825</text:p>
          </table:table-cell>
          <table:table-cell office:value-type="float" office:value="2.6412" calcext:value-type="float">
            <text:p>2.6412</text:p>
          </table:table-cell>
          <table:table-cell office:value-type="float" office:value="4.2944" calcext:value-type="float">
            <text:p>4.2944</text:p>
          </table:table-cell>
          <table:table-cell office:value-type="float" office:value="1.517" calcext:value-type="float">
            <text:p>1.517</text:p>
          </table:table-cell>
          <table:table-cell office:value-type="float" office:value="0.2615" calcext:value-type="float">
            <text:p>0.2615</text:p>
          </table:table-cell>
          <table:table-cell office:value-type="float" office:value="1.0243" calcext:value-type="float">
            <text:p>1.0243</text:p>
          </table:table-cell>
          <table:table-cell office:value-type="float" office:value="26.1476" calcext:value-type="float">
            <text:p>26.1476</text:p>
          </table:table-cell>
          <table:table-cell office:value-type="float" office:value="0.2776" calcext:value-type="float">
            <text:p>0.2776</text:p>
          </table:table-cell>
          <table:table-cell table:formula="of:=[.B15]+[.D15]+[.F15]+[.H15]+[.J15]" office:value-type="float" office:value="8.9993" calcext:value-type="float">
            <text:p>8.99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1-</text:p>
          </table:table-cell>
          <table:table-cell office:value-type="float" office:value="3.6322" calcext:value-type="float">
            <text:p>3.6322</text:p>
          </table:table-cell>
          <table:table-cell office:value-type="float" office:value="5.27756" calcext:value-type="float">
            <text:p>5.27756</text:p>
          </table:table-cell>
          <table:table-cell office:value-type="float" office:value="3.51057" calcext:value-type="float">
            <text:p>3.51057</text:p>
          </table:table-cell>
          <table:table-cell office:value-type="float" office:value="14.7353" calcext:value-type="float">
            <text:p>14.7353</text:p>
          </table:table-cell>
          <table:table-cell office:value-type="float" office:value="1.26064" calcext:value-type="float">
            <text:p>1.26064</text:p>
          </table:table-cell>
          <table:table-cell office:value-type="float" office:value="0.442258" calcext:value-type="float">
            <text:p>0.442258</text:p>
          </table:table-cell>
          <table:table-cell office:value-type="float" office:value="0.940706" calcext:value-type="float">
            <text:p>0.940706</text:p>
          </table:table-cell>
          <table:table-cell office:value-type="float" office:value="47.3437" calcext:value-type="float">
            <text:p>47.3437</text:p>
          </table:table-cell>
          <table:table-cell office:value-type="float" office:value="0.653396" calcext:value-type="float">
            <text:p>0.653396</text:p>
          </table:table-cell>
          <table:table-cell table:formula="of:=[.B16]+[.D16]+[.F16]+[.H16]+[.J16]" office:value-type="float" office:value="9.997512" calcext:value-type="float">
            <text:p>9.9975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3.9553" calcext:value-type="float">
            <text:p>3.9553</text:p>
          </table:table-cell>
          <table:table-cell office:value-type="float" office:value="8.4042" calcext:value-type="float">
            <text:p>8.4042</text:p>
          </table:table-cell>
          <table:table-cell office:value-type="float" office:value="3.1125" calcext:value-type="float">
            <text:p>3.1125</text:p>
          </table:table-cell>
          <table:table-cell office:value-type="float" office:value="3.4262" calcext:value-type="float">
            <text:p>3.4262</text:p>
          </table:table-cell>
          <table:table-cell office:value-type="float" office:value="1.4546" calcext:value-type="float">
            <text:p>1.4546</text:p>
          </table:table-cell>
          <table:table-cell office:value-type="float" office:value="0.2306" calcext:value-type="float">
            <text:p>0.2306</text:p>
          </table:table-cell>
          <table:table-cell office:value-type="float" office:value="1.1251" calcext:value-type="float">
            <text:p>1.1251</text:p>
          </table:table-cell>
          <table:table-cell office:value-type="float" office:value="21.7184" calcext:value-type="float">
            <text:p>21.7184</text:p>
          </table:table-cell>
          <table:table-cell office:value-type="float" office:value="0.3515" calcext:value-type="float">
            <text:p>0.3515</text:p>
          </table:table-cell>
          <table:table-cell table:formula="of:=[.B17]+[.D17]+[.F17]+[.H17]+[.J17]" office:value-type="float" office:value="9.999" calcext:value-type="float">
            <text:p>9.9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4.7626" calcext:value-type="float">
            <text:p>4.7626</text:p>
          </table:table-cell>
          <table:table-cell office:value-type="float" office:value="3.285" calcext:value-type="float">
            <text:p>3.285</text:p>
          </table:table-cell>
          <table:table-cell office:value-type="float" office:value="3.1736" calcext:value-type="float">
            <text:p>3.1736</text:p>
          </table:table-cell>
          <table:table-cell office:value-type="float" office:value="8.8422" calcext:value-type="float">
            <text:p>8.8422</text:p>
          </table:table-cell>
          <table:table-cell office:value-type="float" office:value="1.2674" calcext:value-type="float">
            <text:p>1.2674</text:p>
          </table:table-cell>
          <table:table-cell office:value-type="float" office:value="0.3136" calcext:value-type="float">
            <text:p>0.3136</text:p>
          </table:table-cell>
          <table:table-cell office:value-type="float" office:value="1.1128" calcext:value-type="float">
            <text:p>1.1128</text:p>
          </table:table-cell>
          <table:table-cell office:value-type="float" office:value="129.424" calcext:value-type="float">
            <text:p>129.424</text:p>
          </table:table-cell>
          <table:table-cell office:value-type="float" office:value="0.676" calcext:value-type="float">
            <text:p>0.676</text:p>
          </table:table-cell>
          <table:table-cell table:formula="of:=[.B18]+[.D18]+[.F18]+[.H18]+[.J18]" office:value-type="float" office:value="10.9924" calcext:value-type="float">
            <text:p>10.99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1+</text:p>
          </table:table-cell>
          <table:table-cell office:value-type="float" office:value="3.2565" calcext:value-type="float">
            <text:p>3.2565</text:p>
          </table:table-cell>
          <table:table-cell office:value-type="float" office:value="2.6671" calcext:value-type="float">
            <text:p>2.6671</text:p>
          </table:table-cell>
          <table:table-cell office:value-type="float" office:value="3.9362" calcext:value-type="float">
            <text:p>3.9362</text:p>
          </table:table-cell>
          <table:table-cell office:value-type="float" office:value="6.1153" calcext:value-type="float">
            <text:p>6.1153</text:p>
          </table:table-cell>
          <table:table-cell office:value-type="float" office:value="1.3998" calcext:value-type="float">
            <text:p>1.3998</text:p>
          </table:table-cell>
          <table:table-cell office:value-type="float" office:value="0.2001" calcext:value-type="float">
            <text:p>0.2001</text:p>
          </table:table-cell>
          <table:table-cell office:value-type="float" office:value="1.0032" calcext:value-type="float">
            <text:p>1.0032</text:p>
          </table:table-cell>
          <table:table-cell office:value-type="float" office:value="14.039" calcext:value-type="float">
            <text:p>14.039</text:p>
          </table:table-cell>
          <table:table-cell office:value-type="float" office:value="0.404" calcext:value-type="float">
            <text:p>0.404</text:p>
          </table:table-cell>
          <table:table-cell table:formula="of:=[.B19]+[.D19]+[.F19]+[.H19]+[.J19]" office:value-type="float" office:value="9.9997" calcext:value-type="float">
            <text:p>9.99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5.4204" calcext:value-type="float">
            <text:p>5.4204</text:p>
          </table:table-cell>
          <table:table-cell office:value-type="float" office:value="2.8275" calcext:value-type="float">
            <text:p>2.8275</text:p>
          </table:table-cell>
          <table:table-cell office:value-type="float" office:value="2.1735" calcext:value-type="float">
            <text:p>2.1735</text:p>
          </table:table-cell>
          <table:table-cell office:value-type="float" office:value="79.2611" calcext:value-type="float">
            <text:p>79.2611</text:p>
          </table:table-cell>
          <table:table-cell office:value-type="float" office:value="1.2269" calcext:value-type="float">
            <text:p>1.2269</text:p>
          </table:table-cell>
          <table:table-cell office:value-type="float" office:value="0.3808" calcext:value-type="float">
            <text:p>0.3808</text:p>
          </table:table-cell>
          <table:table-cell office:value-type="float" office:value="2.3073" calcext:value-type="float">
            <text:p>2.3073</text:p>
          </table:table-cell>
          <table:table-cell office:value-type="float" office:value="7.1937" calcext:value-type="float">
            <text:p>7.1937</text:p>
          </table:table-cell>
          <table:table-cell office:value-type="float" office:value="0.8584" calcext:value-type="float">
            <text:p>0.8584</text:p>
          </table:table-cell>
          <table:table-cell table:formula="of:=[.B20]+[.D20]+[.F20]+[.H20]+[.J20]" office:value-type="float" office:value="11.9865" calcext:value-type="float">
            <text:p>11.98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g2+</text:p>
          </table:table-cell>
          <table:table-cell office:value-type="float" office:value="3.4988" calcext:value-type="float">
            <text:p>3.4988</text:p>
          </table:table-cell>
          <table:table-cell office:value-type="float" office:value="2.1676" calcext:value-type="float">
            <text:p>2.1676</text:p>
          </table:table-cell>
          <table:table-cell office:value-type="float" office:value="3.8378" calcext:value-type="float">
            <text:p>3.8378</text:p>
          </table:table-cell>
          <table:table-cell office:value-type="float" office:value="4.7542" calcext:value-type="float">
            <text:p>4.7542</text:p>
          </table:table-cell>
          <table:table-cell office:value-type="float" office:value="1.3284" calcext:value-type="float">
            <text:p>1.3284</text:p>
          </table:table-cell>
          <table:table-cell office:value-type="float" office:value="0.185" calcext:value-type="float">
            <text:p>0.185</text:p>
          </table:table-cell>
          <table:table-cell office:value-type="float" office:value="0.8497" calcext:value-type="float">
            <text:p>0.8497</text:p>
          </table:table-cell>
          <table:table-cell office:value-type="float" office:value="10.1411" calcext:value-type="float">
            <text:p>10.1411</text:p>
          </table:table-cell>
          <table:table-cell office:value-type="float" office:value="0.4853" calcext:value-type="float">
            <text:p>0.4853</text:p>
          </table:table-cell>
          <table:table-cell table:formula="of:=[.B21]+[.D21]+[.F21]+[.H21]+[.J21]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6.4202" calcext:value-type="float">
            <text:p>6.4202</text:p>
          </table:table-cell>
          <table:table-cell office:value-type="float" office:value="3.0387" calcext:value-type="float">
            <text:p>3.0387</text:p>
          </table:table-cell>
          <table:table-cell office:value-type="float" office:value="1.9002" calcext:value-type="float">
            <text:p>1.9002</text:p>
          </table:table-cell>
          <table:table-cell office:value-type="float" office:value="0.7426" calcext:value-type="float">
            <text:p>0.7426</text:p>
          </table:table-cell>
          <table:table-cell office:value-type="float" office:value="1.5936" calcext:value-type="float">
            <text:p>1.5936</text:p>
          </table:table-cell>
          <table:table-cell office:value-type="float" office:value="31.5472" calcext:value-type="float">
            <text:p>31.5472</text:p>
          </table:table-cell>
          <table:table-cell office:value-type="float" office:value="1.9646" calcext:value-type="float">
            <text:p>1.9646</text:p>
          </table:table-cell>
          <table:table-cell office:value-type="float" office:value="85.0886" calcext:value-type="float">
            <text:p>85.0886</text:p>
          </table:table-cell>
          <table:table-cell office:value-type="float" office:value="1.1151" calcext:value-type="float">
            <text:p>1.1151</text:p>
          </table:table-cell>
          <table:table-cell table:formula="of:=[.B22]+[.D22]+[.F22]+[.H22]+[.J22]" office:value-type="float" office:value="12.9937" calcext:value-type="float">
            <text:p>12.99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3+</text:p>
          </table:table-cell>
          <table:table-cell office:value-type="float" office:value="4.17448" calcext:value-type="float">
            <text:p>4.17448</text:p>
          </table:table-cell>
          <table:table-cell office:value-type="float" office:value="1.93816" calcext:value-type="float">
            <text:p>1.93816</text:p>
          </table:table-cell>
          <table:table-cell office:value-type="float" office:value="3.3876" calcext:value-type="float">
            <text:p>3.3876</text:p>
          </table:table-cell>
          <table:table-cell office:value-type="float" office:value="4.14553" calcext:value-type="float">
            <text:p>4.14553</text:p>
          </table:table-cell>
          <table:table-cell office:value-type="float" office:value="1.20296" calcext:value-type="float">
            <text:p>1.20296</text:p>
          </table:table-cell>
          <table:table-cell office:value-type="float" office:value="0.228753" calcext:value-type="float">
            <text:p>0.228753</text:p>
          </table:table-cell>
          <table:table-cell office:value-type="float" office:value="0.528137" calcext:value-type="float">
            <text:p>0.528137</text:p>
          </table:table-cell>
          <table:table-cell office:value-type="float" office:value="8.28524" calcext:value-type="float">
            <text:p>8.28524</text:p>
          </table:table-cell>
          <table:table-cell office:value-type="float" office:value="0.706786" calcext:value-type="float">
            <text:p>0.706786</text:p>
          </table:table-cell>
          <table:table-cell table:formula="of:=[.B23]+[.D23]+[.F23]+[.H23]+[.J23]" office:value-type="float" office:value="9.999963" calcext:value-type="float">
            <text:p>9.9999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v</text:p>
          </table:table-cell>
          <table:table-cell office:value-type="float" office:value="6.2915" calcext:value-type="float">
            <text:p>6.2915</text:p>
          </table:table-cell>
          <table:table-cell office:value-type="float" office:value="2.4386" calcext:value-type="float">
            <text:p>2.4386</text:p>
          </table:table-cell>
          <table:table-cell office:value-type="float" office:value="3.0353" calcext:value-type="float">
            <text:p>3.0353</text:p>
          </table:table-cell>
          <table:table-cell office:value-type="float" office:value="32.3337" calcext:value-type="float">
            <text:p>32.3337</text:p>
          </table:table-cell>
          <table:table-cell office:value-type="float" office:value="1.9891" calcext:value-type="float">
            <text:p>1.9891</text:p>
          </table:table-cell>
          <table:table-cell office:value-type="float" office:value="0.6785" calcext:value-type="float">
            <text:p>0.6785</text:p>
          </table:table-cell>
          <table:table-cell office:value-type="float" office:value="1.541" calcext:value-type="float">
            <text:p>1.541</text:p>
          </table:table-cell>
          <table:table-cell office:value-type="float" office:value="81.6937" calcext:value-type="float">
            <text:p>81.6937</text:p>
          </table:table-cell>
          <table:table-cell office:value-type="float" office:value="1.1407" calcext:value-type="float">
            <text:p>1.1407</text:p>
          </table:table-cell>
          <table:table-cell table:formula="of:=[.B24]+[.D24]+[.F24]+[.H24]+[.J24]" office:value-type="float" office:value="13.9976" calcext:value-type="float">
            <text:p>13.99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val</text:p>
          </table:table-cell>
          <table:table-cell office:value-type="float" office:value="5.66269" calcext:value-type="float">
            <text:p>5.66269</text:p>
          </table:table-cell>
          <table:table-cell office:value-type="float" office:value="2.6652" calcext:value-type="float">
            <text:p>2.6652</text:p>
          </table:table-cell>
          <table:table-cell office:value-type="float" office:value="3.07164" calcext:value-type="float">
            <text:p>3.07164</text:p>
          </table:table-cell>
          <table:table-cell office:value-type="float" office:value="38.6634" calcext:value-type="float">
            <text:p>38.6634</text:p>
          </table:table-cell>
          <table:table-cell office:value-type="float" office:value="2.62446" calcext:value-type="float">
            <text:p>2.62446</text:p>
          </table:table-cell>
          <table:table-cell office:value-type="float" office:value="0.916946" calcext:value-type="float">
            <text:p>0.916946</text:p>
          </table:table-cell>
          <table:table-cell office:value-type="float" office:value="1.3932" calcext:value-type="float">
            <text:p>1.3932</text:p>
          </table:table-cell>
          <table:table-cell office:value-type="float" office:value="93.5458" calcext:value-type="float">
            <text:p>93.5458</text:p>
          </table:table-cell>
          <table:table-cell office:value-type="float" office:value="1.24707" calcext:value-type="float">
            <text:p>1.24707</text:p>
          </table:table-cell>
          <table:table-cell table:formula="of:=[.B25]+[.D25]+[.F25]+[.H25]+[.J25]" office:value-type="float" office:value="13.99906" calcext:value-type="float">
            <text:p>13.999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4+</text:p>
          </table:table-cell>
          <table:table-cell office:value-type="float" office:value="4.43918" calcext:value-type="float">
            <text:p>4.43918</text:p>
          </table:table-cell>
          <table:table-cell office:value-type="float" office:value="1.64167" calcext:value-type="float">
            <text:p>1.64167</text:p>
          </table:table-cell>
          <table:table-cell office:value-type="float" office:value="3.20345" calcext:value-type="float">
            <text:p>3.20345</text:p>
          </table:table-cell>
          <table:table-cell office:value-type="float" office:value="3.43757" calcext:value-type="float">
            <text:p>3.43757</text:p>
          </table:table-cell>
          <table:table-cell office:value-type="float" office:value="1.19453" calcext:value-type="float">
            <text:p>1.19453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41653" calcext:value-type="float">
            <text:p>0.41653</text:p>
          </table:table-cell>
          <table:table-cell office:value-type="float" office:value="6.65365" calcext:value-type="float">
            <text:p>6.65365</text:p>
          </table:table-cell>
          <table:table-cell office:value-type="float" office:value="0.746297" calcext:value-type="float">
            <text:p>0.746297</text:p>
          </table:table-cell>
          <table:table-cell table:formula="of:=[.B26]+[.D26]+[.F26]+[.H26]+[.J26]" office:value-type="float" office:value="9.999987" calcext:value-type="float">
            <text:p>9.9999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.4345" calcext:value-type="float">
            <text:p>6.4345</text:p>
          </table:table-cell>
          <table:table-cell office:value-type="float" office:value="1.9067" calcext:value-type="float">
            <text:p>1.9067</text:p>
          </table:table-cell>
          <table:table-cell office:value-type="float" office:value="4.1791" calcext:value-type="float">
            <text:p>4.1791</text:p>
          </table:table-cell>
          <table:table-cell office:value-type="float" office:value="27.157" calcext:value-type="float">
            <text:p>27.157</text:p>
          </table:table-cell>
          <table:table-cell office:value-type="float" office:value="1.78" calcext:value-type="float">
            <text:p>1.78</text:p>
          </table:table-cell>
          <table:table-cell office:value-type="float" office:value="0.526" calcext:value-type="float">
            <text:p>0.526</text:p>
          </table:table-cell>
          <table:table-cell office:value-type="float" office:value="1.4908" calcext:value-type="float">
            <text:p>1.4908</text:p>
          </table:table-cell>
          <table:table-cell office:value-type="float" office:value="68.1645" calcext:value-type="float">
            <text:p>68.1645</text:p>
          </table:table-cell>
          <table:table-cell office:value-type="float" office:value="1.1149" calcext:value-type="float">
            <text:p>1.1149</text:p>
          </table:table-cell>
          <table:table-cell table:formula="of:=[.B27]+[.D27]+[.F27]+[.H27]+[.J27]" office:value-type="float" office:value="14.9993" calcext:value-type="float">
            <text:p>14.99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6.9053" calcext:value-type="float">
            <text:p>6.9053</text:p>
          </table:table-cell>
          <table:table-cell office:value-type="float" office:value="1.4679" calcext:value-type="float">
            <text:p>1.4679</text:p>
          </table:table-cell>
          <table:table-cell office:value-type="float" office:value="5.2034" calcext:value-type="float">
            <text:p>5.2034</text:p>
          </table:table-cell>
          <table:table-cell office:value-type="float" office:value="22.2151" calcext:value-type="float">
            <text:p>22.2151</text:p>
          </table:table-cell>
          <table:table-cell office:value-type="float" office:value="1.4379" calcext:value-type="float">
            <text:p>1.4379</text:p>
          </table:table-cell>
          <table:table-cell office:value-type="float" office:value="0.2536" calcext:value-type="float">
            <text:p>0.2536</text:p>
          </table:table-cell>
          <table:table-cell office:value-type="float" office:value="1.5863" calcext:value-type="float">
            <text:p>1.5863</text:p>
          </table:table-cell>
          <table:table-cell office:value-type="float" office:value="56.172" calcext:value-type="float">
            <text:p>56.172</text:p>
          </table:table-cell>
          <table:table-cell office:value-type="float" office:value="0.8669" calcext:value-type="float">
            <text:p>0.8669</text:p>
          </table:table-cell>
          <table:table-cell table:formula="of:=[.B28]+[.D28]+[.F28]+[.H28]+[.J28]" office:value-type="float" office:value="15.9998" calcext:value-type="float">
            <text:p>15.99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1.4604" calcext:value-type="float">
            <text:p>11.46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7.1964" calcext:value-type="float">
            <text:p>7.1964</text:p>
          </table:table-cell>
          <table:table-cell office:value-type="float" office:value="1.1662" calcext:value-type="float">
            <text:p>1.1662</text:p>
          </table:table-cell>
          <table:table-cell office:value-type="float" office:value="6.2556" calcext:value-type="float">
            <text:p>6.2556</text:p>
          </table:table-cell>
          <table:table-cell office:value-type="float" office:value="18.5194" calcext:value-type="float">
            <text:p>18.5194</text:p>
          </table:table-cell>
          <table:table-cell office:value-type="float" office:value="1.6455" calcext:value-type="float">
            <text:p>1.6455</text:p>
          </table:table-cell>
          <table:table-cell office:value-type="float" office:value="47.7784" calcext:value-type="float">
            <text:p>47.7784</text:p>
          </table:table-cell>
          <table:table-cell office:value-type="float" office:value="-9.5574" calcext:value-type="float">
            <text:p>-9.5574</text:p>
          </table:table-cell>
          <table:table-cell table:formula="of:=[.B29]+[.D29]+[.F29]+[.H29]+[.J29]" office:value-type="float" office:value="17.0005" calcext:value-type="float">
            <text:p>17.00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1-</text:p>
          </table:table-cell>
          <table:table-cell office:value-type="float" office:value="18.2915" calcext:value-type="float">
            <text:p>18.2915</text:p>
          </table:table-cell>
          <table:table-cell office:value-type="float" office:value="0.0066" calcext:value-type="float">
            <text:p>0.0066</text:p>
          </table:table-cell>
          <table:table-cell office:value-type="float" office:value="7.2084" calcext:value-type="float">
            <text:p>7.2084</text:p>
          </table:table-cell>
          <table:table-cell office:value-type="float" office:value="1.1717" calcext:value-type="float">
            <text:p>1.1717</text:p>
          </table:table-cell>
          <table:table-cell office:value-type="float" office:value="6.5337" calcext:value-type="float">
            <text:p>6.5337</text:p>
          </table:table-cell>
          <table:table-cell office:value-type="float" office:value="19.5424" calcext:value-type="float">
            <text:p>19.5424</text:p>
          </table:table-cell>
          <table:table-cell office:value-type="float" office:value="2.3386" calcext:value-type="float">
            <text:p>2.3386</text:p>
          </table:table-cell>
          <table:table-cell office:value-type="float" office:value="60.4486" calcext:value-type="float">
            <text:p>60.4486</text:p>
          </table:table-cell>
          <table:table-cell office:value-type="float" office:value="-16.378" calcext:value-type="float">
            <text:p>-16.378</text:p>
          </table:table-cell>
          <table:table-cell table:formula="of:=[.B30]+[.D30]+[.F30]+[.H30]+[.J30]" office:value-type="float" office:value="17.9942" calcext:value-type="float">
            <text:p>17.99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7.4845" calcext:value-type="float">
            <text:p>7.4845</text:p>
          </table:table-cell>
          <table:table-cell office:value-type="float" office:value="0.9072" calcext:value-type="float">
            <text:p>0.9072</text:p>
          </table:table-cell>
          <table:table-cell office:value-type="float" office:value="6.7723" calcext:value-type="float">
            <text:p>6.7723</text:p>
          </table:table-cell>
          <table:table-cell office:value-type="float" office:value="14.8407" calcext:value-type="float">
            <text:p>14.8407</text:p>
          </table:table-cell>
          <table:table-cell office:value-type="float" office:value="0.6539" calcext:value-type="float">
            <text:p>0.6539</text:p>
          </table:table-cell>
          <table:table-cell office:value-type="float" office:value="43.8983" calcext:value-type="float">
            <text:p>43.8983</text:p>
          </table:table-cell>
          <table:table-cell office:value-type="float" office:value="1.6442" calcext:value-type="float">
            <text:p>1.6442</text:p>
          </table:table-cell>
          <table:table-cell office:value-type="float" office:value="33.3929" calcext:value-type="float">
            <text:p>33.3929</text:p>
          </table:table-cell>
          <table:table-cell office:value-type="float" office:value="1.4445" calcext:value-type="float">
            <text:p>1.4445</text:p>
          </table:table-cell>
          <table:table-cell table:formula="of:=[.B31]+[.D31]+[.F31]+[.H31]+[.J31]" office:value-type="float" office:value="17.9994" calcext:value-type="float">
            <text:p>17.99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8.2186" calcext:value-type="float">
            <text:p>8.2186</text:p>
          </table:table-cell>
          <table:table-cell office:value-type="float" office:value="12.7949" calcext:value-type="float">
            <text:p>12.7949</text:p>
          </table:table-cell>
          <table:table-cell office:value-type="float" office:value="7.4398" calcext:value-type="float">
            <text:p>7.4398</text:p>
          </table:table-cell>
          <table:table-cell office:value-type="float" office:value="0.7748" calcext:value-type="float">
            <text:p>0.7748</text:p>
          </table:table-cell>
          <table:table-cell office:value-type="float" office:value="1.0519" calcext:value-type="float">
            <text:p>1.0519</text:p>
          </table:table-cell>
          <table:table-cell office:value-type="float" office:value="213.187" calcext:value-type="float">
            <text:p>213.187</text:p>
          </table:table-cell>
          <table:table-cell office:value-type="float" office:value="0.8659" calcext:value-type="float">
            <text:p>0.8659</text:p>
          </table:table-cell>
          <table:table-cell office:value-type="float" office:value="41.6841" calcext:value-type="float">
            <text:p>41.6841</text:p>
          </table:table-cell>
          <table:table-cell office:value-type="float" office:value="1.4228" calcext:value-type="float">
            <text:p>1.4228</text:p>
          </table:table-cell>
          <table:table-cell table:formula="of:=[.B32]+[.D32]+[.F32]+[.H32]+[.J32]" office:value-type="float" office:value="18.999" calcext:value-type="float">
            <text:p>18.9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1+</text:p>
          </table:table-cell>
          <table:table-cell office:value-type="float" office:value="7.9578" calcext:value-type="float">
            <text:p>7.9578</text:p>
          </table:table-cell>
          <table:table-cell office:value-type="float" office:value="12.6331" calcext:value-type="float">
            <text:p>12.6331</text:p>
          </table:table-cell>
          <table:table-cell office:value-type="float" office:value="7.4917" calcext:value-type="float">
            <text:p>7.4917</text:p>
          </table:table-cell>
          <table:table-cell office:value-type="float" office:value="0.7674" calcext:value-type="float">
            <text:p>0.7674</text:p>
          </table:table-cell>
          <table:table-cell office:value-type="float" office:value="6.359" calcext:value-type="float">
            <text:p>6.359</text:p>
          </table:table-cell>
          <table:table-cell office:value-type="float" office:value="-0.002" calcext:value-type="float">
            <text:p>-0.002</text:p>
          </table:table-cell>
          <table:table-cell office:value-type="float" office:value="1.1915" calcext:value-type="float">
            <text:p>1.1915</text:p>
          </table:table-cell>
          <table:table-cell office:value-type="float" office:value="31.9128" calcext:value-type="float">
            <text:p>31.9128</text:p>
          </table:table-cell>
          <table:table-cell office:value-type="float" office:value="-4.9978" calcext:value-type="float">
            <text:p>-4.9978</text:p>
          </table:table-cell>
          <table:table-cell table:formula="of:=[.B33]+[.D33]+[.F33]+[.H33]+[.J33]" office:value-type="float" office:value="18.0022" calcext:value-type="float">
            <text:p>18.0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8.6266" calcext:value-type="float">
            <text:p>8.6266</text:p>
          </table:table-cell>
          <table:table-cell office:value-type="float" office:value="10.4421" calcext:value-type="float">
            <text:p>10.4421</text:p>
          </table:table-cell>
          <table:table-cell office:value-type="float" office:value="7.3873" calcext:value-type="float">
            <text:p>7.3873</text:p>
          </table:table-cell>
          <table:table-cell office:value-type="float" office:value="0.6599" calcext:value-type="float">
            <text:p>0.6599</text:p>
          </table:table-cell>
          <table:table-cell office:value-type="float" office:value="1.5899" calcext:value-type="float">
            <text:p>1.5899</text:p>
          </table:table-cell>
          <table:table-cell office:value-type="float" office:value="85.7484" calcext:value-type="float">
            <text:p>85.7484</text:p>
          </table:table-cell>
          <table:table-cell office:value-type="float" office:value="1.0211" calcext:value-type="float">
            <text:p>1.0211</text:p>
          </table:table-cell>
          <table:table-cell office:value-type="float" office:value="178.437" calcext:value-type="float">
            <text:p>178.437</text:p>
          </table:table-cell>
          <table:table-cell office:value-type="float" office:value="1.3751" calcext:value-type="float">
            <text:p>1.3751</text:p>
          </table:table-cell>
          <table:table-cell table:formula="of:=[.B34]+[.D34]+[.F34]+[.H34]+[.J34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2+</text:p>
          </table:table-cell>
          <table:table-cell office:value-type="float" office:value="15.6348" calcext:value-type="float">
            <text:p>15.6348</text:p>
          </table:table-cell>
          <table:table-cell office:value-type="float" office:value="-0.0074" calcext:value-type="float">
            <text:p>-0.0074</text:p>
          </table:table-cell>
          <table:table-cell office:value-type="float" office:value="7.9518" calcext:value-type="float">
            <text:p>7.9518</text:p>
          </table:table-cell>
          <table:table-cell office:value-type="float" office:value="0.6089" calcext:value-type="float">
            <text:p>0.6089</text:p>
          </table:table-cell>
          <table:table-cell office:value-type="float" office:value="8.4372" calcext:value-type="float">
            <text:p>8.4372</text:p>
          </table:table-cell>
          <table:table-cell office:value-type="float" office:value="10.3116" calcext:value-type="float">
            <text:p>10.3116</text:p>
          </table:table-cell>
          <table:table-cell office:value-type="float" office:value="0.8537" calcext:value-type="float">
            <text:p>0.8537</text:p>
          </table:table-cell>
          <table:table-cell office:value-type="float" office:value="25.9905" calcext:value-type="float">
            <text:p>25.9905</text:p>
          </table:table-cell>
          <table:table-cell office:value-type="float" office:value="-14.875" calcext:value-type="float">
            <text:p>-14.875</text:p>
          </table:table-cell>
          <table:table-cell table:formula="of:=[.B35]+[.D35]+[.F35]+[.H35]+[.J35]" office:value-type="float" office:value="18.0025" calcext:value-type="float">
            <text:p>18.00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9.189" calcext:value-type="float">
            <text:p>9.189</text:p>
          </table:table-cell>
          <table:table-cell office:value-type="float" office:value="9.0213" calcext:value-type="float">
            <text:p>9.0213</text:p>
          </table:table-cell>
          <table:table-cell office:value-type="float" office:value="7.3679" calcext:value-type="float">
            <text:p>7.3679</text:p>
          </table:table-cell>
          <table:table-cell office:value-type="float" office:value="0.5729" calcext:value-type="float">
            <text:p>0.5729</text:p>
          </table:table-cell>
          <table:table-cell office:value-type="float" office:value="1.6409" calcext:value-type="float">
            <text:p>1.6409</text:p>
          </table:table-cell>
          <table:table-cell office:value-type="float" office:value="136.108" calcext:value-type="float">
            <text:p>136.108</text:p>
          </table:table-cell>
          <table:table-cell office:value-type="float" office:value="1.468" calcext:value-type="float">
            <text:p>1.468</text:p>
          </table:table-cell>
          <table:table-cell office:value-type="float" office:value="51.3531" calcext:value-type="float">
            <text:p>51.3531</text:p>
          </table:table-cell>
          <table:table-cell office:value-type="float" office:value="1.3329" calcext:value-type="float">
            <text:p>1.3329</text:p>
          </table:table-cell>
          <table:table-cell table:formula="of:=[.B36]+[.D36]+[.F36]+[.H36]+[.J36]" office:value-type="float" office:value="20.9987" calcext:value-type="float">
            <text:p>20.99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3+</text:p>
          </table:table-cell>
          <table:table-cell office:value-type="float" office:value="13.4008" calcext:value-type="float">
            <text:p>13.4008</text:p>
          </table:table-cell>
          <table:table-cell office:value-type="float" office:value="0.29854" calcext:value-type="float">
            <text:p>0.29854</text:p>
          </table:table-cell>
          <table:table-cell office:value-type="float" office:value="8.0273" calcext:value-type="float">
            <text:p>8.0273</text:p>
          </table:table-cell>
          <table:table-cell office:value-type="float" office:value="7.9629" calcext:value-type="float">
            <text:p>7.9629</text:p>
          </table:table-cell>
          <table:table-cell office:value-type="float" office:value="1.65943" calcext:value-type="float">
            <text:p>1.65943</text:p>
          </table:table-cell>
          <table:table-cell office:value-type="float" office:value="-0.28604" calcext:value-type="float">
            <text:p>-0.28604</text:p>
          </table:table-cell>
          <table:table-cell office:value-type="float" office:value="1.57936" calcext:value-type="float">
            <text:p>1.57936</text:p>
          </table:table-cell>
          <table:table-cell office:value-type="float" office:value="16.0662" calcext:value-type="float">
            <text:p>16.0662</text:p>
          </table:table-cell>
          <table:table-cell office:value-type="float" office:value="-6.6667" calcext:value-type="float">
            <text:p>-6.6667</text:p>
          </table:table-cell>
          <table:table-cell table:formula="of:=[.B37]+[.D37]+[.F37]+[.H37]+[.J37]" office:value-type="float" office:value="18.00019" calcext:value-type="float">
            <text:p>18.000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9.7595" calcext:value-type="float">
            <text:p>9.7595</text:p>
          </table:table-cell>
          <table:table-cell office:value-type="float" office:value="7.8508" calcext:value-type="float">
            <text:p>7.8508</text:p>
          </table:table-cell>
          <table:table-cell office:value-type="float" office:value="7.3558" calcext:value-type="float">
            <text:p>7.3558</text:p>
          </table:table-cell>
          <table:table-cell office:value-type="float" office:value="0.5" calcext:value-type="float">
            <text:p>0.5</text:p>
          </table:table-cell>
          <table:table-cell office:value-type="float" office:value="1.6991" calcext:value-type="float">
            <text:p>1.6991</text:p>
          </table:table-cell>
          <table:table-cell office:value-type="float" office:value="35.6338" calcext:value-type="float">
            <text:p>35.6338</text:p>
          </table:table-cell>
          <table:table-cell office:value-type="float" office:value="1.9021" calcext:value-type="float">
            <text:p>1.9021</text:p>
          </table:table-cell>
          <table:table-cell office:value-type="float" office:value="116.105" calcext:value-type="float">
            <text:p>116.105</text:p>
          </table:table-cell>
          <table:table-cell office:value-type="float" office:value="1.2807" calcext:value-type="float">
            <text:p>1.2807</text:p>
          </table:table-cell>
          <table:table-cell table:formula="of:=[.B38]+[.D38]+[.F38]+[.H38]+[.J38]" office:value-type="float" office:value="21.9972" calcext:value-type="float">
            <text:p>21.99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2+</text:p>
          </table:table-cell>
          <table:table-cell office:value-type="float" office:value="9.11423" calcext:value-type="float">
            <text:p>9.11423</text:p>
          </table:table-cell>
          <table:table-cell office:value-type="float" office:value="7.5243" calcext:value-type="float">
            <text:p>7.5243</text:p>
          </table:table-cell>
          <table:table-cell office:value-type="float" office:value="7.62174" calcext:value-type="float">
            <text:p>7.62174</text:p>
          </table:table-cell>
          <table:table-cell office:value-type="float" office:value="0.457585" calcext:value-type="float">
            <text:p>0.457585</text:p>
          </table:table-cell>
          <table:table-cell office:value-type="float" office:value="2.2793" calcext:value-type="float">
            <text:p>2.2793</text:p>
          </table:table-cell>
          <table:table-cell office:value-type="float" office:value="19.5361" calcext:value-type="float">
            <text:p>19.5361</text:p>
          </table:table-cell>
          <table:table-cell office:value-type="float" office:value="0.087899" calcext:value-type="float">
            <text:p>0.087899</text:p>
          </table:table-cell>
          <table:table-cell office:value-type="float" office:value="61.6558" calcext:value-type="float">
            <text:p>61.6558</text:p>
          </table:table-cell>
          <table:table-cell office:value-type="float" office:value="0.897155" calcext:value-type="float">
            <text:p>0.897155</text:p>
          </table:table-cell>
          <table:table-cell table:formula="of:=[.B39]+[.D39]+[.F39]+[.H39]+[.J39]" office:value-type="float" office:value="20.000324" calcext:value-type="float">
            <text:p>20.0003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3+</text:p>
          </table:table-cell>
          <table:table-cell office:value-type="float" office:value="17.7344" calcext:value-type="float">
            <text:p>17.7344</text:p>
          </table:table-cell>
          <table:table-cell office:value-type="float" office:value="0.22061" calcext:value-type="float">
            <text:p>0.22061</text:p>
          </table:table-cell>
          <table:table-cell office:value-type="float" office:value="8.73816" calcext:value-type="float">
            <text:p>8.73816</text:p>
          </table:table-cell>
          <table:table-cell office:value-type="float" office:value="7.04716" calcext:value-type="float">
            <text:p>7.04716</text:p>
          </table:table-cell>
          <table:table-cell office:value-type="float" office:value="5.25691" calcext:value-type="float">
            <text:p>5.25691</text:p>
          </table:table-cell>
          <table:table-cell office:value-type="float" office:value="-0.15762" calcext:value-type="float">
            <text:p>-0.15762</text:p>
          </table:table-cell>
          <table:table-cell office:value-type="float" office:value="1.92134" calcext:value-type="float">
            <text:p>1.92134</text:p>
          </table:table-cell>
          <table:table-cell office:value-type="float" office:value="15.9768" calcext:value-type="float">
            <text:p>15.9768</text:p>
          </table:table-cell>
          <table:table-cell office:value-type="float" office:value="-14.652" calcext:value-type="float">
            <text:p>-14.652</text:p>
          </table:table-cell>
          <table:table-cell table:formula="of:=[.B40]+[.D40]+[.F40]+[.H40]+[.J40]" office:value-type="float" office:value="18.99881" calcext:value-type="float">
            <text:p>18.998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4+</text:p>
          </table:table-cell>
          <table:table-cell office:value-type="float" office:value="19.5114" calcext:value-type="float">
            <text:p>19.5114</text:p>
          </table:table-cell>
          <table:table-cell office:value-type="float" office:value="0.178847" calcext:value-type="float">
            <text:p>0.178847</text:p>
          </table:table-cell>
          <table:table-cell office:value-type="float" office:value="8.23473" calcext:value-type="float">
            <text:p>8.23473</text:p>
          </table:table-cell>
          <table:table-cell office:value-type="float" office:value="6.67018" calcext:value-type="float">
            <text:p>6.67018</text:p>
          </table:table-cell>
          <table:table-cell office:value-type="float" office:value="2.01341" calcext:value-type="float">
            <text:p>2.01341</text:p>
          </table:table-cell>
          <table:table-cell office:value-type="float" office:value="-0.29263" calcext:value-type="float">
            <text:p>-0.29263</text:p>
          </table:table-cell>
          <table:table-cell office:value-type="float" office:value="1.5208" calcext:value-type="float">
            <text:p>1.5208</text:p>
          </table:table-cell>
          <table:table-cell office:value-type="float" office:value="12.9464" calcext:value-type="float">
            <text:p>12.9464</text:p>
          </table:table-cell>
          <table:table-cell office:value-type="float" office:value="-13.28" calcext:value-type="float">
            <text:p>-13.28</text:p>
          </table:table-cell>
          <table:table-cell table:formula="of:=[.B41]+[.D41]+[.F41]+[.H41]+[.J41]" office:value-type="float" office:value="18.00034" calcext:value-type="float">
            <text:p>18.000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.2971" calcext:value-type="float">
            <text:p>10.2971</text:p>
          </table:table-cell>
          <table:table-cell office:value-type="float" office:value="6.8657" calcext:value-type="float">
            <text:p>6.8657</text:p>
          </table:table-cell>
          <table:table-cell office:value-type="float" office:value="7.3511" calcext:value-type="float">
            <text:p>7.3511</text:p>
          </table:table-cell>
          <table:table-cell office:value-type="float" office:value="0.4385" calcext:value-type="float">
            <text:p>0.4385</text:p>
          </table:table-cell>
          <table:table-cell office:value-type="float" office:value="2.0703" calcext:value-type="float">
            <text:p>2.0703</text:p>
          </table:table-cell>
          <table:table-cell office:value-type="float" office:value="26.8938" calcext:value-type="float">
            <text:p>26.8938</text:p>
          </table:table-cell>
          <table:table-cell office:value-type="float" office:value="2.0571" calcext:value-type="float">
            <text:p>2.0571</text:p>
          </table:table-cell>
          <table:table-cell office:value-type="float" office:value="102.478" calcext:value-type="float">
            <text:p>102.478</text:p>
          </table:table-cell>
          <table:table-cell office:value-type="float" office:value="1.2199" calcext:value-type="float">
            <text:p>1.2199</text:p>
          </table:table-cell>
          <table:table-cell table:formula="of:=[.B42]+[.D42]+[.F42]+[.H42]+[.J42]" office:value-type="float" office:value="22.9955" calcext:value-type="float">
            <text:p>22.99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2+</text:p>
          </table:table-cell>
          <table:table-cell office:value-type="float" office:value="10.106" calcext:value-type="float">
            <text:p>10.106</text:p>
          </table:table-cell>
          <table:table-cell office:value-type="float" office:value="6.8818" calcext:value-type="float">
            <text:p>6.8818</text:p>
          </table:table-cell>
          <table:table-cell office:value-type="float" office:value="7.3541" calcext:value-type="float">
            <text:p>7.3541</text:p>
          </table:table-cell>
          <table:table-cell office:value-type="float" office:value="0.4409" calcext:value-type="float">
            <text:p>0.4409</text:p>
          </table:table-cell>
          <table:table-cell office:value-type="float" office:value="2.2884" calcext:value-type="float">
            <text:p>2.2884</text:p>
          </table:table-cell>
          <table:table-cell office:value-type="float" office:value="20.3004" calcext:value-type="float">
            <text:p>20.3004</text:p>
          </table:table-cell>
          <table:table-cell office:value-type="float" office:value="0.0223" calcext:value-type="float">
            <text:p>0.0223</text:p>
          </table:table-cell>
          <table:table-cell office:value-type="float" office:value="115.122" calcext:value-type="float">
            <text:p>115.122</text:p>
          </table:table-cell>
          <table:table-cell office:value-type="float" office:value="1.2298" calcext:value-type="float">
            <text:p>1.2298</text:p>
          </table:table-cell>
          <table:table-cell table:formula="of:=[.B43]+[.D43]+[.F43]+[.H43]+[.J43]" office:value-type="float" office:value="21.0006" calcext:value-type="float">
            <text:p>21.00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3+</text:p>
          </table:table-cell>
          <table:table-cell office:value-type="float" office:value="9.43141" calcext:value-type="float">
            <text:p>9.43141</text:p>
          </table:table-cell>
          <table:table-cell office:value-type="float" office:value="6.39535" calcext:value-type="float">
            <text:p>6.39535</text:p>
          </table:table-cell>
          <table:table-cell office:value-type="float" office:value="7.7419" calcext:value-type="float">
            <text:p>7.7419</text:p>
          </table:table-cell>
          <table:table-cell office:value-type="float" office:value="0.383349" calcext:value-type="float">
            <text:p>0.383349</text:p>
          </table:table-cell>
          <table:table-cell office:value-type="float" office:value="2.15343" calcext:value-type="float">
            <text:p>2.15343</text:p>
          </table:table-cell>
          <table:table-cell office:value-type="float" office:value="15.1908" calcext:value-type="float">
            <text:p>15.1908</text:p>
          </table:table-cell>
          <table:table-cell office:value-type="float" office:value="0.016865" calcext:value-type="float">
            <text:p>0.016865</text:p>
          </table:table-cell>
          <table:table-cell office:value-type="float" office:value="63.969" calcext:value-type="float">
            <text:p>63.969</text:p>
          </table:table-cell>
          <table:table-cell office:value-type="float" office:value="0.656565" calcext:value-type="float">
            <text:p>0.656565</text:p>
          </table:table-cell>
          <table:table-cell table:formula="of:=[.B44]+[.D44]+[.F44]+[.H44]+[.J44]" office:value-type="float" office:value="20.00017" calcext:value-type="float">
            <text:p>20.000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5+</text:p>
          </table:table-cell>
          <table:table-cell office:value-type="float" office:value="15.6887" calcext:value-type="float">
            <text:p>15.6887</text:p>
          </table:table-cell>
          <table:table-cell office:value-type="float" office:value="0.679003" calcext:value-type="float">
            <text:p>0.679003</text:p>
          </table:table-cell>
          <table:table-cell office:value-type="float" office:value="8.14208" calcext:value-type="float">
            <text:p>8.14208</text:p>
          </table:table-cell>
          <table:table-cell office:value-type="float" office:value="5.40135" calcext:value-type="float">
            <text:p>5.40135</text:p>
          </table:table-cell>
          <table:table-cell office:value-type="float" office:value="2.03081" calcext:value-type="float">
            <text:p>2.03081</text:p>
          </table:table-cell>
          <table:table-cell office:value-type="float" office:value="9.97278" calcext:value-type="float">
            <text:p>9.97278</text:p>
          </table:table-cell>
          <table:table-cell office:value-type="float" office:value="-9.576" calcext:value-type="float">
            <text:p>-9.576</text:p>
          </table:table-cell>
          <table:table-cell office:value-type="float" office:value="0.940464" calcext:value-type="float">
            <text:p>0.940464</text:p>
          </table:table-cell>
          <table:table-cell office:value-type="float" office:value="1.7143" calcext:value-type="float">
            <text:p>1.7143</text:p>
          </table:table-cell>
          <table:table-cell table:formula="of:=[.B45]+[.D45]+[.F45]+[.H45]+[.J45]" office:value-type="float" office:value="17.99989" calcext:value-type="float">
            <text:p>17.999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10.6406" calcext:value-type="float">
            <text:p>10.6406</text:p>
          </table:table-cell>
          <table:table-cell office:value-type="float" office:value="6.1038" calcext:value-type="float">
            <text:p>6.1038</text:p>
          </table:table-cell>
          <table:table-cell office:value-type="float" office:value="7.3537" calcext:value-type="float">
            <text:p>7.3537</text:p>
          </table:table-cell>
          <table:table-cell office:value-type="float" office:value="0.392" calcext:value-type="float">
            <text:p>0.392</text:p>
          </table:table-cell>
          <table:table-cell office:value-type="float" office:value="3.324" calcext:value-type="float">
            <text:p>3.324</text:p>
          </table:table-cell>
          <table:table-cell office:value-type="float" office:value="20.2626" calcext:value-type="float">
            <text:p>20.2626</text:p>
          </table:table-cell>
          <table:table-cell office:value-type="float" office:value="1.4922" calcext:value-type="float">
            <text:p>1.4922</text:p>
          </table:table-cell>
          <table:table-cell office:value-type="float" office:value="98.7399" calcext:value-type="float">
            <text:p>98.7399</text:p>
          </table:table-cell>
          <table:table-cell office:value-type="float" office:value="1.1832" calcext:value-type="float">
            <text:p>1.1832</text:p>
          </table:table-cell>
          <table:table-cell table:formula="of:=[.B46]+[.D46]+[.F46]+[.H46]+[.J46]" office:value-type="float" office:value="23.9937" calcext:value-type="float">
            <text:p>23.99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2+</text:p>
          </table:table-cell>
          <table:table-cell office:value-type="float" office:value="9.54034" calcext:value-type="float">
            <text:p>9.54034</text:p>
          </table:table-cell>
          <table:table-cell office:value-type="float" office:value="5.66078" calcext:value-type="float">
            <text:p>5.66078</text:p>
          </table:table-cell>
          <table:table-cell office:value-type="float" office:value="7.7509" calcext:value-type="float">
            <text:p>7.7509</text:p>
          </table:table-cell>
          <table:table-cell office:value-type="float" office:value="0.344261" calcext:value-type="float">
            <text:p>0.344261</text:p>
          </table:table-cell>
          <table:table-cell office:value-type="float" office:value="3.58274" calcext:value-type="float">
            <text:p>3.58274</text:p>
          </table:table-cell>
          <table:table-cell office:value-type="float" office:value="13.3075" calcext:value-type="float">
            <text:p>13.3075</text:p>
          </table:table-cell>
          <table:table-cell office:value-type="float" office:value="0.509107" calcext:value-type="float">
            <text:p>0.509107</text:p>
          </table:table-cell>
          <table:table-cell office:value-type="float" office:value="32.4224" calcext:value-type="float">
            <text:p>32.4224</text:p>
          </table:table-cell>
          <table:table-cell office:value-type="float" office:value="0.616898" calcext:value-type="float">
            <text:p>0.616898</text:p>
          </table:table-cell>
          <table:table-cell table:formula="of:=[.B47]+[.D47]+[.F47]+[.H47]+[.J47]" office:value-type="float" office:value="21.999985" calcext:value-type="float">
            <text:p>21.9999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3+</text:p>
          </table:table-cell>
          <table:table-cell office:value-type="float" office:value="9.6809" calcext:value-type="float">
            <text:p>9.6809</text:p>
          </table:table-cell>
          <table:table-cell office:value-type="float" office:value="5.59463" calcext:value-type="float">
            <text:p>5.59463</text:p>
          </table:table-cell>
          <table:table-cell office:value-type="float" office:value="7.81136" calcext:value-type="float">
            <text:p>7.81136</text:p>
          </table:table-cell>
          <table:table-cell office:value-type="float" office:value="0.334393" calcext:value-type="float">
            <text:p>0.334393</text:p>
          </table:table-cell>
          <table:table-cell office:value-type="float" office:value="2.87603" calcext:value-type="float">
            <text:p>2.87603</text:p>
          </table:table-cell>
          <table:table-cell office:value-type="float" office:value="12.8288" calcext:value-type="float">
            <text:p>12.8288</text:p>
          </table:table-cell>
          <table:table-cell office:value-type="float" office:value="0.113575" calcext:value-type="float">
            <text:p>0.113575</text:p>
          </table:table-cell>
          <table:table-cell office:value-type="float" office:value="32.8761" calcext:value-type="float">
            <text:p>32.8761</text:p>
          </table:table-cell>
          <table:table-cell office:value-type="float" office:value="0.518275" calcext:value-type="float">
            <text:p>0.518275</text:p>
          </table:table-cell>
          <table:table-cell table:formula="of:=[.B48]+[.D48]+[.F48]+[.H48]+[.J48]" office:value-type="float" office:value="21.00014" calcext:value-type="float">
            <text:p>21.000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11.2819" calcext:value-type="float">
            <text:p>11.2819</text:p>
          </table:table-cell>
          <table:table-cell office:value-type="float" office:value="5.3409" calcext:value-type="float">
            <text:p>5.3409</text:p>
          </table:table-cell>
          <table:table-cell office:value-type="float" office:value="7.3573" calcext:value-type="float">
            <text:p>7.3573</text:p>
          </table:table-cell>
          <table:table-cell office:value-type="float" office:value="0.3432" calcext:value-type="float">
            <text:p>0.3432</text:p>
          </table:table-cell>
          <table:table-cell office:value-type="float" office:value="3.0193" calcext:value-type="float">
            <text:p>3.0193</text:p>
          </table:table-cell>
          <table:table-cell office:value-type="float" office:value="17.8674" calcext:value-type="float">
            <text:p>17.8674</text:p>
          </table:table-cell>
          <table:table-cell office:value-type="float" office:value="2.2441" calcext:value-type="float">
            <text:p>2.2441</text:p>
          </table:table-cell>
          <table:table-cell office:value-type="float" office:value="83.7543" calcext:value-type="float">
            <text:p>83.7543</text:p>
          </table:table-cell>
          <table:table-cell office:value-type="float" office:value="1.0896" calcext:value-type="float">
            <text:p>1.0896</text:p>
          </table:table-cell>
          <table:table-cell table:formula="of:=[.B49]+[.D49]+[.F49]+[.H49]+[.J49]" office:value-type="float" office:value="24.9922" calcext:value-type="float">
            <text:p>24.99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n2+</text:p>
          </table:table-cell>
          <table:table-cell office:value-type="float" office:value="10.8061" calcext:value-type="float">
            <text:p>10.8061</text:p>
          </table:table-cell>
          <table:table-cell office:value-type="float" office:value="5.2796" calcext:value-type="float">
            <text:p>5.2796</text:p>
          </table:table-cell>
          <table:table-cell office:value-type="float" office:value="7.362" calcext:value-type="float">
            <text:p>7.362</text:p>
          </table:table-cell>
          <table:table-cell office:value-type="float" office:value="0.3435" calcext:value-type="float">
            <text:p>0.3435</text:p>
          </table:table-cell>
          <table:table-cell office:value-type="float" office:value="3.5268" calcext:value-type="float">
            <text:p>3.5268</text:p>
          </table:table-cell>
          <table:table-cell office:value-type="float" office:value="14.343" calcext:value-type="float">
            <text:p>14.343</text:p>
          </table:table-cell>
          <table:table-cell office:value-type="float" office:value="0.2184" calcext:value-type="float">
            <text:p>0.2184</text:p>
          </table:table-cell>
          <table:table-cell office:value-type="float" office:value="41.3235" calcext:value-type="float">
            <text:p>41.3235</text:p>
          </table:table-cell>
          <table:table-cell office:value-type="float" office:value="1.0874" calcext:value-type="float">
            <text:p>1.0874</text:p>
          </table:table-cell>
          <table:table-cell table:formula="of:=[.B50]+[.D50]+[.F50]+[.H50]+[.J50]" office:value-type="float" office:value="23.0007" calcext:value-type="float">
            <text:p>23.00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n3+</text:p>
          </table:table-cell>
          <table:table-cell office:value-type="float" office:value="9.84521" calcext:value-type="float">
            <text:p>9.84521</text:p>
          </table:table-cell>
          <table:table-cell office:value-type="float" office:value="4.91797" calcext:value-type="float">
            <text:p>4.91797</text:p>
          </table:table-cell>
          <table:table-cell office:value-type="float" office:value="7.87194" calcext:value-type="float">
            <text:p>7.87194</text:p>
          </table:table-cell>
          <table:table-cell office:value-type="float" office:value="0.294393" calcext:value-type="float">
            <text:p>0.294393</text:p>
          </table:table-cell>
          <table:table-cell office:value-type="float" office:value="3.56531" calcext:value-type="float">
            <text:p>3.56531</text:p>
          </table:table-cell>
          <table:table-cell office:value-type="float" office:value="10.8171" calcext:value-type="float">
            <text:p>10.8171</text:p>
          </table:table-cell>
          <table:table-cell office:value-type="float" office:value="0.323613" calcext:value-type="float">
            <text:p>0.323613</text:p>
          </table:table-cell>
          <table:table-cell office:value-type="float" office:value="24.1281" calcext:value-type="float">
            <text:p>24.1281</text:p>
          </table:table-cell>
          <table:table-cell office:value-type="float" office:value="0.393974" calcext:value-type="float">
            <text:p>0.393974</text:p>
          </table:table-cell>
          <table:table-cell table:formula="of:=[.B51]+[.D51]+[.F51]+[.H51]+[.J51]" office:value-type="float" office:value="22.000047" calcext:value-type="float">
            <text:p>22.0000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n4+</text:p>
          </table:table-cell>
          <table:table-cell office:value-type="float" office:value="9.96253" calcext:value-type="float">
            <text:p>9.96253</text:p>
          </table:table-cell>
          <table:table-cell office:value-type="float" office:value="4.8485" calcext:value-type="float">
            <text:p>4.8485</text:p>
          </table:table-cell>
          <table:table-cell office:value-type="float" office:value="7.97057" calcext:value-type="float">
            <text:p>7.97057</text:p>
          </table:table-cell>
          <table:table-cell office:value-type="float" office:value="0.283303" calcext:value-type="float">
            <text:p>0.283303</text:p>
          </table:table-cell>
          <table:table-cell office:value-type="float" office:value="2.76067" calcext:value-type="float">
            <text:p>2.76067</text:p>
          </table:table-cell>
          <table:table-cell office:value-type="float" office:value="10.4852" calcext:value-type="float">
            <text:p>10.4852</text:p>
          </table:table-cell>
          <table:table-cell office:value-type="float" office:value="0.054447" calcext:value-type="float">
            <text:p>0.054447</text:p>
          </table:table-cell>
          <table:table-cell office:value-type="float" office:value="27.573" calcext:value-type="float">
            <text:p>27.573</text:p>
          </table:table-cell>
          <table:table-cell office:value-type="float" office:value="0.251877" calcext:value-type="float">
            <text:p>0.251877</text:p>
          </table:table-cell>
          <table:table-cell table:formula="of:=[.B52]+[.D52]+[.F52]+[.H52]+[.J52]" office:value-type="float" office:value="21.000094" calcext:value-type="float">
            <text:p>21.0000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.7695" calcext:value-type="float">
            <text:p>11.7695</text:p>
          </table:table-cell>
          <table:table-cell office:value-type="float" office:value="4.7611" calcext:value-type="float">
            <text:p>4.7611</text:p>
          </table:table-cell>
          <table:table-cell office:value-type="float" office:value="7.3573" calcext:value-type="float">
            <text:p>7.3573</text:p>
          </table:table-cell>
          <table:table-cell office:value-type="float" office:value="0.3072" calcext:value-type="float">
            <text:p>0.3072</text:p>
          </table:table-cell>
          <table:table-cell office:value-type="float" office:value="3.5222" calcext:value-type="float">
            <text:p>3.5222</text:p>
          </table:table-cell>
          <table:table-cell office:value-type="float" office:value="15.3535" calcext:value-type="float">
            <text:p>15.3535</text:p>
          </table:table-cell>
          <table:table-cell office:value-type="float" office:value="2.3045" calcext:value-type="float">
            <text:p>2.3045</text:p>
          </table:table-cell>
          <table:table-cell office:value-type="float" office:value="76.8805" calcext:value-type="float">
            <text:p>76.8805</text:p>
          </table:table-cell>
          <table:table-cell office:value-type="float" office:value="1.0369" calcext:value-type="float">
            <text:p>1.0369</text:p>
          </table:table-cell>
          <table:table-cell table:formula="of:=[.B53]+[.D53]+[.F53]+[.H53]+[.J53]" office:value-type="float" office:value="25.9904" calcext:value-type="float">
            <text:p>25.99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2+</text:p>
          </table:table-cell>
          <table:table-cell office:value-type="float" office:value="11.0424" calcext:value-type="float">
            <text:p>11.0424</text:p>
          </table:table-cell>
          <table:table-cell office:value-type="float" office:value="4.6538" calcext:value-type="float">
            <text:p>4.6538</text:p>
          </table:table-cell>
          <table:table-cell office:value-type="float" office:value="7.374" calcext:value-type="float">
            <text:p>7.374</text:p>
          </table:table-cell>
          <table:table-cell office:value-type="float" office:value="0.3053" calcext:value-type="float">
            <text:p>0.3053</text:p>
          </table:table-cell>
          <table:table-cell office:value-type="float" office:value="4.1346" calcext:value-type="float">
            <text:p>4.1346</text:p>
          </table:table-cell>
          <table:table-cell office:value-type="float" office:value="12.0546" calcext:value-type="float">
            <text:p>12.0546</text:p>
          </table:table-cell>
          <table:table-cell office:value-type="float" office:value="0.4399" calcext:value-type="float">
            <text:p>0.4399</text:p>
          </table:table-cell>
          <table:table-cell office:value-type="float" office:value="31.2809" calcext:value-type="float">
            <text:p>31.2809</text:p>
          </table:table-cell>
          <table:table-cell office:value-type="float" office:value="1.0097" calcext:value-type="float">
            <text:p>1.0097</text:p>
          </table:table-cell>
          <table:table-cell table:formula="of:=[.B54]+[.D54]+[.F54]+[.H54]+[.J54]" office:value-type="float" office:value="24.0006" calcext:value-type="float">
            <text:p>24.00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3+</text:p>
          </table:table-cell>
          <table:table-cell office:value-type="float" office:value="11.1764" calcext:value-type="float">
            <text:p>11.1764</text:p>
          </table:table-cell>
          <table:table-cell office:value-type="float" office:value="4.6147" calcext:value-type="float">
            <text:p>4.6147</text:p>
          </table:table-cell>
          <table:table-cell office:value-type="float" office:value="7.3863" calcext:value-type="float">
            <text:p>7.3863</text:p>
          </table:table-cell>
          <table:table-cell office:value-type="float" office:value="0.3005" calcext:value-type="float">
            <text:p>0.3005</text:p>
          </table:table-cell>
          <table:table-cell office:value-type="float" office:value="3.3948" calcext:value-type="float">
            <text:p>3.3948</text:p>
          </table:table-cell>
          <table:table-cell office:value-type="float" office:value="11.6729" calcext:value-type="float">
            <text:p>11.6729</text:p>
          </table:table-cell>
          <table:table-cell office:value-type="float" office:value="0.0724" calcext:value-type="float">
            <text:p>0.0724</text:p>
          </table:table-cell>
          <table:table-cell office:value-type="float" office:value="38.5566" calcext:value-type="float">
            <text:p>38.5566</text:p>
          </table:table-cell>
          <table:table-cell office:value-type="float" office:value="0.9707" calcext:value-type="float">
            <text:p>0.9707</text:p>
          </table:table-cell>
          <table:table-cell table:formula="of:=[.B55]+[.D55]+[.F55]+[.H55]+[.J55]" office:value-type="float" office:value="23.0006" calcext:value-type="float">
            <text:p>23.00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12.2841" calcext:value-type="float">
            <text:p>12.2841</text:p>
          </table:table-cell>
          <table:table-cell office:value-type="float" office:value="4.2791" calcext:value-type="float">
            <text:p>4.2791</text:p>
          </table:table-cell>
          <table:table-cell office:value-type="float" office:value="7.3409" calcext:value-type="float">
            <text:p>7.3409</text:p>
          </table:table-cell>
          <table:table-cell office:value-type="float" office:value="0.2784" calcext:value-type="float">
            <text:p>0.2784</text:p>
          </table:table-cell>
          <table:table-cell office:value-type="float" office:value="4.0034" calcext:value-type="float">
            <text:p>4.0034</text:p>
          </table:table-cell>
          <table:table-cell office:value-type="float" office:value="13.5359" calcext:value-type="float">
            <text:p>13.5359</text:p>
          </table:table-cell>
          <table:table-cell office:value-type="float" office:value="2.3488" calcext:value-type="float">
            <text:p>2.3488</text:p>
          </table:table-cell>
          <table:table-cell office:value-type="float" office:value="71.1692" calcext:value-type="float">
            <text:p>71.1692</text:p>
          </table:table-cell>
          <table:table-cell office:value-type="float" office:value="1.0118" calcext:value-type="float">
            <text:p>1.0118</text:p>
          </table:table-cell>
          <table:table-cell table:formula="of:=[.B56]+[.D56]+[.F56]+[.H56]+[.J56]" office:value-type="float" office:value="26.989" calcext:value-type="float">
            <text:p>26.9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2+</text:p>
          </table:table-cell>
          <table:table-cell office:value-type="float" office:value="11.2296" calcext:value-type="float">
            <text:p>11.2296</text:p>
          </table:table-cell>
          <table:table-cell office:value-type="float" office:value="4.1231" calcext:value-type="float">
            <text:p>4.1231</text:p>
          </table:table-cell>
          <table:table-cell office:value-type="float" office:value="7.3883" calcext:value-type="float">
            <text:p>7.3883</text:p>
          </table:table-cell>
          <table:table-cell office:value-type="float" office:value="0.2726" calcext:value-type="float">
            <text:p>0.2726</text:p>
          </table:table-cell>
          <table:table-cell office:value-type="float" office:value="4.7393" calcext:value-type="float">
            <text:p>4.7393</text:p>
          </table:table-cell>
          <table:table-cell office:value-type="float" office:value="10.2443" calcext:value-type="float">
            <text:p>10.2443</text:p>
          </table:table-cell>
          <table:table-cell office:value-type="float" office:value="0.7108" calcext:value-type="float">
            <text:p>0.7108</text:p>
          </table:table-cell>
          <table:table-cell office:value-type="float" office:value="25.6466" calcext:value-type="float">
            <text:p>25.6466</text:p>
          </table:table-cell>
          <table:table-cell office:value-type="float" office:value="0.9324" calcext:value-type="float">
            <text:p>0.9324</text:p>
          </table:table-cell>
          <table:table-cell table:formula="of:=[.B57]+[.D57]+[.F57]+[.H57]+[.J57]" office:value-type="float" office:value="25.0004" calcext:value-type="float">
            <text:p>25.00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3+</text:p>
          </table:table-cell>
          <table:table-cell office:value-type="float" office:value="10.338" calcext:value-type="float">
            <text:p>10.338</text:p>
          </table:table-cell>
          <table:table-cell office:value-type="float" office:value="3.90969" calcext:value-type="float">
            <text:p>3.90969</text:p>
          </table:table-cell>
          <table:table-cell office:value-type="float" office:value="7.88173" calcext:value-type="float">
            <text:p>7.88173</text:p>
          </table:table-cell>
          <table:table-cell office:value-type="float" office:value="0.238668" calcext:value-type="float">
            <text:p>0.238668</text:p>
          </table:table-cell>
          <table:table-cell office:value-type="float" office:value="4.76795" calcext:value-type="float">
            <text:p>4.76795</text:p>
          </table:table-cell>
          <table:table-cell office:value-type="float" office:value="8.35583" calcext:value-type="float">
            <text:p>8.35583</text:p>
          </table:table-cell>
          <table:table-cell office:value-type="float" office:value="0.725591" calcext:value-type="float">
            <text:p>0.725591</text:p>
          </table:table-cell>
          <table:table-cell office:value-type="float" office:value="18.3491" calcext:value-type="float">
            <text:p>18.3491</text:p>
          </table:table-cell>
          <table:table-cell office:value-type="float" office:value="0.286667" calcext:value-type="float">
            <text:p>0.286667</text:p>
          </table:table-cell>
          <table:table-cell table:formula="of:=[.B58]+[.D58]+[.F58]+[.H58]+[.J58]" office:value-type="float" office:value="23.999938" calcext:value-type="float">
            <text:p>23.9999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12.8376" calcext:value-type="float">
            <text:p>12.8376</text:p>
          </table:table-cell>
          <table:table-cell office:value-type="float" office:value="3.8785" calcext:value-type="float">
            <text:p>3.8785</text:p>
          </table:table-cell>
          <table:table-cell office:value-type="float" office:value="7.292" calcext:value-type="float">
            <text:p>7.292</text:p>
          </table:table-cell>
          <table:table-cell office:value-type="float" office:value="0.2565" calcext:value-type="float">
            <text:p>0.2565</text:p>
          </table:table-cell>
          <table:table-cell office:value-type="float" office:value="4.4438" calcext:value-type="float">
            <text:p>4.4438</text:p>
          </table:table-cell>
          <table:table-cell office:value-type="float" office:value="12.1763" calcext:value-type="float">
            <text:p>12.1763</text:p>
          </table:table-cell>
          <table:table-cell office:value-type="float" office:value="2.38" calcext:value-type="float">
            <text:p>2.38</text:p>
          </table:table-cell>
          <table:table-cell office:value-type="float" office:value="66.3421" calcext:value-type="float">
            <text:p>66.3421</text:p>
          </table:table-cell>
          <table:table-cell office:value-type="float" office:value="1.0341" calcext:value-type="float">
            <text:p>1.0341</text:p>
          </table:table-cell>
          <table:table-cell table:formula="of:=[.B59]+[.D59]+[.F59]+[.H59]+[.J59]" office:value-type="float" office:value="27.9875" calcext:value-type="float">
            <text:p>27.9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2+</text:p>
          </table:table-cell>
          <table:table-cell office:value-type="float" office:value="11.4166" calcext:value-type="float">
            <text:p>11.4166</text:p>
          </table:table-cell>
          <table:table-cell office:value-type="float" office:value="3.6766" calcext:value-type="float">
            <text:p>3.6766</text:p>
          </table:table-cell>
          <table:table-cell office:value-type="float" office:value="7.4005" calcext:value-type="float">
            <text:p>7.4005</text:p>
          </table:table-cell>
          <table:table-cell office:value-type="float" office:value="0.2449" calcext:value-type="float">
            <text:p>0.2449</text:p>
          </table:table-cell>
          <table:table-cell office:value-type="float" office:value="5.3442" calcext:value-type="float">
            <text:p>5.3442</text:p>
          </table:table-cell>
          <table:table-cell office:value-type="float" office:value="8.873" calcext:value-type="float">
            <text:p>8.873</text:p>
          </table:table-cell>
          <table:table-cell office:value-type="float" office:value="0.9773" calcext:value-type="float">
            <text:p>0.9773</text:p>
          </table:table-cell>
          <table:table-cell office:value-type="float" office:value="22.1626" calcext:value-type="float">
            <text:p>22.1626</text:p>
          </table:table-cell>
          <table:table-cell office:value-type="float" office:value="0.8614" calcext:value-type="float">
            <text:p>0.8614</text:p>
          </table:table-cell>
          <table:table-cell table:formula="of:=[.B60]+[.D60]+[.F60]+[.H60]+[.J60]"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3+</text:p>
          </table:table-cell>
          <table:table-cell office:value-type="float" office:value="10.7806" calcext:value-type="float">
            <text:p>10.7806</text:p>
          </table:table-cell>
          <table:table-cell office:value-type="float" office:value="3.5477" calcext:value-type="float">
            <text:p>3.5477</text:p>
          </table:table-cell>
          <table:table-cell office:value-type="float" office:value="7.75868" calcext:value-type="float">
            <text:p>7.75868</text:p>
          </table:table-cell>
          <table:table-cell office:value-type="float" office:value="0.22314" calcext:value-type="float">
            <text:p>0.22314</text:p>
          </table:table-cell>
          <table:table-cell office:value-type="float" office:value="5.22746" calcext:value-type="float">
            <text:p>5.22746</text:p>
          </table:table-cell>
          <table:table-cell office:value-type="float" office:value="7.64468" calcext:value-type="float">
            <text:p>7.64468</text:p>
          </table:table-cell>
          <table:table-cell office:value-type="float" office:value="0.847114" calcext:value-type="float">
            <text:p>0.847114</text:p>
          </table:table-cell>
          <table:table-cell office:value-type="float" office:value="16.9673" calcext:value-type="float">
            <text:p>16.9673</text:p>
          </table:table-cell>
          <table:table-cell office:value-type="float" office:value="0.386044" calcext:value-type="float">
            <text:p>0.386044</text:p>
          </table:table-cell>
          <table:table-cell table:formula="of:=[.B61]+[.D61]+[.F61]+[.H61]+[.J61]" office:value-type="float" office:value="24.999898" calcext:value-type="float">
            <text:p>24.9998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13.338" calcext:value-type="float">
            <text:p>13.338</text:p>
          </table:table-cell>
          <table:table-cell office:value-type="float" office:value="3.5828" calcext:value-type="float">
            <text:p>3.5828</text:p>
          </table:table-cell>
          <table:table-cell office:value-type="float" office:value="7.1676" calcext:value-type="float">
            <text:p>7.1676</text:p>
          </table:table-cell>
          <table:table-cell office:value-type="float" office:value="0.247" calcext:value-type="float">
            <text:p>0.247</text:p>
          </table:table-cell>
          <table:table-cell office:value-type="float" office:value="5.6158" calcext:value-type="float">
            <text:p>5.6158</text:p>
          </table:table-cell>
          <table:table-cell office:value-type="float" office:value="11.3966" calcext:value-type="float">
            <text:p>11.3966</text:p>
          </table:table-cell>
          <table:table-cell office:value-type="float" office:value="1.6735" calcext:value-type="float">
            <text:p>1.6735</text:p>
          </table:table-cell>
          <table:table-cell office:value-type="float" office:value="64.8126" calcext:value-type="float">
            <text:p>64.8126</text:p>
          </table:table-cell>
          <table:table-cell office:value-type="float" office:value="1.191" calcext:value-type="float">
            <text:p>1.191</text:p>
          </table:table-cell>
          <table:table-cell table:formula="of:=[.B62]+[.D62]+[.F62]+[.H62]+[.J62]" office:value-type="float" office:value="28.9859" calcext:value-type="float">
            <text:p>28.98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1+</text:p>
          </table:table-cell>
          <table:table-cell office:value-type="float" office:value="11.9475" calcext:value-type="float">
            <text:p>11.9475</text:p>
          </table:table-cell>
          <table:table-cell office:value-type="float" office:value="3.3669" calcext:value-type="float">
            <text:p>3.3669</text:p>
          </table:table-cell>
          <table:table-cell office:value-type="float" office:value="7.3573" calcext:value-type="float">
            <text:p>7.3573</text:p>
          </table:table-cell>
          <table:table-cell office:value-type="float" office:value="0.2274" calcext:value-type="float">
            <text:p>0.2274</text:p>
          </table:table-cell>
          <table:table-cell office:value-type="float" office:value="6.2455" calcext:value-type="float">
            <text:p>6.2455</text:p>
          </table:table-cell>
          <table:table-cell office:value-type="float" office:value="8.6625" calcext:value-type="float">
            <text:p>8.6625</text:p>
          </table:table-cell>
          <table:table-cell office:value-type="float" office:value="1.5578" calcext:value-type="float">
            <text:p>1.5578</text:p>
          </table:table-cell>
          <table:table-cell office:value-type="float" office:value="25.8487" calcext:value-type="float">
            <text:p>25.8487</text:p>
          </table:table-cell>
          <table:table-cell office:value-type="float" office:value="0.89" calcext:value-type="float">
            <text:p>0.89</text:p>
          </table:table-cell>
          <table:table-cell table:formula="of:=[.B63]+[.D63]+[.F63]+[.H63]+[.J63]" office:value-type="float" office:value="27.9981" calcext:value-type="float">
            <text:p>27.99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2+</text:p>
          </table:table-cell>
          <table:table-cell office:value-type="float" office:value="11.8168" calcext:value-type="float">
            <text:p>11.8168</text:p>
          </table:table-cell>
          <table:table-cell office:value-type="float" office:value="3.37484" calcext:value-type="float">
            <text:p>3.37484</text:p>
          </table:table-cell>
          <table:table-cell office:value-type="float" office:value="7.11181" calcext:value-type="float">
            <text:p>7.11181</text:p>
          </table:table-cell>
          <table:table-cell office:value-type="float" office:value="0.244078" calcext:value-type="float">
            <text:p>0.244078</text:p>
          </table:table-cell>
          <table:table-cell office:value-type="float" office:value="5.78135" calcext:value-type="float">
            <text:p>5.78135</text:p>
          </table:table-cell>
          <table:table-cell office:value-type="float" office:value="7.9876" calcext:value-type="float">
            <text:p>7.9876</text:p>
          </table:table-cell>
          <table:table-cell office:value-type="float" office:value="1.14523" calcext:value-type="float">
            <text:p>1.14523</text:p>
          </table:table-cell>
          <table:table-cell office:value-type="float" office:value="19.897" calcext:value-type="float">
            <text:p>19.897</text:p>
          </table:table-cell>
          <table:table-cell office:value-type="float" office:value="1.14431" calcext:value-type="float">
            <text:p>1.14431</text:p>
          </table:table-cell>
          <table:table-cell table:formula="of:=[.B64]+[.D64]+[.F64]+[.H64]+[.J64]" office:value-type="float" office:value="26.9995" calcext:value-type="float">
            <text:p>26.99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14.0743" calcext:value-type="float">
            <text:p>14.0743</text:p>
          </table:table-cell>
          <table:table-cell office:value-type="float" office:value="3.2655" calcext:value-type="float">
            <text:p>3.2655</text:p>
          </table:table-cell>
          <table:table-cell office:value-type="float" office:value="7.0318" calcext:value-type="float">
            <text:p>7.0318</text:p>
          </table:table-cell>
          <table:table-cell office:value-type="float" office:value="0.2333" calcext:value-type="float">
            <text:p>0.2333</text:p>
          </table:table-cell>
          <table:table-cell office:value-type="float" office:value="5.1652" calcext:value-type="float">
            <text:p>5.1652</text:p>
          </table:table-cell>
          <table:table-cell office:value-type="float" office:value="10.3163" calcext:value-type="float">
            <text:p>10.3163</text:p>
          </table:table-cell>
          <table:table-cell office:value-type="float" office:value="2.41" calcext:value-type="float">
            <text:p>2.41</text:p>
          </table:table-cell>
          <table:table-cell office:value-type="float" office:value="58.7097" calcext:value-type="float">
            <text:p>58.7097</text:p>
          </table:table-cell>
          <table:table-cell office:value-type="float" office:value="1.3041" calcext:value-type="float">
            <text:p>1.3041</text:p>
          </table:table-cell>
          <table:table-cell table:formula="of:=[.B65]+[.D65]+[.F65]+[.H65]+[.J65]" office:value-type="float" office:value="29.9854" calcext:value-type="float">
            <text:p>29.98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n2+</text:p>
          </table:table-cell>
          <table:table-cell office:value-type="float" office:value="11.9719" calcext:value-type="float">
            <text:p>11.9719</text:p>
          </table:table-cell>
          <table:table-cell office:value-type="float" office:value="2.9946" calcext:value-type="float">
            <text:p>2.9946</text:p>
          </table:table-cell>
          <table:table-cell office:value-type="float" office:value="7.3862" calcext:value-type="float">
            <text:p>7.3862</text:p>
          </table:table-cell>
          <table:table-cell office:value-type="float" office:value="0.2031" calcext:value-type="float">
            <text:p>0.2031</text:p>
          </table:table-cell>
          <table:table-cell office:value-type="float" office:value="6.4668" calcext:value-type="float">
            <text:p>6.4668</text:p>
          </table:table-cell>
          <table:table-cell office:value-type="float" office:value="7.0826" calcext:value-type="float">
            <text:p>7.0826</text:p>
          </table:table-cell>
          <table:table-cell office:value-type="float" office:value="1.394" calcext:value-type="float">
            <text:p>1.394</text:p>
          </table:table-cell>
          <table:table-cell office:value-type="float" office:value="18.0995" calcext:value-type="float">
            <text:p>18.0995</text:p>
          </table:table-cell>
          <table:table-cell office:value-type="float" office:value="0.7807" calcext:value-type="float">
            <text:p>0.7807</text:p>
          </table:table-cell>
          <table:table-cell table:formula="of:=[.B66]+[.D66]+[.F66]+[.H66]+[.J66]" office:value-type="float" office:value="27.9996" calcext:value-type="float">
            <text:p>27.99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15.2354" calcext:value-type="float">
            <text:p>15.2354</text:p>
          </table:table-cell>
          <table:table-cell office:value-type="float" office:value="3.0669" calcext:value-type="float">
            <text:p>3.0669</text:p>
          </table:table-cell>
          <table:table-cell office:value-type="float" office:value="6.7006" calcext:value-type="float">
            <text:p>6.7006</text:p>
          </table:table-cell>
          <table:table-cell office:value-type="float" office:value="0.2412" calcext:value-type="float">
            <text:p>0.2412</text:p>
          </table:table-cell>
          <table:table-cell office:value-type="float" office:value="4.3591" calcext:value-type="float">
            <text:p>4.3591</text:p>
          </table:table-cell>
          <table:table-cell office:value-type="float" office:value="10.7805" calcext:value-type="float">
            <text:p>10.7805</text:p>
          </table:table-cell>
          <table:table-cell office:value-type="float" office:value="2.9623" calcext:value-type="float">
            <text:p>2.9623</text:p>
          </table:table-cell>
          <table:table-cell office:value-type="float" office:value="61.4135" calcext:value-type="float">
            <text:p>61.4135</text:p>
          </table:table-cell>
          <table:table-cell office:value-type="float" office:value="1.7189" calcext:value-type="float">
            <text:p>1.7189</text:p>
          </table:table-cell>
          <table:table-cell table:formula="of:=[.B67]+[.D67]+[.F67]+[.H67]+[.J67]" office:value-type="float" office:value="30.9763" calcext:value-type="float">
            <text:p>30.97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3+</text:p>
          </table:table-cell>
          <table:table-cell office:value-type="float" office:value="12.692" calcext:value-type="float">
            <text:p>12.692</text:p>
          </table:table-cell>
          <table:table-cell office:value-type="float" office:value="2.81262" calcext:value-type="float">
            <text:p>2.81262</text:p>
          </table:table-cell>
          <table:table-cell office:value-type="float" office:value="6.69883" calcext:value-type="float">
            <text:p>6.69883</text:p>
          </table:table-cell>
          <table:table-cell office:value-type="float" office:value="0.22789" calcext:value-type="float">
            <text:p>0.22789</text:p>
          </table:table-cell>
          <table:table-cell office:value-type="float" office:value="6.06692" calcext:value-type="float">
            <text:p>6.06692</text:p>
          </table:table-cell>
          <table:table-cell office:value-type="float" office:value="6.36441" calcext:value-type="float">
            <text:p>6.36441</text:p>
          </table:table-cell>
          <table:table-cell office:value-type="float" office:value="1.0066" calcext:value-type="float">
            <text:p>1.0066</text:p>
          </table:table-cell>
          <table:table-cell office:value-type="float" office:value="14.4122" calcext:value-type="float">
            <text:p>14.4122</text:p>
          </table:table-cell>
          <table:table-cell office:value-type="float" office:value="1.53545" calcext:value-type="float">
            <text:p>1.53545</text:p>
          </table:table-cell>
          <table:table-cell table:formula="of:=[.B68]+[.D68]+[.F68]+[.H68]+[.J68]" office:value-type="float" office:value="27.9998" calcext:value-type="float">
            <text:p>27.99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16.0816" calcext:value-type="float">
            <text:p>16.0816</text:p>
          </table:table-cell>
          <table:table-cell office:value-type="float" office:value="2.8509" calcext:value-type="float">
            <text:p>2.8509</text:p>
          </table:table-cell>
          <table:table-cell office:value-type="float" office:value="6.3747" calcext:value-type="float">
            <text:p>6.3747</text:p>
          </table:table-cell>
          <table:table-cell office:value-type="float" office:value="0.2516" calcext:value-type="float">
            <text:p>0.2516</text:p>
          </table:table-cell>
          <table:table-cell office:value-type="float" office:value="3.7068" calcext:value-type="float">
            <text:p>3.7068</text:p>
          </table:table-cell>
          <table:table-cell office:value-type="float" office:value="11.4468" calcext:value-type="float">
            <text:p>11.4468</text:p>
          </table:table-cell>
          <table:table-cell office:value-type="float" office:value="3.683" calcext:value-type="float">
            <text:p>3.683</text:p>
          </table:table-cell>
          <table:table-cell office:value-type="float" office:value="54.7625" calcext:value-type="float">
            <text:p>54.7625</text:p>
          </table:table-cell>
          <table:table-cell office:value-type="float" office:value="2.1313" calcext:value-type="float">
            <text:p>2.1313</text:p>
          </table:table-cell>
          <table:table-cell table:formula="of:=[.B69]+[.D69]+[.F69]+[.H69]+[.J69]" office:value-type="float" office:value="31.9774" calcext:value-type="float">
            <text:p>31.97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4+</text:p>
          </table:table-cell>
          <table:table-cell office:value-type="float" office:value="12.9172" calcext:value-type="float">
            <text:p>12.9172</text:p>
          </table:table-cell>
          <table:table-cell office:value-type="float" office:value="2.53718" calcext:value-type="float">
            <text:p>2.53718</text:p>
          </table:table-cell>
          <table:table-cell office:value-type="float" office:value="6.70003" calcext:value-type="float">
            <text:p>6.70003</text:p>
          </table:table-cell>
          <table:table-cell office:value-type="float" office:value="0.205855" calcext:value-type="float">
            <text:p>0.205855</text:p>
          </table:table-cell>
          <table:table-cell office:value-type="float" office:value="6.06791" calcext:value-type="float">
            <text:p>6.06791</text:p>
          </table:table-cell>
          <table:table-cell office:value-type="float" office:value="5.47913" calcext:value-type="float">
            <text:p>5.47913</text:p>
          </table:table-cell>
          <table:table-cell office:value-type="float" office:value="0.859041" calcext:value-type="float">
            <text:p>0.859041</text:p>
          </table:table-cell>
          <table:table-cell office:value-type="float" office:value="11.603" calcext:value-type="float">
            <text:p>11.603</text:p>
          </table:table-cell>
          <table:table-cell office:value-type="float" office:value="1.45572" calcext:value-type="float">
            <text:p>1.45572</text:p>
          </table:table-cell>
          <table:table-cell table:formula="of:=[.B70]+[.D70]+[.F70]+[.H70]+[.J70]" office:value-type="float" office:value="27.999901" calcext:value-type="float">
            <text:p>27.9999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16.6723" calcext:value-type="float">
            <text:p>16.6723</text:p>
          </table:table-cell>
          <table:table-cell office:value-type="float" office:value="2.6345" calcext:value-type="float">
            <text:p>2.6345</text:p>
          </table:table-cell>
          <table:table-cell office:value-type="float" office:value="6.0701" calcext:value-type="float">
            <text:p>6.0701</text:p>
          </table:table-cell>
          <table:table-cell office:value-type="float" office:value="0.2647" calcext:value-type="float">
            <text:p>0.2647</text:p>
          </table:table-cell>
          <table:table-cell office:value-type="float" office:value="3.4313" calcext:value-type="float">
            <text:p>3.4313</text:p>
          </table:table-cell>
          <table:table-cell office:value-type="float" office:value="12.9479" calcext:value-type="float">
            <text:p>12.9479</text:p>
          </table:table-cell>
          <table:table-cell office:value-type="float" office:value="4.2779" calcext:value-type="float">
            <text:p>4.2779</text:p>
          </table:table-cell>
          <table:table-cell office:value-type="float" office:value="47.7972" calcext:value-type="float">
            <text:p>47.7972</text:p>
          </table:table-cell>
          <table:table-cell office:value-type="float" office:value="2.531" calcext:value-type="float">
            <text:p>2.531</text:p>
          </table:table-cell>
          <table:table-cell table:formula="of:=[.B71]+[.D71]+[.F71]+[.H71]+[.J71]" office:value-type="float" office:value="32.9826" calcext:value-type="float">
            <text:p>32.98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17.0006" calcext:value-type="float">
            <text:p>17.0006</text:p>
          </table:table-cell>
          <table:table-cell office:value-type="float" office:value="2.4098" calcext:value-type="float">
            <text:p>2.4098</text:p>
          </table:table-cell>
          <table:table-cell office:value-type="float" office:value="5.8196" calcext:value-type="float">
            <text:p>5.8196</text:p>
          </table:table-cell>
          <table:table-cell office:value-type="float" office:value="0.2726" calcext:value-type="float">
            <text:p>0.2726</text:p>
          </table:table-cell>
          <table:table-cell office:value-type="float" office:value="3.9731" calcext:value-type="float">
            <text:p>3.9731</text:p>
          </table:table-cell>
          <table:table-cell office:value-type="float" office:value="15.2372" calcext:value-type="float">
            <text:p>15.2372</text:p>
          </table:table-cell>
          <table:table-cell office:value-type="float" office:value="4.3543" calcext:value-type="float">
            <text:p>4.3543</text:p>
          </table:table-cell>
          <table:table-cell office:value-type="float" office:value="43.8163" calcext:value-type="float">
            <text:p>43.8163</text:p>
          </table:table-cell>
          <table:table-cell office:value-type="float" office:value="2.8409" calcext:value-type="float">
            <text:p>2.8409</text:p>
          </table:table-cell>
          <table:table-cell table:formula="of:=[.B72]+[.D72]+[.F72]+[.H72]+[.J72]" office:value-type="float" office:value="33.9885" calcext:value-type="float">
            <text:p>33.98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17.1789" calcext:value-type="float">
            <text:p>17.1789</text:p>
          </table:table-cell>
          <table:table-cell office:value-type="float" office:value="2.1723" calcext:value-type="float">
            <text:p>2.1723</text:p>
          </table:table-cell>
          <table:table-cell office:value-type="float" office:value="5.2358" calcext:value-type="float">
            <text:p>5.2358</text:p>
          </table:table-cell>
          <table:table-cell office:value-type="float" office:value="16.5796" calcext:value-type="float">
            <text:p>16.5796</text:p>
          </table:table-cell>
          <table:table-cell office:value-type="float" office:value="5.6377" calcext:value-type="float">
            <text:p>5.6377</text:p>
          </table:table-cell>
          <table:table-cell office:value-type="float" office:value="0.2609" calcext:value-type="float">
            <text:p>0.2609</text:p>
          </table:table-cell>
          <table:table-cell office:value-type="float" office:value="3.9851" calcext:value-type="float">
            <text:p>3.9851</text:p>
          </table:table-cell>
          <table:table-cell office:value-type="float" office:value="41.4328" calcext:value-type="float">
            <text:p>41.4328</text:p>
          </table:table-cell>
          <table:table-cell office:value-type="float" office:value="2.9557" calcext:value-type="float">
            <text:p>2.9557</text:p>
          </table:table-cell>
          <table:table-cell table:formula="of:=[.B73]+[.D73]+[.F73]+[.H73]+[.J73]" office:value-type="float" office:value="34.9932" calcext:value-type="float">
            <text:p>34.99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1-</text:p>
          </table:table-cell>
          <table:table-cell office:value-type="float" office:value="17.1718" calcext:value-type="float">
            <text:p>17.1718</text:p>
          </table:table-cell>
          <table:table-cell office:value-type="float" office:value="2.2059" calcext:value-type="float">
            <text:p>2.2059</text:p>
          </table:table-cell>
          <table:table-cell office:value-type="float" office:value="6.3338" calcext:value-type="float">
            <text:p>6.3338</text:p>
          </table:table-cell>
          <table:table-cell office:value-type="float" office:value="19.3345" calcext:value-type="float">
            <text:p>19.3345</text:p>
          </table:table-cell>
          <table:table-cell office:value-type="float" office:value="5.5754" calcext:value-type="float">
            <text:p>5.5754</text:p>
          </table:table-cell>
          <table:table-cell office:value-type="float" office:value="0.2871" calcext:value-type="float">
            <text:p>0.2871</text:p>
          </table:table-cell>
          <table:table-cell office:value-type="float" office:value="3.7272" calcext:value-type="float">
            <text:p>3.7272</text:p>
          </table:table-cell>
          <table:table-cell office:value-type="float" office:value="58.1535" calcext:value-type="float">
            <text:p>58.1535</text:p>
          </table:table-cell>
          <table:table-cell office:value-type="float" office:value="3.1776" calcext:value-type="float">
            <text:p>3.1776</text:p>
          </table:table-cell>
          <table:table-cell table:formula="of:=[.B74]+[.D74]+[.F74]+[.H74]+[.J74]" office:value-type="float" office:value="35.9858" calcext:value-type="float">
            <text:p>35.98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17.3555" calcext:value-type="float">
            <text:p>17.3555</text:p>
          </table:table-cell>
          <table:table-cell office:value-type="float" office:value="1.9384" calcext:value-type="float">
            <text:p>1.9384</text:p>
          </table:table-cell>
          <table:table-cell office:value-type="float" office:value="6.7286" calcext:value-type="float">
            <text:p>6.7286</text:p>
          </table:table-cell>
          <table:table-cell office:value-type="float" office:value="16.5623" calcext:value-type="float">
            <text:p>16.5623</text:p>
          </table:table-cell>
          <table:table-cell office:value-type="float" office:value="5.5493" calcext:value-type="float">
            <text:p>5.5493</text:p>
          </table:table-cell>
          <table:table-cell office:value-type="float" office:value="0.2261" calcext:value-type="float">
            <text:p>0.2261</text:p>
          </table:table-cell>
          <table:table-cell office:value-type="float" office:value="3.5375" calcext:value-type="float">
            <text:p>3.5375</text:p>
          </table:table-cell>
          <table:table-cell office:value-type="float" office:value="39.3972" calcext:value-type="float">
            <text:p>39.3972</text:p>
          </table:table-cell>
          <table:table-cell office:value-type="float" office:value="2.825" calcext:value-type="float">
            <text:p>2.825</text:p>
          </table:table-cell>
          <table:table-cell table:formula="of:=[.B75]+[.D75]+[.F75]+[.H75]+[.J75]" office:value-type="float" office:value="35.9959" calcext:value-type="float">
            <text:p>35.99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7.1784" calcext:value-type="float">
            <text:p>17.1784</text:p>
          </table:table-cell>
          <table:table-cell office:value-type="float" office:value="1.7888" calcext:value-type="float">
            <text:p>1.7888</text:p>
          </table:table-cell>
          <table:table-cell office:value-type="float" office:value="9.6435" calcext:value-type="float">
            <text:p>9.6435</text:p>
          </table:table-cell>
          <table:table-cell office:value-type="float" office:value="17.3151" calcext:value-type="float">
            <text:p>17.3151</text:p>
          </table:table-cell>
          <table:table-cell office:value-type="float" office:value="5.1399" calcext:value-type="float">
            <text:p>5.1399</text:p>
          </table:table-cell>
          <table:table-cell office:value-type="float" office:value="0.2748" calcext:value-type="float">
            <text:p>0.2748</text:p>
          </table:table-cell>
          <table:table-cell office:value-type="float" office:value="1.5292" calcext:value-type="float">
            <text:p>1.5292</text:p>
          </table:table-cell>
          <table:table-cell office:value-type="float" office:value="164.934" calcext:value-type="float">
            <text:p>164.934</text:p>
          </table:table-cell>
          <table:table-cell office:value-type="float" office:value="3.4873" calcext:value-type="float">
            <text:p>3.4873</text:p>
          </table:table-cell>
          <table:table-cell table:formula="of:=[.B76]+[.D76]+[.F76]+[.H76]+[.J76]" office:value-type="float" office:value="36.9783" calcext:value-type="float">
            <text:p>36.97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b1+</text:p>
          </table:table-cell>
          <table:table-cell office:value-type="float" office:value="17.5816" calcext:value-type="float">
            <text:p>17.5816</text:p>
          </table:table-cell>
          <table:table-cell office:value-type="float" office:value="1.7139" calcext:value-type="float">
            <text:p>1.7139</text:p>
          </table:table-cell>
          <table:table-cell office:value-type="float" office:value="7.6598" calcext:value-type="float">
            <text:p>7.6598</text:p>
          </table:table-cell>
          <table:table-cell office:value-type="float" office:value="14.7957" calcext:value-type="float">
            <text:p>14.7957</text:p>
          </table:table-cell>
          <table:table-cell office:value-type="float" office:value="5.8981" calcext:value-type="float">
            <text:p>5.8981</text:p>
          </table:table-cell>
          <table:table-cell office:value-type="float" office:value="0.1603" calcext:value-type="float">
            <text:p>0.1603</text:p>
          </table:table-cell>
          <table:table-cell office:value-type="float" office:value="2.7817" calcext:value-type="float">
            <text:p>2.7817</text:p>
          </table:table-cell>
          <table:table-cell office:value-type="float" office:value="31.2087" calcext:value-type="float">
            <text:p>31.2087</text:p>
          </table:table-cell>
          <table:table-cell office:value-type="float" office:value="2.0782" calcext:value-type="float">
            <text:p>2.0782</text:p>
          </table:table-cell>
          <table:table-cell table:formula="of:=[.B77]+[.D77]+[.F77]+[.H77]+[.J77]" office:value-type="float" office:value="35.9994" calcext:value-type="float">
            <text:p>35.99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17.5663" calcext:value-type="float">
            <text:p>17.5663</text:p>
          </table:table-cell>
          <table:table-cell office:value-type="float" office:value="1.5564" calcext:value-type="float">
            <text:p>1.5564</text:p>
          </table:table-cell>
          <table:table-cell office:value-type="float" office:value="9.8184" calcext:value-type="float">
            <text:p>9.8184</text:p>
          </table:table-cell>
          <table:table-cell office:value-type="float" office:value="14.0988" calcext:value-type="float">
            <text:p>14.0988</text:p>
          </table:table-cell>
          <table:table-cell office:value-type="float" office:value="5.422" calcext:value-type="float">
            <text:p>5.422</text:p>
          </table:table-cell>
          <table:table-cell office:value-type="float" office:value="0.1664" calcext:value-type="float">
            <text:p>0.1664</text:p>
          </table:table-cell>
          <table:table-cell office:value-type="float" office:value="2.6694" calcext:value-type="float">
            <text:p>2.6694</text:p>
          </table:table-cell>
          <table:table-cell office:value-type="float" office:value="132.376" calcext:value-type="float">
            <text:p>132.376</text:p>
          </table:table-cell>
          <table:table-cell office:value-type="float" office:value="2.5064" calcext:value-type="float">
            <text:p>2.5064</text:p>
          </table:table-cell>
          <table:table-cell table:formula="of:=[.B78]+[.D78]+[.F78]+[.H78]+[.J78]" office:value-type="float" office:value="37.9825" calcext:value-type="float">
            <text:p>37.98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r2+</text:p>
          </table:table-cell>
          <table:table-cell office:value-type="float" office:value="18.0874" calcext:value-type="float">
            <text:p>18.0874</text:p>
          </table:table-cell>
          <table:table-cell office:value-type="float" office:value="1.4907" calcext:value-type="float">
            <text:p>1.4907</text:p>
          </table:table-cell>
          <table:table-cell office:value-type="float" office:value="8.1373" calcext:value-type="float">
            <text:p>8.1373</text:p>
          </table:table-cell>
          <table:table-cell office:value-type="float" office:value="12.6963" calcext:value-type="float">
            <text:p>12.6963</text:p>
          </table:table-cell>
          <table:table-cell office:value-type="float" office:value="2.5654" calcext:value-type="float">
            <text:p>2.5654</text:p>
          </table:table-cell>
          <table:table-cell office:value-type="float" office:value="24.5651" calcext:value-type="float">
            <text:p>24.5651</text:p>
          </table:table-cell>
          <table:table-cell office:value-type="float" office:value="-34.193" calcext:value-type="float">
            <text:p>-34.193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41.4025" calcext:value-type="float">
            <text:p>41.4025</text:p>
          </table:table-cell>
          <table:table-cell table:formula="of:=[.B79]+[.D79]+[.F79]+[.H79]+[.J79]" office:value-type="float" office:value="35.9996" calcext:value-type="float">
            <text:p>35.99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7.776" calcext:value-type="float">
            <text:p>17.776</text:p>
          </table:table-cell>
          <table:table-cell office:value-type="float" office:value="1.4029" calcext:value-type="float">
            <text:p>1.4029</text:p>
          </table:table-cell>
          <table:table-cell office:value-type="float" office:value="10.2946" calcext:value-type="float">
            <text:p>10.2946</text:p>
          </table:table-cell>
          <table:table-cell office:value-type="float" office:value="12.8006" calcext:value-type="float">
            <text:p>12.8006</text:p>
          </table:table-cell>
          <table:table-cell office:value-type="float" office:value="5.72629" calcext:value-type="float">
            <text:p>5.72629</text:p>
          </table:table-cell>
          <table:table-cell office:value-type="float" office:value="0.125599" calcext:value-type="float">
            <text:p>0.125599</text:p>
          </table:table-cell>
          <table:table-cell office:value-type="float" office:value="3.26588" calcext:value-type="float">
            <text:p>3.26588</text:p>
          </table:table-cell>
          <table:table-cell office:value-type="float" office:value="104.354" calcext:value-type="float">
            <text:p>104.354</text:p>
          </table:table-cell>
          <table:table-cell office:value-type="float" office:value="1.91213" calcext:value-type="float">
            <text:p>1.91213</text:p>
          </table:table-cell>
          <table:table-cell table:formula="of:=[.B80]+[.D80]+[.F80]+[.H80]+[.J80]" office:value-type="float" office:value="38.9749" calcext:value-type="float">
            <text:p>38.97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3+</text:p>
          </table:table-cell>
          <table:table-cell office:value-type="float" office:value="17.9268" calcext:value-type="float">
            <text:p>17.9268</text:p>
          </table:table-cell>
          <table:table-cell office:value-type="float" office:value="1.35417" calcext:value-type="float">
            <text:p>1.35417</text:p>
          </table:table-cell>
          <table:table-cell office:value-type="float" office:value="9.1531" calcext:value-type="float">
            <text:p>9.1531</text:p>
          </table:table-cell>
          <table:table-cell office:value-type="float" office:value="11.2145" calcext:value-type="float">
            <text:p>11.2145</text:p>
          </table:table-cell>
          <table:table-cell office:value-type="float" office:value="1.76795" calcext:value-type="float">
            <text:p>1.76795</text:p>
          </table:table-cell>
          <table:table-cell office:value-type="float" office:value="22.6599" calcext:value-type="float">
            <text:p>22.6599</text:p>
          </table:table-cell>
          <table:table-cell office:value-type="float" office:value="-33.108" calcext:value-type="float">
            <text:p>-33.108</text:p>
          </table:table-cell>
          <table:table-cell office:value-type="float" office:value="-0.01319" calcext:value-type="float">
            <text:p>-0.01319</text:p>
          </table:table-cell>
          <table:table-cell office:value-type="float" office:value="40.2602" calcext:value-type="float">
            <text:p>40.2602</text:p>
          </table:table-cell>
          <table:table-cell table:formula="of:=[.B81]+[.D81]+[.F81]+[.H81]+[.J81]" office:value-type="float" office:value="36.00005" calcext:value-type="float">
            <text:p>36.000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17.8765" calcext:value-type="float">
            <text:p>17.8765</text:p>
          </table:table-cell>
          <table:table-cell office:value-type="float" office:value="1.27618" calcext:value-type="float">
            <text:p>1.27618</text:p>
          </table:table-cell>
          <table:table-cell office:value-type="float" office:value="10.948" calcext:value-type="float">
            <text:p>10.948</text:p>
          </table:table-cell>
          <table:table-cell office:value-type="float" office:value="11.916" calcext:value-type="float">
            <text:p>11.916</text:p>
          </table:table-cell>
          <table:table-cell office:value-type="float" office:value="5.41732" calcext:value-type="float">
            <text:p>5.41732</text:p>
          </table:table-cell>
          <table:table-cell office:value-type="float" office:value="0.117622" calcext:value-type="float">
            <text:p>0.117622</text:p>
          </table:table-cell>
          <table:table-cell office:value-type="float" office:value="3.65721" calcext:value-type="float">
            <text:p>3.65721</text:p>
          </table:table-cell>
          <table:table-cell office:value-type="float" office:value="87.6627" calcext:value-type="float">
            <text:p>87.6627</text:p>
          </table:table-cell>
          <table:table-cell office:value-type="float" office:value="2.06929" calcext:value-type="float">
            <text:p>2.06929</text:p>
          </table:table-cell>
          <table:table-cell table:formula="of:=[.B82]+[.D82]+[.F82]+[.H82]+[.J82]" office:value-type="float" office:value="39.96832" calcext:value-type="float">
            <text:p>39.968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r4+</text:p>
          </table:table-cell>
          <table:table-cell office:value-type="float" office:value="18.1668" calcext:value-type="float">
            <text:p>18.1668</text:p>
          </table:table-cell>
          <table:table-cell office:value-type="float" office:value="1.2148" calcext:value-type="float">
            <text:p>1.2148</text:p>
          </table:table-cell>
          <table:table-cell office:value-type="float" office:value="10.0562" calcext:value-type="float">
            <text:p>10.0562</text:p>
          </table:table-cell>
          <table:table-cell office:value-type="float" office:value="10.1483" calcext:value-type="float">
            <text:p>10.1483</text:p>
          </table:table-cell>
          <table:table-cell office:value-type="float" office:value="1.01118" calcext:value-type="float">
            <text:p>1.01118</text:p>
          </table:table-cell>
          <table:table-cell office:value-type="float" office:value="21.6054" calcext:value-type="float">
            <text:p>21.6054</text:p>
          </table:table-cell>
          <table:table-cell office:value-type="float" office:value="-2.6479" calcext:value-type="float">
            <text:p>-2.6479</text:p>
          </table:table-cell>
          <table:table-cell office:value-type="float" office:value="-0.10276" calcext:value-type="float">
            <text:p>-0.10276</text:p>
          </table:table-cell>
          <table:table-cell office:value-type="float" office:value="9.41454" calcext:value-type="float">
            <text:p>9.41454</text:p>
          </table:table-cell>
          <table:table-cell table:formula="of:=[.B83]+[.D83]+[.F83]+[.H83]+[.J83]" office:value-type="float" office:value="36.00082" calcext:value-type="float">
            <text:p>36.000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17.6142" calcext:value-type="float">
            <text:p>17.6142</text:p>
          </table:table-cell>
          <table:table-cell office:value-type="float" office:value="1.18865" calcext:value-type="float">
            <text:p>1.18865</text:p>
          </table:table-cell>
          <table:table-cell office:value-type="float" office:value="12.0144" calcext:value-type="float">
            <text:p>12.0144</text:p>
          </table:table-cell>
          <table:table-cell office:value-type="float" office:value="11.766" calcext:value-type="float">
            <text:p>11.766</text:p>
          </table:table-cell>
          <table:table-cell office:value-type="float" office:value="4.04183" calcext:value-type="float">
            <text:p>4.04183</text:p>
          </table:table-cell>
          <table:table-cell office:value-type="float" office:value="0.204785" calcext:value-type="float">
            <text:p>0.204785</text:p>
          </table:table-cell>
          <table:table-cell office:value-type="float" office:value="3.53346" calcext:value-type="float">
            <text:p>3.53346</text:p>
          </table:table-cell>
          <table:table-cell office:value-type="float" office:value="69.7957" calcext:value-type="float">
            <text:p>69.7957</text:p>
          </table:table-cell>
          <table:table-cell office:value-type="float" office:value="3.75591" calcext:value-type="float">
            <text:p>3.75591</text:p>
          </table:table-cell>
          <table:table-cell table:formula="of:=[.B84]+[.D84]+[.F84]+[.H84]+[.J84]" office:value-type="float" office:value="40.9598" calcext:value-type="float">
            <text:p>40.95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b3+</text:p>
          </table:table-cell>
          <table:table-cell office:value-type="float" office:value="19.8812" calcext:value-type="float">
            <text:p>19.8812</text:p>
          </table:table-cell>
          <table:table-cell office:value-type="float" office:value="0.019175" calcext:value-type="float">
            <text:p>0.019175</text:p>
          </table:table-cell>
          <table:table-cell office:value-type="float" office:value="18.0653" calcext:value-type="float">
            <text:p>18.0653</text:p>
          </table:table-cell>
          <table:table-cell office:value-type="float" office:value="1.13305" calcext:value-type="float">
            <text:p>1.13305</text:p>
          </table:table-cell>
          <table:table-cell office:value-type="float" office:value="11.0177" calcext:value-type="float">
            <text:p>11.0177</text:p>
          </table:table-cell>
          <table:table-cell office:value-type="float" office:value="10.1621" calcext:value-type="float">
            <text:p>10.1621</text:p>
          </table:table-cell>
          <table:table-cell office:value-type="float" office:value="1.94715" calcext:value-type="float">
            <text:p>1.94715</text:p>
          </table:table-cell>
          <table:table-cell office:value-type="float" office:value="28.3389" calcext:value-type="float">
            <text:p>28.3389</text:p>
          </table:table-cell>
          <table:table-cell office:value-type="float" office:value="-12.912" calcext:value-type="float">
            <text:p>-12.912</text:p>
          </table:table-cell>
          <table:table-cell table:formula="of:=[.B85]+[.D85]+[.F85]+[.H85]+[.J85]" office:value-type="float" office:value="37.99935" calcext:value-type="float">
            <text:p>37.999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b5+</text:p>
          </table:table-cell>
          <table:table-cell office:value-type="float" office:value="17.9163" calcext:value-type="float">
            <text:p>17.9163</text:p>
          </table:table-cell>
          <table:table-cell office:value-type="float" office:value="1.12446" calcext:value-type="float">
            <text:p>1.12446</text:p>
          </table:table-cell>
          <table:table-cell office:value-type="float" office:value="13.3417" calcext:value-type="float">
            <text:p>13.3417</text:p>
          </table:table-cell>
          <table:table-cell office:value-type="float" office:value="0.028781" calcext:value-type="float">
            <text:p>0.028781</text:p>
          </table:table-cell>
          <table:table-cell office:value-type="float" office:value="10.799" calcext:value-type="float">
            <text:p>10.799</text:p>
          </table:table-cell>
          <table:table-cell office:value-type="float" office:value="9.28206" calcext:value-type="float">
            <text:p>9.28206</text:p>
          </table:table-cell>
          <table:table-cell office:value-type="float" office:value="0.337905" calcext:value-type="float">
            <text:p>0.337905</text:p>
          </table:table-cell>
          <table:table-cell office:value-type="float" office:value="25.7228" calcext:value-type="float">
            <text:p>25.7228</text:p>
          </table:table-cell>
          <table:table-cell office:value-type="float" office:value="-6.3934" calcext:value-type="float">
            <text:p>-6.3934</text:p>
          </table:table-cell>
          <table:table-cell table:formula="of:=[.B86]+[.D86]+[.F86]+[.H86]+[.J86]" office:value-type="float" office:value="36.001505" calcext:value-type="float">
            <text:p>36.0015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3.7025" calcext:value-type="float">
            <text:p>3.7025</text:p>
          </table:table-cell>
          <table:table-cell office:value-type="float" office:value="0.2772" calcext:value-type="float">
            <text:p>0.2772</text:p>
          </table:table-cell>
          <table:table-cell office:value-type="float" office:value="17.2356" calcext:value-type="float">
            <text:p>17.2356</text:p>
          </table:table-cell>
          <table:table-cell office:value-type="float" office:value="1.0958" calcext:value-type="float">
            <text:p>1.0958</text:p>
          </table:table-cell>
          <table:table-cell office:value-type="float" office:value="12.8876" calcext:value-type="float">
            <text:p>12.8876</text:p>
          </table:table-cell>
          <table:table-cell office:value-type="float" office:value="11.004" calcext:value-type="float">
            <text:p>11.004</text:p>
          </table:table-cell>
          <table:table-cell office:value-type="float" office:value="3.7429" calcext:value-type="float">
            <text:p>3.7429</text:p>
          </table:table-cell>
          <table:table-cell office:value-type="float" office:value="61.6584" calcext:value-type="float">
            <text:p>61.6584</text:p>
          </table:table-cell>
          <table:table-cell office:value-type="float" office:value="4.3875" calcext:value-type="float">
            <text:p>4.3875</text:p>
          </table:table-cell>
          <table:table-cell table:formula="of:=[.B87]+[.D87]+[.F87]+[.H87]+[.J87]" office:value-type="float" office:value="41.9561" calcext:value-type="float">
            <text:p>41.95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3+</text:p>
          </table:table-cell>
          <table:table-cell office:value-type="float" office:value="21.1664" calcext:value-type="float">
            <text:p>21.1664</text:p>
          </table:table-cell>
          <table:table-cell office:value-type="float" office:value="0.014734" calcext:value-type="float">
            <text:p>0.014734</text:p>
          </table:table-cell>
          <table:table-cell office:value-type="float" office:value="18.2017" calcext:value-type="float">
            <text:p>18.2017</text:p>
          </table:table-cell>
          <table:table-cell office:value-type="float" office:value="1.03031" calcext:value-type="float">
            <text:p>1.03031</text:p>
          </table:table-cell>
          <table:table-cell office:value-type="float" office:value="11.7423" calcext:value-type="float">
            <text:p>11.7423</text:p>
          </table:table-cell>
          <table:table-cell office:value-type="float" office:value="9.53659" calcext:value-type="float">
            <text:p>9.53659</text:p>
          </table:table-cell>
          <table:table-cell office:value-type="float" office:value="2.30951" calcext:value-type="float">
            <text:p>2.30951</text:p>
          </table:table-cell>
          <table:table-cell office:value-type="float" office:value="26.6307" calcext:value-type="float">
            <text:p>26.6307</text:p>
          </table:table-cell>
          <table:table-cell office:value-type="float" office:value="-14.421" calcext:value-type="float">
            <text:p>-14.421</text:p>
          </table:table-cell>
          <table:table-cell table:formula="of:=[.B88]+[.D88]+[.F88]+[.H88]+[.J88]" office:value-type="float" office:value="38.99891" calcext:value-type="float">
            <text:p>38.998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5+</text:p>
          </table:table-cell>
          <table:table-cell office:value-type="float" office:value="21.0149" calcext:value-type="float">
            <text:p>21.0149</text:p>
          </table:table-cell>
          <table:table-cell office:value-type="float" office:value="0.014345" calcext:value-type="float">
            <text:p>0.014345</text:p>
          </table:table-cell>
          <table:table-cell office:value-type="float" office:value="18.0992" calcext:value-type="float">
            <text:p>18.0992</text:p>
          </table:table-cell>
          <table:table-cell office:value-type="float" office:value="1.02238" calcext:value-type="float">
            <text:p>1.02238</text:p>
          </table:table-cell>
          <table:table-cell office:value-type="float" office:value="11.4632" calcext:value-type="float">
            <text:p>11.4632</text:p>
          </table:table-cell>
          <table:table-cell office:value-type="float" office:value="8.78809" calcext:value-type="float">
            <text:p>8.78809</text:p>
          </table:table-cell>
          <table:table-cell office:value-type="float" office:value="0.740625" calcext:value-type="float">
            <text:p>0.740625</text:p>
          </table:table-cell>
          <table:table-cell office:value-type="float" office:value="23.3452" calcext:value-type="float">
            <text:p>23.3452</text:p>
          </table:table-cell>
          <table:table-cell office:value-type="float" office:value="-14.316" calcext:value-type="float">
            <text:p>-14.316</text:p>
          </table:table-cell>
          <table:table-cell table:formula="of:=[.B89]+[.D89]+[.F89]+[.H89]+[.J89]" office:value-type="float" office:value="37.001925" calcext:value-type="float">
            <text:p>37.0019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6+</text:p>
          </table:table-cell>
          <table:table-cell office:value-type="float" office:value="17.8871" calcext:value-type="float">
            <text:p>17.8871</text:p>
          </table:table-cell>
          <table:table-cell office:value-type="float" office:value="1.03649" calcext:value-type="float">
            <text:p>1.03649</text:p>
          </table:table-cell>
          <table:table-cell office:value-type="float" office:value="11.175" calcext:value-type="float">
            <text:p>11.175</text:p>
          </table:table-cell>
          <table:table-cell office:value-type="float" office:value="8.48061" calcext:value-type="float">
            <text:p>8.48061</text:p>
          </table:table-cell>
          <table:table-cell office:value-type="float" office:value="6.57891" calcext:value-type="float">
            <text:p>6.57891</text:p>
          </table:table-cell>
          <table:table-cell office:value-type="float" office:value="0.058881" calcext:value-type="float">
            <text:p>0.058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4941" calcext:value-type="float">
            <text:p>0.344941</text:p>
          </table:table-cell>
          <table:table-cell table:formula="of:=[.B90]+[.D90]+[.F90]+[.H90]+[.J90]" office:value-type="float" office:value="35.985951" calcext:value-type="float">
            <text:p>35.9859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19.1301" calcext:value-type="float">
            <text:p>19.1301</text:p>
          </table:table-cell>
          <table:table-cell office:value-type="float" office:value="0.864132" calcext:value-type="float">
            <text:p>0.864132</text:p>
          </table:table-cell>
          <table:table-cell office:value-type="float" office:value="11.0948" calcext:value-type="float">
            <text:p>11.0948</text:p>
          </table:table-cell>
          <table:table-cell office:value-type="float" office:value="8.14487" calcext:value-type="float">
            <text:p>8.14487</text:p>
          </table:table-cell>
          <table:table-cell office:value-type="float" office:value="4.64901" calcext:value-type="float">
            <text:p>4.64901</text:p>
          </table:table-cell>
          <table:table-cell office:value-type="float" office:value="21.5707" calcext:value-type="float">
            <text:p>21.5707</text:p>
          </table:table-cell>
          <table:table-cell office:value-type="float" office:value="2.71263" calcext:value-type="float">
            <text:p>2.71263</text:p>
          </table:table-cell>
          <table:table-cell office:value-type="float" office:value="86.8472" calcext:value-type="float">
            <text:p>86.8472</text:p>
          </table:table-cell>
          <table:table-cell office:value-type="float" office:value="5.40428" calcext:value-type="float">
            <text:p>5.40428</text:p>
          </table:table-cell>
          <table:table-cell table:formula="of:=[.B91]+[.D91]+[.F91]+[.H91]+[.J91]" office:value-type="float" office:value="42.99082" calcext:value-type="float">
            <text:p>42.990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19.2674" calcext:value-type="float">
            <text:p>19.2674</text:p>
          </table:table-cell>
          <table:table-cell office:value-type="float" office:value="0.80852" calcext:value-type="float">
            <text:p>0.80852</text:p>
          </table:table-cell>
          <table:table-cell office:value-type="float" office:value="12.9182" calcext:value-type="float">
            <text:p>12.9182</text:p>
          </table:table-cell>
          <table:table-cell office:value-type="float" office:value="8.43467" calcext:value-type="float">
            <text:p>8.43467</text:p>
          </table:table-cell>
          <table:table-cell office:value-type="float" office:value="4.86337" calcext:value-type="float">
            <text:p>4.86337</text:p>
          </table:table-cell>
          <table:table-cell office:value-type="float" office:value="24.7997" calcext:value-type="float">
            <text:p>24.7997</text:p>
          </table:table-cell>
          <table:table-cell office:value-type="float" office:value="1.56756" calcext:value-type="float">
            <text:p>1.56756</text:p>
          </table:table-cell>
          <table:table-cell office:value-type="float" office:value="94.2928" calcext:value-type="float">
            <text:p>94.2928</text:p>
          </table:table-cell>
          <table:table-cell office:value-type="float" office:value="5.37874" calcext:value-type="float">
            <text:p>5.37874</text:p>
          </table:table-cell>
          <table:table-cell table:formula="of:=[.B92]+[.D92]+[.F92]+[.H92]+[.J92]" office:value-type="float" office:value="43.99527" calcext:value-type="float">
            <text:p>43.995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3+</text:p>
          </table:table-cell>
          <table:table-cell office:value-type="float" office:value="18.5638" calcext:value-type="float">
            <text:p>18.5638</text:p>
          </table:table-cell>
          <table:table-cell office:value-type="float" office:value="0.847329" calcext:value-type="float">
            <text:p>0.847329</text:p>
          </table:table-cell>
          <table:table-cell office:value-type="float" office:value="13.2885" calcext:value-type="float">
            <text:p>13.2885</text:p>
          </table:table-cell>
          <table:table-cell office:value-type="float" office:value="8.37164" calcext:value-type="float">
            <text:p>8.37164</text:p>
          </table:table-cell>
          <table:table-cell office:value-type="float" office:value="9.32602" calcext:value-type="float">
            <text:p>9.32602</text:p>
          </table:table-cell>
          <table:table-cell office:value-type="float" office:value="0.017662" calcext:value-type="float">
            <text:p>0.017662</text:p>
          </table:table-cell>
          <table:table-cell office:value-type="float" office:value="3.00964" calcext:value-type="float">
            <text:p>3.00964</text:p>
          </table:table-cell>
          <table:table-cell office:value-type="float" office:value="22.887" calcext:value-type="float">
            <text:p>22.887</text:p>
          </table:table-cell>
          <table:table-cell office:value-type="float" office:value="-3.1892" calcext:value-type="float">
            <text:p>-3.1892</text:p>
          </table:table-cell>
          <table:table-cell table:formula="of:=[.B93]+[.D93]+[.F93]+[.H93]+[.J93]" office:value-type="float" office:value="40.99876" calcext:value-type="float">
            <text:p>40.998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4+</text:p>
          </table:table-cell>
          <table:table-cell office:value-type="float" office:value="18.5003" calcext:value-type="float">
            <text:p>18.5003</text:p>
          </table:table-cell>
          <table:table-cell office:value-type="float" office:value="0.844582" calcext:value-type="float">
            <text:p>0.844582</text:p>
          </table:table-cell>
          <table:table-cell office:value-type="float" office:value="13.1787" calcext:value-type="float">
            <text:p>13.1787</text:p>
          </table:table-cell>
          <table:table-cell office:value-type="float" office:value="8.12534" calcext:value-type="float">
            <text:p>8.12534</text:p>
          </table:table-cell>
          <table:table-cell office:value-type="float" office:value="4.71304" calcext:value-type="float">
            <text:p>4.71304</text:p>
          </table:table-cell>
          <table:table-cell office:value-type="float" office:value="0.36495" calcext:value-type="float">
            <text:p>0.36495</text:p>
          </table:table-cell>
          <table:table-cell office:value-type="float" office:value="2.18535" calcext:value-type="float">
            <text:p>2.18535</text:p>
          </table:table-cell>
          <table:table-cell office:value-type="float" office:value="20.8504" calcext:value-type="float">
            <text:p>20.8504</text:p>
          </table:table-cell>
          <table:table-cell office:value-type="float" office:value="1.42357" calcext:value-type="float">
            <text:p>1.42357</text:p>
          </table:table-cell>
          <table:table-cell table:formula="of:=[.B94]+[.D94]+[.F94]+[.H94]+[.J94]" office:value-type="float" office:value="40.00096" calcext:value-type="float">
            <text:p>40.000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19.2957" calcext:value-type="float">
            <text:p>19.2957</text:p>
          </table:table-cell>
          <table:table-cell office:value-type="float" office:value="0.751536" calcext:value-type="float">
            <text:p>0.751536</text:p>
          </table:table-cell>
          <table:table-cell office:value-type="float" office:value="14.3501" calcext:value-type="float">
            <text:p>14.3501</text:p>
          </table:table-cell>
          <table:table-cell office:value-type="float" office:value="8.21758" calcext:value-type="float">
            <text:p>8.21758</text:p>
          </table:table-cell>
          <table:table-cell office:value-type="float" office:value="4.73425" calcext:value-type="float">
            <text:p>4.73425</text:p>
          </table:table-cell>
          <table:table-cell office:value-type="float" office:value="25.8749" calcext:value-type="float">
            <text:p>25.8749</text:p>
          </table:table-cell>
          <table:table-cell office:value-type="float" office:value="1.28918" calcext:value-type="float">
            <text:p>1.28918</text:p>
          </table:table-cell>
          <table:table-cell office:value-type="float" office:value="98.6062" calcext:value-type="float">
            <text:p>98.6062</text:p>
          </table:table-cell>
          <table:table-cell office:value-type="float" office:value="5.328" calcext:value-type="float">
            <text:p>5.328</text:p>
          </table:table-cell>
          <table:table-cell table:formula="of:=[.B95]+[.D95]+[.F95]+[.H95]+[.J95]" office:value-type="float" office:value="44.99723" calcext:value-type="float">
            <text:p>44.997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h3+</text:p>
          </table:table-cell>
          <table:table-cell office:value-type="float" office:value="18.8785" calcext:value-type="float">
            <text:p>18.8785</text:p>
          </table:table-cell>
          <table:table-cell office:value-type="float" office:value="0.764252" calcext:value-type="float">
            <text:p>0.764252</text:p>
          </table:table-cell>
          <table:table-cell office:value-type="float" office:value="14.1259" calcext:value-type="float">
            <text:p>14.1259</text:p>
          </table:table-cell>
          <table:table-cell office:value-type="float" office:value="7.84438" calcext:value-type="float">
            <text:p>7.84438</text:p>
          </table:table-cell>
          <table:table-cell office:value-type="float" office:value="3.32515" calcext:value-type="float">
            <text:p>3.32515</text:p>
          </table:table-cell>
          <table:table-cell office:value-type="float" office:value="21.2487" calcext:value-type="float">
            <text:p>21.2487</text:p>
          </table:table-cell>
          <table:table-cell office:value-type="float" office:value="-6.1989" calcext:value-type="float">
            <text:p>-6.1989</text:p>
          </table:table-cell>
          <table:table-cell office:value-type="float" office:value="-0.01036" calcext:value-type="float">
            <text:p>-0.01036</text:p>
          </table:table-cell>
          <table:table-cell office:value-type="float" office:value="11.8678" calcext:value-type="float">
            <text:p>11.8678</text:p>
          </table:table-cell>
          <table:table-cell table:formula="of:=[.B96]+[.D96]+[.F96]+[.H96]+[.J96]" office:value-type="float" office:value="41.99845" calcext:value-type="float">
            <text:p>41.998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h4+</text:p>
          </table:table-cell>
          <table:table-cell office:value-type="float" office:value="18.8545" calcext:value-type="float">
            <text:p>18.8545</text:p>
          </table:table-cell>
          <table:table-cell office:value-type="float" office:value="0.760825" calcext:value-type="float">
            <text:p>0.760825</text:p>
          </table:table-cell>
          <table:table-cell office:value-type="float" office:value="13.9806" calcext:value-type="float">
            <text:p>13.9806</text:p>
          </table:table-cell>
          <table:table-cell office:value-type="float" office:value="7.62436" calcext:value-type="float">
            <text:p>7.62436</text:p>
          </table:table-cell>
          <table:table-cell office:value-type="float" office:value="2.53464" calcext:value-type="float">
            <text:p>2.53464</text:p>
          </table:table-cell>
          <table:table-cell office:value-type="float" office:value="19.3317" calcext:value-type="float">
            <text:p>19.3317</text:p>
          </table:table-cell>
          <table:table-cell office:value-type="float" office:value="-5.6526" calcext:value-type="float">
            <text:p>-5.6526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11.2835" calcext:value-type="float">
            <text:p>11.2835</text:p>
          </table:table-cell>
          <table:table-cell table:formula="of:=[.B97]+[.D97]+[.F97]+[.H97]+[.J97]" office:value-type="float" office:value="41.00064" calcext:value-type="float">
            <text:p>41.000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19.3319" calcext:value-type="float">
            <text:p>19.3319</text:p>
          </table:table-cell>
          <table:table-cell office:value-type="float" office:value="0.698655" calcext:value-type="float">
            <text:p>0.698655</text:p>
          </table:table-cell>
          <table:table-cell office:value-type="float" office:value="15.5017" calcext:value-type="float">
            <text:p>15.5017</text:p>
          </table:table-cell>
          <table:table-cell office:value-type="float" office:value="7.98929" calcext:value-type="float">
            <text:p>7.98929</text:p>
          </table:table-cell>
          <table:table-cell office:value-type="float" office:value="5.29537" calcext:value-type="float">
            <text:p>5.29537</text:p>
          </table:table-cell>
          <table:table-cell office:value-type="float" office:value="25.2052" calcext:value-type="float">
            <text:p>25.2052</text:p>
          </table:table-cell>
          <table:table-cell office:value-type="float" office:value="0.605844" calcext:value-type="float">
            <text:p>0.605844</text:p>
          </table:table-cell>
          <table:table-cell office:value-type="float" office:value="76.8986" calcext:value-type="float">
            <text:p>76.8986</text:p>
          </table:table-cell>
          <table:table-cell office:value-type="float" office:value="5.26593" calcext:value-type="float">
            <text:p>5.26593</text:p>
          </table:table-cell>
          <table:table-cell table:formula="of:=[.B98]+[.D98]+[.F98]+[.H98]+[.J98]" office:value-type="float" office:value="46.000744" calcext:value-type="float">
            <text:p>46.0007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d2+</text:p>
          </table:table-cell>
          <table:table-cell office:value-type="float" office:value="19.1701" calcext:value-type="float">
            <text:p>19.1701</text:p>
          </table:table-cell>
          <table:table-cell office:value-type="float" office:value="0.696219" calcext:value-type="float">
            <text:p>0.696219</text:p>
          </table:table-cell>
          <table:table-cell office:value-type="float" office:value="15.2096" calcext:value-type="float">
            <text:p>15.2096</text:p>
          </table:table-cell>
          <table:table-cell office:value-type="float" office:value="7.55573" calcext:value-type="float">
            <text:p>7.55573</text:p>
          </table:table-cell>
          <table:table-cell office:value-type="float" office:value="4.32234" calcext:value-type="float">
            <text:p>4.32234</text:p>
          </table:table-cell>
          <table:table-cell office:value-type="float" office:value="22.5057" calcext:value-type="float">
            <text:p>22.5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916" calcext:value-type="float">
            <text:p>5.2916</text:p>
          </table:table-cell>
          <table:table-cell table:formula="of:=[.B99]+[.D99]+[.F99]+[.H99]+[.J99]" office:value-type="float" office:value="43.99364" calcext:value-type="float">
            <text:p>43.993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d4+</text:p>
          </table:table-cell>
          <table:table-cell office:value-type="float" office:value="19.2493" calcext:value-type="float">
            <text:p>19.2493</text:p>
          </table:table-cell>
          <table:table-cell office:value-type="float" office:value="0.683839" calcext:value-type="float">
            <text:p>0.683839</text:p>
          </table:table-cell>
          <table:table-cell office:value-type="float" office:value="14.79" calcext:value-type="float">
            <text:p>14.79</text:p>
          </table:table-cell>
          <table:table-cell office:value-type="float" office:value="7.14833" calcext:value-type="float">
            <text:p>7.14833</text:p>
          </table:table-cell>
          <table:table-cell office:value-type="float" office:value="2.89289" calcext:value-type="float">
            <text:p>2.89289</text:p>
          </table:table-cell>
          <table:table-cell office:value-type="float" office:value="17.9144" calcext:value-type="float">
            <text:p>17.9144</text:p>
          </table:table-cell>
          <table:table-cell office:value-type="float" office:value="-7.9492" calcext:value-type="float">
            <text:p>-7.9492</text:p>
          </table:table-cell>
          <table:table-cell office:value-type="float" office:value="0.005127" calcext:value-type="float">
            <text:p>0.005127</text:p>
          </table:table-cell>
          <table:table-cell office:value-type="float" office:value="13.0174" calcext:value-type="float">
            <text:p>13.0174</text:p>
          </table:table-cell>
          <table:table-cell table:formula="of:=[.B100]+[.D100]+[.F100]+[.H100]+[.J100]" office:value-type="float" office:value="42.00039" calcext:value-type="float">
            <text:p>42.000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19.2808" calcext:value-type="float">
            <text:p>19.2808</text:p>
          </table:table-cell>
          <table:table-cell office:value-type="float" office:value="0.6446" calcext:value-type="float">
            <text:p>0.6446</text:p>
          </table:table-cell>
          <table:table-cell office:value-type="float" office:value="16.6885" calcext:value-type="float">
            <text:p>16.6885</text:p>
          </table:table-cell>
          <table:table-cell office:value-type="float" office:value="7.4726" calcext:value-type="float">
            <text:p>7.4726</text:p>
          </table:table-cell>
          <table:table-cell office:value-type="float" office:value="4.8045" calcext:value-type="float">
            <text:p>4.8045</text:p>
          </table:table-cell>
          <table:table-cell office:value-type="float" office:value="24.6605" calcext:value-type="float">
            <text:p>24.6605</text:p>
          </table:table-cell>
          <table:table-cell office:value-type="float" office:value="1.0463" calcext:value-type="float">
            <text:p>1.0463</text:p>
          </table:table-cell>
          <table:table-cell office:value-type="float" office:value="99.8156" calcext:value-type="float">
            <text:p>99.8156</text:p>
          </table:table-cell>
          <table:table-cell office:value-type="float" office:value="5.179" calcext:value-type="float">
            <text:p>5.179</text:p>
          </table:table-cell>
          <table:table-cell table:formula="of:=[.B101]+[.D101]+[.F101]+[.H101]+[.J101]" office:value-type="float" office:value="46.9991" calcext:value-type="float">
            <text:p>46.99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1+</text:p>
          </table:table-cell>
          <table:table-cell office:value-type="float" office:value="19.1812" calcext:value-type="float">
            <text:p>19.1812</text:p>
          </table:table-cell>
          <table:table-cell office:value-type="float" office:value="0.646179" calcext:value-type="float">
            <text:p>0.646179</text:p>
          </table:table-cell>
          <table:table-cell office:value-type="float" office:value="15.9719" calcext:value-type="float">
            <text:p>15.9719</text:p>
          </table:table-cell>
          <table:table-cell office:value-type="float" office:value="7.19123" calcext:value-type="float">
            <text:p>7.19123</text:p>
          </table:table-cell>
          <table:table-cell office:value-type="float" office:value="5.27475" calcext:value-type="float">
            <text:p>5.27475</text:p>
          </table:table-cell>
          <table:table-cell office:value-type="float" office:value="21.7326" calcext:value-type="float">
            <text:p>21.7326</text:p>
          </table:table-cell>
          <table:table-cell office:value-type="float" office:value="0.357534" calcext:value-type="float">
            <text:p>0.357534</text:p>
          </table:table-cell>
          <table:table-cell office:value-type="float" office:value="66.1147" calcext:value-type="float">
            <text:p>66.1147</text:p>
          </table:table-cell>
          <table:table-cell office:value-type="float" office:value="5.21572" calcext:value-type="float">
            <text:p>5.21572</text:p>
          </table:table-cell>
          <table:table-cell table:formula="of:=[.B102]+[.D102]+[.F102]+[.H102]+[.J102]" office:value-type="float" office:value="46.001104" calcext:value-type="float">
            <text:p>46.001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2+</text:p>
          </table:table-cell>
          <table:table-cell office:value-type="float" office:value="19.1643" calcext:value-type="float">
            <text:p>19.1643</text:p>
          </table:table-cell>
          <table:table-cell office:value-type="float" office:value="0.645643" calcext:value-type="float">
            <text:p>0.645643</text:p>
          </table:table-cell>
          <table:table-cell office:value-type="float" office:value="16.2456" calcext:value-type="float">
            <text:p>16.2456</text:p>
          </table:table-cell>
          <table:table-cell office:value-type="float" office:value="7.18544" calcext:value-type="float">
            <text:p>7.18544</text:p>
          </table:table-cell>
          <table:table-cell office:value-type="float" office:value="4.3709" calcext:value-type="float">
            <text:p>4.3709</text:p>
          </table:table-cell>
          <table:table-cell office:value-type="float" office:value="21.4072" calcext:value-type="float">
            <text:p>21.4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1404" calcext:value-type="float">
            <text:p>5.21404</text:p>
          </table:table-cell>
          <table:table-cell table:formula="of:=[.B103]+[.D103]+[.F103]+[.H103]+[.J103]" office:value-type="float" office:value="44.99484" calcext:value-type="float">
            <text:p>44.994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19.2214" calcext:value-type="float">
            <text:p>19.2214</text:p>
          </table:table-cell>
          <table:table-cell office:value-type="float" office:value="0.5946" calcext:value-type="float">
            <text:p>0.5946</text:p>
          </table:table-cell>
          <table:table-cell office:value-type="float" office:value="17.6444" calcext:value-type="float">
            <text:p>17.6444</text:p>
          </table:table-cell>
          <table:table-cell office:value-type="float" office:value="6.9089" calcext:value-type="float">
            <text:p>6.9089</text:p>
          </table:table-cell>
          <table:table-cell office:value-type="float" office:value="4.461" calcext:value-type="float">
            <text:p>4.461</text:p>
          </table:table-cell>
          <table:table-cell office:value-type="float" office:value="24.7008" calcext:value-type="float">
            <text:p>24.7008</text:p>
          </table:table-cell>
          <table:table-cell office:value-type="float" office:value="1.6029" calcext:value-type="float">
            <text:p>1.6029</text:p>
          </table:table-cell>
          <table:table-cell office:value-type="float" office:value="87.4825" calcext:value-type="float">
            <text:p>87.4825</text:p>
          </table:table-cell>
          <table:table-cell office:value-type="float" office:value="5.0694" calcext:value-type="float">
            <text:p>5.0694</text:p>
          </table:table-cell>
          <table:table-cell table:formula="of:=[.B104]+[.D104]+[.F104]+[.H104]+[.J104]" office:value-type="float" office:value="47.9991" calcext:value-type="float">
            <text:p>47.99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d2+</text:p>
          </table:table-cell>
          <table:table-cell office:value-type="float" office:value="19.1514" calcext:value-type="float">
            <text:p>19.1514</text:p>
          </table:table-cell>
          <table:table-cell office:value-type="float" office:value="0.597922" calcext:value-type="float">
            <text:p>0.597922</text:p>
          </table:table-cell>
          <table:table-cell office:value-type="float" office:value="17.2535" calcext:value-type="float">
            <text:p>17.2535</text:p>
          </table:table-cell>
          <table:table-cell office:value-type="float" office:value="6.80639" calcext:value-type="float">
            <text:p>6.80639</text:p>
          </table:table-cell>
          <table:table-cell office:value-type="float" office:value="4.47128" calcext:value-type="float">
            <text:p>4.47128</text:p>
          </table:table-cell>
          <table:table-cell office:value-type="float" office:value="20.2521" calcext:value-type="float">
            <text:p>20.2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1937" calcext:value-type="float">
            <text:p>5.11937</text:p>
          </table:table-cell>
          <table:table-cell table:formula="of:=[.B105]+[.D105]+[.F105]+[.H105]+[.J105]" office:value-type="float" office:value="45.99555" calcext:value-type="float">
            <text:p>45.995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19.1624" calcext:value-type="float">
            <text:p>19.1624</text:p>
          </table:table-cell>
          <table:table-cell office:value-type="float" office:value="0.5476" calcext:value-type="float">
            <text:p>0.5476</text:p>
          </table:table-cell>
          <table:table-cell office:value-type="float" office:value="18.5596" calcext:value-type="float">
            <text:p>18.5596</text:p>
          </table:table-cell>
          <table:table-cell office:value-type="float" office:value="6.3776" calcext:value-type="float">
            <text:p>6.3776</text:p>
          </table:table-cell>
          <table:table-cell office:value-type="float" office:value="4.2948" calcext:value-type="float">
            <text:p>4.2948</text:p>
          </table:table-cell>
          <table:table-cell office:value-type="float" office:value="25.8499" calcext:value-type="float">
            <text:p>25.8499</text:p>
          </table:table-cell>
          <table:table-cell office:value-type="float" office:value="2.0396" calcext:value-type="float">
            <text:p>2.0396</text:p>
          </table:table-cell>
          <table:table-cell office:value-type="float" office:value="92.8029" calcext:value-type="float">
            <text:p>92.8029</text:p>
          </table:table-cell>
          <table:table-cell office:value-type="float" office:value="4.9391" calcext:value-type="float">
            <text:p>4.9391</text:p>
          </table:table-cell>
          <table:table-cell table:formula="of:=[.B106]+[.D106]+[.F106]+[.H106]+[.J106]" office:value-type="float" office:value="48.9955" calcext:value-type="float">
            <text:p>48.99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3+</text:p>
          </table:table-cell>
          <table:table-cell office:value-type="float" office:value="19.1045" calcext:value-type="float">
            <text:p>19.1045</text:p>
          </table:table-cell>
          <table:table-cell office:value-type="float" office:value="0.551522" calcext:value-type="float">
            <text:p>0.551522</text:p>
          </table:table-cell>
          <table:table-cell office:value-type="float" office:value="18.1108" calcext:value-type="float">
            <text:p>18.1108</text:p>
          </table:table-cell>
          <table:table-cell office:value-type="float" office:value="6.3247" calcext:value-type="float">
            <text:p>6.3247</text:p>
          </table:table-cell>
          <table:table-cell office:value-type="float" office:value="3.78897" calcext:value-type="float">
            <text:p>3.78897</text:p>
          </table:table-cell>
          <table:table-cell office:value-type="float" office:value="17.3595" calcext:value-type="float">
            <text:p>17.3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9635" calcext:value-type="float">
            <text:p>4.99635</text:p>
          </table:table-cell>
          <table:table-cell table:formula="of:=[.B107]+[.D107]+[.F107]+[.H107]+[.J107]" office:value-type="float" office:value="46.00062" calcext:value-type="float">
            <text:p>46.000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19.1889" calcext:value-type="float">
            <text:p>19.1889</text:p>
          </table:table-cell>
          <table:table-cell office:value-type="float" office:value="5.8303" calcext:value-type="float">
            <text:p>5.8303</text:p>
          </table:table-cell>
          <table:table-cell office:value-type="float" office:value="19.1005" calcext:value-type="float">
            <text:p>19.1005</text:p>
          </table:table-cell>
          <table:table-cell office:value-type="float" office:value="0.5031" calcext:value-type="float">
            <text:p>0.5031</text:p>
          </table:table-cell>
          <table:table-cell office:value-type="float" office:value="4.4585" calcext:value-type="float">
            <text:p>4.4585</text:p>
          </table:table-cell>
          <table:table-cell office:value-type="float" office:value="26.8909" calcext:value-type="float">
            <text:p>26.8909</text:p>
          </table:table-cell>
          <table:table-cell office:value-type="float" office:value="2.4663" calcext:value-type="float">
            <text:p>2.4663</text:p>
          </table:table-cell>
          <table:table-cell office:value-type="float" office:value="83.9571" calcext:value-type="float">
            <text:p>83.9571</text:p>
          </table:table-cell>
          <table:table-cell office:value-type="float" office:value="4.7821" calcext:value-type="float">
            <text:p>4.7821</text:p>
          </table:table-cell>
          <table:table-cell table:formula="of:=[.B108]+[.D108]+[.F108]+[.H108]+[.J108]" office:value-type="float" office:value="49.9963" calcext:value-type="float">
            <text:p>49.99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n2+</text:p>
          </table:table-cell>
          <table:table-cell office:value-type="float" office:value="19.1094" calcext:value-type="float">
            <text:p>19.1094</text:p>
          </table:table-cell>
          <table:table-cell office:value-type="float" office:value="0.5036" calcext:value-type="float">
            <text:p>0.5036</text:p>
          </table:table-cell>
          <table:table-cell office:value-type="float" office:value="19.0548" calcext:value-type="float">
            <text:p>19.0548</text:p>
          </table:table-cell>
          <table:table-cell office:value-type="float" office:value="5.8378" calcext:value-type="float">
            <text:p>5.8378</text:p>
          </table:table-cell>
          <table:table-cell office:value-type="float" office:value="4.5648" calcext:value-type="float">
            <text:p>4.5648</text:p>
          </table:table-cell>
          <table:table-cell office:value-type="float" office:value="23.3752" calcext:value-type="float">
            <text:p>23.3752</text:p>
          </table:table-cell>
          <table:table-cell office:value-type="float" office:value="0.487" calcext:value-type="float">
            <text:p>0.487</text:p>
          </table:table-cell>
          <table:table-cell office:value-type="float" office:value="62.2061" calcext:value-type="float">
            <text:p>62.2061</text:p>
          </table:table-cell>
          <table:table-cell office:value-type="float" office:value="4.7861" calcext:value-type="float">
            <text:p>4.7861</text:p>
          </table:table-cell>
          <table:table-cell table:formula="of:=[.B109]+[.D109]+[.F109]+[.H109]+[.J109]" office:value-type="float" office:value="48.0021" calcext:value-type="float">
            <text:p>48.00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n4+</text:p>
          </table:table-cell>
          <table:table-cell office:value-type="float" office:value="18.9333" calcext:value-type="float">
            <text:p>18.9333</text:p>
          </table:table-cell>
          <table:table-cell office:value-type="float" office:value="5.764" calcext:value-type="float">
            <text:p>5.764</text:p>
          </table:table-cell>
          <table:table-cell office:value-type="float" office:value="19.7131" calcext:value-type="float">
            <text:p>19.7131</text:p>
          </table:table-cell>
          <table:table-cell office:value-type="float" office:value="0.4655" calcext:value-type="float">
            <text:p>0.4655</text:p>
          </table:table-cell>
          <table:table-cell office:value-type="float" office:value="3.4182" calcext:value-type="float">
            <text:p>3.4182</text:p>
          </table:table-cell>
          <table:table-cell office:value-type="float" office:value="14.0049" calcext:value-type="float">
            <text:p>14.0049</text:p>
          </table:table-cell>
          <table:table-cell office:value-type="float" office:value="0.0193" calcext:value-type="float">
            <text:p>0.0193</text:p>
          </table:table-cell>
          <table:table-cell office:value-type="float" office:value="-0.7583" calcext:value-type="float">
            <text:p>-0.7583</text:p>
          </table:table-cell>
          <table:table-cell office:value-type="float" office:value="3.9182" calcext:value-type="float">
            <text:p>3.9182</text:p>
          </table:table-cell>
          <table:table-cell table:formula="of:=[.B110]+[.D110]+[.F110]+[.H110]+[.J110]" office:value-type="float" office:value="46.0021" calcext:value-type="float">
            <text:p>46.00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19.6418" calcext:value-type="float">
            <text:p>19.6418</text:p>
          </table:table-cell>
          <table:table-cell office:value-type="float" office:value="5.3034" calcext:value-type="float">
            <text:p>5.3034</text:p>
          </table:table-cell>
          <table:table-cell office:value-type="float" office:value="19.0455" calcext:value-type="float">
            <text:p>19.0455</text:p>
          </table:table-cell>
          <table:table-cell office:value-type="float" office:value="0.4607" calcext:value-type="float">
            <text:p>0.4607</text:p>
          </table:table-cell>
          <table:table-cell office:value-type="float" office:value="5.0371" calcext:value-type="float">
            <text:p>5.0371</text:p>
          </table:table-cell>
          <table:table-cell office:value-type="float" office:value="27.9074" calcext:value-type="float">
            <text:p>27.9074</text:p>
          </table:table-cell>
          <table:table-cell office:value-type="float" office:value="2.6827" calcext:value-type="float">
            <text:p>2.6827</text:p>
          </table:table-cell>
          <table:table-cell office:value-type="float" office:value="75.2825" calcext:value-type="float">
            <text:p>75.2825</text:p>
          </table:table-cell>
          <table:table-cell office:value-type="float" office:value="4.5909" calcext:value-type="float">
            <text:p>4.5909</text:p>
          </table:table-cell>
          <table:table-cell table:formula="of:=[.B111]+[.D111]+[.F111]+[.H111]+[.J111]" office:value-type="float" office:value="50.998" calcext:value-type="float">
            <text:p>50.9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b3+</text:p>
          </table:table-cell>
          <table:table-cell office:value-type="float" office:value="18.9755" calcext:value-type="float">
            <text:p>18.9755</text:p>
          </table:table-cell>
          <table:table-cell office:value-type="float" office:value="0.467196" calcext:value-type="float">
            <text:p>0.467196</text:p>
          </table:table-cell>
          <table:table-cell office:value-type="float" office:value="18.933" calcext:value-type="float">
            <text:p>18.933</text:p>
          </table:table-cell>
          <table:table-cell office:value-type="float" office:value="5.22126" calcext:value-type="float">
            <text:p>5.22126</text:p>
          </table:table-cell>
          <table:table-cell office:value-type="float" office:value="5.10789" calcext:value-type="float">
            <text:p>5.10789</text:p>
          </table:table-cell>
          <table:table-cell office:value-type="float" office:value="19.5902" calcext:value-type="float">
            <text:p>19.5902</text:p>
          </table:table-cell>
          <table:table-cell office:value-type="float" office:value="0.288753" calcext:value-type="float">
            <text:p>0.288753</text:p>
          </table:table-cell>
          <table:table-cell office:value-type="float" office:value="55.5113" calcext:value-type="float">
            <text:p>55.5113</text:p>
          </table:table-cell>
          <table:table-cell office:value-type="float" office:value="4.69626" calcext:value-type="float">
            <text:p>4.69626</text:p>
          </table:table-cell>
          <table:table-cell table:formula="of:=[.B112]+[.D112]+[.F112]+[.H112]+[.J112]" office:value-type="float" office:value="48.001403" calcext:value-type="float">
            <text:p>48.0014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b5+</text:p>
          </table:table-cell>
          <table:table-cell office:value-type="float" office:value="19.8685" calcext:value-type="float">
            <text:p>19.8685</text:p>
          </table:table-cell>
          <table:table-cell office:value-type="float" office:value="5.44853" calcext:value-type="float">
            <text:p>5.44853</text:p>
          </table:table-cell>
          <table:table-cell office:value-type="float" office:value="19.0302" calcext:value-type="float">
            <text:p>19.0302</text:p>
          </table:table-cell>
          <table:table-cell office:value-type="float" office:value="0.467973" calcext:value-type="float">
            <text:p>0.467973</text:p>
          </table:table-cell>
          <table:table-cell office:value-type="float" office:value="2.41253" calcext:value-type="float">
            <text:p>2.41253</text:p>
          </table:table-cell>
          <table:table-cell office:value-type="float" office:value="14.1259" calcext:value-type="float">
            <text:p>14.1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9263" calcext:value-type="float">
            <text:p>4.69263</text:p>
          </table:table-cell>
          <table:table-cell table:formula="of:=[.B113]+[.D113]+[.F113]+[.H113]+[.J113]" office:value-type="float" office:value="46.00386" calcext:value-type="float">
            <text:p>46.003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19.9644" calcext:value-type="float">
            <text:p>19.9644</text:p>
          </table:table-cell>
          <table:table-cell office:value-type="float" office:value="4.81742" calcext:value-type="float">
            <text:p>4.81742</text:p>
          </table:table-cell>
          <table:table-cell office:value-type="float" office:value="19.0138" calcext:value-type="float">
            <text:p>19.0138</text:p>
          </table:table-cell>
          <table:table-cell office:value-type="float" office:value="0.420885" calcext:value-type="float">
            <text:p>0.420885</text:p>
          </table:table-cell>
          <table:table-cell office:value-type="float" office:value="6.14487" calcext:value-type="float">
            <text:p>6.14487</text:p>
          </table:table-cell>
          <table:table-cell office:value-type="float" office:value="28.5284" calcext:value-type="float">
            <text:p>28.5284</text:p>
          </table:table-cell>
          <table:table-cell office:value-type="float" office:value="2.5239" calcext:value-type="float">
            <text:p>2.5239</text:p>
          </table:table-cell>
          <table:table-cell office:value-type="float" office:value="70.8403" calcext:value-type="float">
            <text:p>70.8403</text:p>
          </table:table-cell>
          <table:table-cell office:value-type="float" office:value="4.352" calcext:value-type="float">
            <text:p>4.352</text:p>
          </table:table-cell>
          <table:table-cell table:formula="of:=[.B114]+[.D114]+[.F114]+[.H114]+[.J114]" office:value-type="float" office:value="51.99897" calcext:value-type="float">
            <text:p>51.998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.1472" calcext:value-type="float">
            <text:p>20.1472</text:p>
          </table:table-cell>
          <table:table-cell office:value-type="float" office:value="4.347" calcext:value-type="float">
            <text:p>4.347</text:p>
          </table:table-cell>
          <table:table-cell office:value-type="float" office:value="18.9949" calcext:value-type="float">
            <text:p>18.9949</text:p>
          </table:table-cell>
          <table:table-cell office:value-type="float" office:value="0.3814" calcext:value-type="float">
            <text:p>0.3814</text:p>
          </table:table-cell>
          <table:table-cell office:value-type="float" office:value="7.5138" calcext:value-type="float">
            <text:p>7.5138</text:p>
          </table:table-cell>
          <table:table-cell office:value-type="float" office:value="27.766" calcext:value-type="float">
            <text:p>27.766</text:p>
          </table:table-cell>
          <table:table-cell office:value-type="float" office:value="2.2735" calcext:value-type="float">
            <text:p>2.2735</text:p>
          </table:table-cell>
          <table:table-cell office:value-type="float" office:value="66.8776" calcext:value-type="float">
            <text:p>66.8776</text:p>
          </table:table-cell>
          <table:table-cell office:value-type="float" office:value="4.0712" calcext:value-type="float">
            <text:p>4.0712</text:p>
          </table:table-cell>
          <table:table-cell table:formula="of:=[.B115]+[.D115]+[.F115]+[.H115]+[.J115]" office:value-type="float" office:value="53.0006" calcext:value-type="float">
            <text:p>53.00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1-</text:p>
          </table:table-cell>
          <table:table-cell office:value-type="float" office:value="20.2332" calcext:value-type="float">
            <text:p>20.2332</text:p>
          </table:table-cell>
          <table:table-cell office:value-type="float" office:value="4.3579" calcext:value-type="float">
            <text:p>4.3579</text:p>
          </table:table-cell>
          <table:table-cell office:value-type="float" office:value="18.997" calcext:value-type="float">
            <text:p>18.997</text:p>
          </table:table-cell>
          <table:table-cell office:value-type="float" office:value="0.3815" calcext:value-type="float">
            <text:p>0.3815</text:p>
          </table:table-cell>
          <table:table-cell office:value-type="float" office:value="7.8069" calcext:value-type="float">
            <text:p>7.8069</text:p>
          </table:table-cell>
          <table:table-cell office:value-type="float" office:value="29.5259" calcext:value-type="float">
            <text:p>29.5259</text:p>
          </table:table-cell>
          <table:table-cell office:value-type="float" office:value="2.8868" calcext:value-type="float">
            <text:p>2.8868</text:p>
          </table:table-cell>
          <table:table-cell office:value-type="float" office:value="84.9304" calcext:value-type="float">
            <text:p>84.9304</text:p>
          </table:table-cell>
          <table:table-cell office:value-type="float" office:value="4.0714" calcext:value-type="float">
            <text:p>4.0714</text:p>
          </table:table-cell>
          <table:table-cell table:formula="of:=[.B116]+[.D116]+[.F116]+[.H116]+[.J116]" office:value-type="float" office:value="53.9953" calcext:value-type="float">
            <text:p>53.99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20.2933" calcext:value-type="float">
            <text:p>20.2933</text:p>
          </table:table-cell>
          <table:table-cell office:value-type="float" office:value="3.9282" calcext:value-type="float">
            <text:p>3.9282</text:p>
          </table:table-cell>
          <table:table-cell office:value-type="float" office:value="19.0298" calcext:value-type="float">
            <text:p>19.0298</text:p>
          </table:table-cell>
          <table:table-cell office:value-type="float" office:value="0.344" calcext:value-type="float">
            <text:p>0.344</text:p>
          </table:table-cell>
          <table:table-cell office:value-type="float" office:value="8.9767" calcext:value-type="float">
            <text:p>8.9767</text:p>
          </table:table-cell>
          <table:table-cell office:value-type="float" office:value="26.4659" calcext:value-type="float">
            <text:p>26.4659</text:p>
          </table:table-cell>
          <table:table-cell office:value-type="float" office:value="1.99" calcext:value-type="float">
            <text:p>1.99</text:p>
          </table:table-cell>
          <table:table-cell office:value-type="float" office:value="64.2658" calcext:value-type="float">
            <text:p>64.2658</text:p>
          </table:table-cell>
          <table:table-cell office:value-type="float" office:value="3.7118" calcext:value-type="float">
            <text:p>3.7118</text:p>
          </table:table-cell>
          <table:table-cell table:formula="of:=[.B117]+[.D117]+[.F117]+[.H117]+[.J117]" office:value-type="float" office:value="54.0016" calcext:value-type="float">
            <text:p>54.00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20.3892" calcext:value-type="float">
            <text:p>20.3892</text:p>
          </table:table-cell>
          <table:table-cell office:value-type="float" office:value="3.569" calcext:value-type="float">
            <text:p>3.569</text:p>
          </table:table-cell>
          <table:table-cell office:value-type="float" office:value="19.1062" calcext:value-type="float">
            <text:p>19.1062</text:p>
          </table:table-cell>
          <table:table-cell office:value-type="float" office:value="0.3107" calcext:value-type="float">
            <text:p>0.3107</text:p>
          </table:table-cell>
          <table:table-cell office:value-type="float" office:value="10.662" calcext:value-type="float">
            <text:p>10.662</text:p>
          </table:table-cell>
          <table:table-cell office:value-type="float" office:value="24.3879" calcext:value-type="float">
            <text:p>24.3879</text:p>
          </table:table-cell>
          <table:table-cell office:value-type="float" office:value="1.4953" calcext:value-type="float">
            <text:p>1.4953</text:p>
          </table:table-cell>
          <table:table-cell office:value-type="float" office:value="213.904" calcext:value-type="float">
            <text:p>213.904</text:p>
          </table:table-cell>
          <table:table-cell office:value-type="float" office:value="3.3352" calcext:value-type="float">
            <text:p>3.3352</text:p>
          </table:table-cell>
          <table:table-cell table:formula="of:=[.B118]+[.D118]+[.F118]+[.H118]+[.J118]" office:value-type="float" office:value="54.9879" calcext:value-type="float">
            <text:p>54.98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s1+</text:p>
          </table:table-cell>
          <table:table-cell office:value-type="float" office:value="20.3524" calcext:value-type="float">
            <text:p>20.3524</text:p>
          </table:table-cell>
          <table:table-cell office:value-type="float" office:value="3.552" calcext:value-type="float">
            <text:p>3.552</text:p>
          </table:table-cell>
          <table:table-cell office:value-type="float" office:value="19.1278" calcext:value-type="float">
            <text:p>19.1278</text:p>
          </table:table-cell>
          <table:table-cell office:value-type="float" office:value="0.3086" calcext:value-type="float">
            <text:p>0.3086</text:p>
          </table:table-cell>
          <table:table-cell office:value-type="float" office:value="10.2821" calcext:value-type="float">
            <text:p>10.2821</text:p>
          </table:table-cell>
          <table:table-cell office:value-type="float" office:value="23.7128" calcext:value-type="float">
            <text:p>23.7128</text:p>
          </table:table-cell>
          <table:table-cell office:value-type="float" office:value="0.9615" calcext:value-type="float">
            <text:p>0.9615</text:p>
          </table:table-cell>
          <table:table-cell office:value-type="float" office:value="59.4565" calcext:value-type="float">
            <text:p>59.4565</text:p>
          </table:table-cell>
          <table:table-cell office:value-type="float" office:value="3.2791" calcext:value-type="float">
            <text:p>3.2791</text:p>
          </table:table-cell>
          <table:table-cell table:formula="of:=[.B119]+[.D119]+[.F119]+[.H119]+[.J119]" office:value-type="float" office:value="54.0029" calcext:value-type="float">
            <text:p>54.00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0.3361" calcext:value-type="float">
            <text:p>20.3361</text:p>
          </table:table-cell>
          <table:table-cell office:value-type="float" office:value="3.216" calcext:value-type="float">
            <text:p>3.216</text:p>
          </table:table-cell>
          <table:table-cell office:value-type="float" office:value="19.297" calcext:value-type="float">
            <text:p>19.297</text:p>
          </table:table-cell>
          <table:table-cell office:value-type="float" office:value="0.2756" calcext:value-type="float">
            <text:p>0.2756</text:p>
          </table:table-cell>
          <table:table-cell office:value-type="float" office:value="10.888" calcext:value-type="float">
            <text:p>10.888</text:p>
          </table:table-cell>
          <table:table-cell office:value-type="float" office:value="20.2073" calcext:value-type="float">
            <text:p>20.2073</text:p>
          </table:table-cell>
          <table:table-cell office:value-type="float" office:value="2.6959" calcext:value-type="float">
            <text:p>2.6959</text:p>
          </table:table-cell>
          <table:table-cell office:value-type="float" office:value="167.202" calcext:value-type="float">
            <text:p>167.202</text:p>
          </table:table-cell>
          <table:table-cell office:value-type="float" office:value="2.7731" calcext:value-type="float">
            <text:p>2.7731</text:p>
          </table:table-cell>
          <table:table-cell table:formula="of:=[.B120]+[.D120]+[.F120]+[.H120]+[.J120]" office:value-type="float" office:value="55.9901" calcext:value-type="float">
            <text:p>55.99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2+</text:p>
          </table:table-cell>
          <table:table-cell office:value-type="float" office:value="20.1807" calcext:value-type="float">
            <text:p>20.1807</text:p>
          </table:table-cell>
          <table:table-cell office:value-type="float" office:value="3.21367" calcext:value-type="float">
            <text:p>3.21367</text:p>
          </table:table-cell>
          <table:table-cell office:value-type="float" office:value="19.1136" calcext:value-type="float">
            <text:p>19.1136</text:p>
          </table:table-cell>
          <table:table-cell office:value-type="float" office:value="0.28331" calcext:value-type="float">
            <text:p>0.28331</text:p>
          </table:table-cell>
          <table:table-cell office:value-type="float" office:value="10.9054" calcext:value-type="float">
            <text:p>10.9054</text:p>
          </table:table-cell>
          <table:table-cell office:value-type="float" office:value="20.0558" calcext:value-type="float">
            <text:p>20.0558</text:p>
          </table:table-cell>
          <table:table-cell office:value-type="float" office:value="0.77634" calcext:value-type="float">
            <text:p>0.77634</text:p>
          </table:table-cell>
          <table:table-cell office:value-type="float" office:value="51.746" calcext:value-type="float">
            <text:p>51.746</text:p>
          </table:table-cell>
          <table:table-cell office:value-type="float" office:value="3.02902" calcext:value-type="float">
            <text:p>3.02902</text:p>
          </table:table-cell>
          <table:table-cell table:formula="of:=[.B121]+[.D121]+[.F121]+[.H121]+[.J121]" office:value-type="float" office:value="54.00506" calcext:value-type="float">
            <text:p>54.005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20.578" calcext:value-type="float">
            <text:p>20.578</text:p>
          </table:table-cell>
          <table:table-cell office:value-type="float" office:value="2.94817" calcext:value-type="float">
            <text:p>2.94817</text:p>
          </table:table-cell>
          <table:table-cell office:value-type="float" office:value="19.599" calcext:value-type="float">
            <text:p>19.599</text:p>
          </table:table-cell>
          <table:table-cell office:value-type="float" office:value="0.244475" calcext:value-type="float">
            <text:p>0.244475</text:p>
          </table:table-cell>
          <table:table-cell office:value-type="float" office:value="11.3727" calcext:value-type="float">
            <text:p>11.3727</text:p>
          </table:table-cell>
          <table:table-cell office:value-type="float" office:value="18.7726" calcext:value-type="float">
            <text:p>18.7726</text:p>
          </table:table-cell>
          <table:table-cell office:value-type="float" office:value="3.28719" calcext:value-type="float">
            <text:p>3.28719</text:p>
          </table:table-cell>
          <table:table-cell office:value-type="float" office:value="133.124" calcext:value-type="float">
            <text:p>133.124</text:p>
          </table:table-cell>
          <table:table-cell office:value-type="float" office:value="2.14678" calcext:value-type="float">
            <text:p>2.14678</text:p>
          </table:table-cell>
          <table:table-cell table:formula="of:=[.B122]+[.D122]+[.F122]+[.H122]+[.J122]" office:value-type="float" office:value="56.98367" calcext:value-type="float">
            <text:p>56.983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3+</text:p>
          </table:table-cell>
          <table:table-cell office:value-type="float" office:value="20.2489" calcext:value-type="float">
            <text:p>20.2489</text:p>
          </table:table-cell>
          <table:table-cell office:value-type="float" office:value="2.9207" calcext:value-type="float">
            <text:p>2.9207</text:p>
          </table:table-cell>
          <table:table-cell office:value-type="float" office:value="19.3763" calcext:value-type="float">
            <text:p>19.3763</text:p>
          </table:table-cell>
          <table:table-cell office:value-type="float" office:value="0.250698" calcext:value-type="float">
            <text:p>0.250698</text:p>
          </table:table-cell>
          <table:table-cell office:value-type="float" office:value="11.6323" calcext:value-type="float">
            <text:p>11.6323</text:p>
          </table:table-cell>
          <table:table-cell office:value-type="float" office:value="17.8211" calcext:value-type="float">
            <text:p>17.8211</text:p>
          </table:table-cell>
          <table:table-cell office:value-type="float" office:value="0.336048" calcext:value-type="float">
            <text:p>0.336048</text:p>
          </table:table-cell>
          <table:table-cell office:value-type="float" office:value="54.9453" calcext:value-type="float">
            <text:p>54.9453</text:p>
          </table:table-cell>
          <table:table-cell office:value-type="float" office:value="2.4086" calcext:value-type="float">
            <text:p>2.4086</text:p>
          </table:table-cell>
          <table:table-cell table:formula="of:=[.B123]+[.D123]+[.F123]+[.H123]+[.J123]" office:value-type="float" office:value="54.002148" calcext:value-type="float">
            <text:p>54.0021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21.1671" calcext:value-type="float">
            <text:p>21.1671</text:p>
          </table:table-cell>
          <table:table-cell office:value-type="float" office:value="2.81219" calcext:value-type="float">
            <text:p>2.81219</text:p>
          </table:table-cell>
          <table:table-cell office:value-type="float" office:value="19.7695" calcext:value-type="float">
            <text:p>19.7695</text:p>
          </table:table-cell>
          <table:table-cell office:value-type="float" office:value="0.226836" calcext:value-type="float">
            <text:p>0.226836</text:p>
          </table:table-cell>
          <table:table-cell office:value-type="float" office:value="11.8513" calcext:value-type="float">
            <text:p>11.8513</text:p>
          </table:table-cell>
          <table:table-cell office:value-type="float" office:value="17.6083" calcext:value-type="float">
            <text:p>17.6083</text:p>
          </table:table-cell>
          <table:table-cell office:value-type="float" office:value="3.33049" calcext:value-type="float">
            <text:p>3.33049</text:p>
          </table:table-cell>
          <table:table-cell office:value-type="float" office:value="127.113" calcext:value-type="float">
            <text:p>127.113</text:p>
          </table:table-cell>
          <table:table-cell office:value-type="float" office:value="1.86264" calcext:value-type="float">
            <text:p>1.86264</text:p>
          </table:table-cell>
          <table:table-cell table:formula="of:=[.B124]+[.D124]+[.F124]+[.H124]+[.J124]" office:value-type="float" office:value="57.98103" calcext:value-type="float">
            <text:p>57.981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e3+</text:p>
          </table:table-cell>
          <table:table-cell office:value-type="float" office:value="20.8036" calcext:value-type="float">
            <text:p>20.8036</text:p>
          </table:table-cell>
          <table:table-cell office:value-type="float" office:value="2.77691" calcext:value-type="float">
            <text:p>2.77691</text:p>
          </table:table-cell>
          <table:table-cell office:value-type="float" office:value="19.559" calcext:value-type="float">
            <text:p>19.559</text:p>
          </table:table-cell>
          <table:table-cell office:value-type="float" office:value="0.23154" calcext:value-type="float">
            <text:p>0.23154</text:p>
          </table:table-cell>
          <table:table-cell office:value-type="float" office:value="11.9369" calcext:value-type="float">
            <text:p>11.9369</text:p>
          </table:table-cell>
          <table:table-cell office:value-type="float" office:value="16.5408" calcext:value-type="float">
            <text:p>16.5408</text:p>
          </table:table-cell>
          <table:table-cell office:value-type="float" office:value="0.612376" calcext:value-type="float">
            <text:p>0.612376</text:p>
          </table:table-cell>
          <table:table-cell office:value-type="float" office:value="43.1692" calcext:value-type="float">
            <text:p>43.1692</text:p>
          </table:table-cell>
          <table:table-cell office:value-type="float" office:value="2.09013" calcext:value-type="float">
            <text:p>2.09013</text:p>
          </table:table-cell>
          <table:table-cell table:formula="of:=[.B125]+[.D125]+[.F125]+[.H125]+[.J125]" office:value-type="float" office:value="55.002006" calcext:value-type="float">
            <text:p>55.0020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e4+</text:p>
          </table:table-cell>
          <table:table-cell office:value-type="float" office:value="20.3235" calcext:value-type="float">
            <text:p>20.3235</text:p>
          </table:table-cell>
          <table:table-cell office:value-type="float" office:value="2.65941" calcext:value-type="float">
            <text:p>2.65941</text:p>
          </table:table-cell>
          <table:table-cell office:value-type="float" office:value="19.8186" calcext:value-type="float">
            <text:p>19.8186</text:p>
          </table:table-cell>
          <table:table-cell office:value-type="float" office:value="0.21885" calcext:value-type="float">
            <text:p>0.21885</text:p>
          </table:table-cell>
          <table:table-cell office:value-type="float" office:value="12.1233" calcext:value-type="float">
            <text:p>12.1233</text:p>
          </table:table-cell>
          <table:table-cell office:value-type="float" office:value="15.7992" calcext:value-type="float">
            <text:p>15.7992</text:p>
          </table:table-cell>
          <table:table-cell office:value-type="float" office:value="0.144583" calcext:value-type="float">
            <text:p>0.144583</text:p>
          </table:table-cell>
          <table:table-cell office:value-type="float" office:value="62.2355" calcext:value-type="float">
            <text:p>62.2355</text:p>
          </table:table-cell>
          <table:table-cell office:value-type="float" office:value="1.5918" calcext:value-type="float">
            <text:p>1.5918</text:p>
          </table:table-cell>
          <table:table-cell table:formula="of:=[.B126]+[.D126]+[.F126]+[.H126]+[.J126]" office:value-type="float" office:value="54.001783" calcext:value-type="float">
            <text:p>54.0017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22.044" calcext:value-type="float">
            <text:p>22.044</text:p>
          </table:table-cell>
          <table:table-cell office:value-type="float" office:value="2.77393" calcext:value-type="float">
            <text:p>2.77393</text:p>
          </table:table-cell>
          <table:table-cell office:value-type="float" office:value="19.6697" calcext:value-type="float">
            <text:p>19.6697</text:p>
          </table:table-cell>
          <table:table-cell office:value-type="float" office:value="0.222087" calcext:value-type="float">
            <text:p>0.222087</text:p>
          </table:table-cell>
          <table:table-cell office:value-type="float" office:value="12.3856" calcext:value-type="float">
            <text:p>12.3856</text:p>
          </table:table-cell>
          <table:table-cell office:value-type="float" office:value="16.7669" calcext:value-type="float">
            <text:p>16.7669</text:p>
          </table:table-cell>
          <table:table-cell office:value-type="float" office:value="2.82428" calcext:value-type="float">
            <text:p>2.82428</text:p>
          </table:table-cell>
          <table:table-cell office:value-type="float" office:value="143.644" calcext:value-type="float">
            <text:p>143.644</text:p>
          </table:table-cell>
          <table:table-cell office:value-type="float" office:value="2.0583" calcext:value-type="float">
            <text:p>2.0583</text:p>
          </table:table-cell>
          <table:table-cell table:formula="of:=[.B127]+[.D127]+[.F127]+[.H127]+[.J127]" office:value-type="float" office:value="58.98188" calcext:value-type="float">
            <text:p>58.981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3+</text:p>
          </table:table-cell>
          <table:table-cell office:value-type="float" office:value="21.3727" calcext:value-type="float">
            <text:p>21.3727</text:p>
          </table:table-cell>
          <table:table-cell office:value-type="float" office:value="2.6452" calcext:value-type="float">
            <text:p>2.6452</text:p>
          </table:table-cell>
          <table:table-cell office:value-type="float" office:value="19.7491" calcext:value-type="float">
            <text:p>19.7491</text:p>
          </table:table-cell>
          <table:table-cell office:value-type="float" office:value="0.214299" calcext:value-type="float">
            <text:p>0.214299</text:p>
          </table:table-cell>
          <table:table-cell office:value-type="float" office:value="12.1329" calcext:value-type="float">
            <text:p>12.1329</text:p>
          </table:table-cell>
          <table:table-cell office:value-type="float" office:value="15.323" calcext:value-type="float">
            <text:p>15.323</text:p>
          </table:table-cell>
          <table:table-cell office:value-type="float" office:value="0.97518" calcext:value-type="float">
            <text:p>0.97518</text:p>
          </table:table-cell>
          <table:table-cell office:value-type="float" office:value="36.4065" calcext:value-type="float">
            <text:p>36.4065</text:p>
          </table:table-cell>
          <table:table-cell office:value-type="float" office:value="1.77132" calcext:value-type="float">
            <text:p>1.77132</text:p>
          </table:table-cell>
          <table:table-cell table:formula="of:=[.B128]+[.D128]+[.F128]+[.H128]+[.J128]" office:value-type="float" office:value="56.0012" calcext:value-type="float">
            <text:p>56.00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4+</text:p>
          </table:table-cell>
          <table:table-cell office:value-type="float" office:value="20.9413" calcext:value-type="float">
            <text:p>20.9413</text:p>
          </table:table-cell>
          <table:table-cell office:value-type="float" office:value="2.54467" calcext:value-type="float">
            <text:p>2.54467</text:p>
          </table:table-cell>
          <table:table-cell office:value-type="float" office:value="20.0539" calcext:value-type="float">
            <text:p>20.0539</text:p>
          </table:table-cell>
          <table:table-cell office:value-type="float" office:value="0.202481" calcext:value-type="float">
            <text:p>0.202481</text:p>
          </table:table-cell>
          <table:table-cell office:value-type="float" office:value="12.4668" calcext:value-type="float">
            <text:p>12.4668</text:p>
          </table:table-cell>
          <table:table-cell office:value-type="float" office:value="14.8137" calcext:value-type="float">
            <text:p>14.8137</text:p>
          </table:table-cell>
          <table:table-cell office:value-type="float" office:value="0.296689" calcext:value-type="float">
            <text:p>0.296689</text:p>
          </table:table-cell>
          <table:table-cell office:value-type="float" office:value="45.4643" calcext:value-type="float">
            <text:p>45.4643</text:p>
          </table:table-cell>
          <table:table-cell office:value-type="float" office:value="1.24285" calcext:value-type="float">
            <text:p>1.24285</text:p>
          </table:table-cell>
          <table:table-cell table:formula="of:=[.B129]+[.D129]+[.F129]+[.H129]+[.J129]" office:value-type="float" office:value="55.001539" calcext:value-type="float">
            <text:p>55.0015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22.6845" calcext:value-type="float">
            <text:p>22.6845</text:p>
          </table:table-cell>
          <table:table-cell office:value-type="float" office:value="2.66248" calcext:value-type="float">
            <text:p>2.66248</text:p>
          </table:table-cell>
          <table:table-cell office:value-type="float" office:value="19.6847" calcext:value-type="float">
            <text:p>19.6847</text:p>
          </table:table-cell>
          <table:table-cell office:value-type="float" office:value="0.210628" calcext:value-type="float">
            <text:p>0.210628</text:p>
          </table:table-cell>
          <table:table-cell office:value-type="float" office:value="12.774" calcext:value-type="float">
            <text:p>12.774</text:p>
          </table:table-cell>
          <table:table-cell office:value-type="float" office:value="15.885" calcext:value-type="float">
            <text:p>15.885</text:p>
          </table:table-cell>
          <table:table-cell office:value-type="float" office:value="2.85137" calcext:value-type="float">
            <text:p>2.85137</text:p>
          </table:table-cell>
          <table:table-cell office:value-type="float" office:value="137.903" calcext:value-type="float">
            <text:p>137.903</text:p>
          </table:table-cell>
          <table:table-cell office:value-type="float" office:value="1.98486" calcext:value-type="float">
            <text:p>1.98486</text:p>
          </table:table-cell>
          <table:table-cell table:formula="of:=[.B130]+[.D130]+[.F130]+[.H130]+[.J130]" office:value-type="float" office:value="59.97943" calcext:value-type="float">
            <text:p>59.979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d3+</text:p>
          </table:table-cell>
          <table:table-cell office:value-type="float" office:value="21.961" calcext:value-type="float">
            <text:p>21.961</text:p>
          </table:table-cell>
          <table:table-cell office:value-type="float" office:value="2.52722" calcext:value-type="float">
            <text:p>2.52722</text:p>
          </table:table-cell>
          <table:table-cell office:value-type="float" office:value="19.9339" calcext:value-type="float">
            <text:p>19.9339</text:p>
          </table:table-cell>
          <table:table-cell office:value-type="float" office:value="0.199237" calcext:value-type="float">
            <text:p>0.199237</text:p>
          </table:table-cell>
          <table:table-cell office:value-type="float" office:value="12.12" calcext:value-type="float">
            <text:p>12.12</text:p>
          </table:table-cell>
          <table:table-cell office:value-type="float" office:value="14.1783" calcext:value-type="float">
            <text:p>14.1783</text:p>
          </table:table-cell>
          <table:table-cell office:value-type="float" office:value="1.51031" calcext:value-type="float">
            <text:p>1.51031</text:p>
          </table:table-cell>
          <table:table-cell office:value-type="float" office:value="30.8717" calcext:value-type="float">
            <text:p>30.8717</text:p>
          </table:table-cell>
          <table:table-cell office:value-type="float" office:value="1.47588" calcext:value-type="float">
            <text:p>1.47588</text:p>
          </table:table-cell>
          <table:table-cell table:formula="of:=[.B131]+[.D131]+[.F131]+[.H131]+[.J131]" office:value-type="float" office:value="57.00109" calcext:value-type="float">
            <text:p>57.001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23.3405" calcext:value-type="float">
            <text:p>23.3405</text:p>
          </table:table-cell>
          <table:table-cell office:value-type="float" office:value="2.5627" calcext:value-type="float">
            <text:p>2.5627</text:p>
          </table:table-cell>
          <table:table-cell office:value-type="float" office:value="19.6095" calcext:value-type="float">
            <text:p>19.6095</text:p>
          </table:table-cell>
          <table:table-cell office:value-type="float" office:value="0.202088" calcext:value-type="float">
            <text:p>0.202088</text:p>
          </table:table-cell>
          <table:table-cell office:value-type="float" office:value="13.1235" calcext:value-type="float">
            <text:p>13.1235</text:p>
          </table:table-cell>
          <table:table-cell office:value-type="float" office:value="15.1009" calcext:value-type="float">
            <text:p>15.1009</text:p>
          </table:table-cell>
          <table:table-cell office:value-type="float" office:value="2.87516" calcext:value-type="float">
            <text:p>2.87516</text:p>
          </table:table-cell>
          <table:table-cell office:value-type="float" office:value="132.721" calcext:value-type="float">
            <text:p>132.721</text:p>
          </table:table-cell>
          <table:table-cell office:value-type="float" office:value="2.02876" calcext:value-type="float">
            <text:p>2.02876</text:p>
          </table:table-cell>
          <table:table-cell table:formula="of:=[.B132]+[.D132]+[.F132]+[.H132]+[.J132]" office:value-type="float" office:value="60.97742" calcext:value-type="float">
            <text:p>60.977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3+</text:p>
          </table:table-cell>
          <table:table-cell office:value-type="float" office:value="22.5527" calcext:value-type="float">
            <text:p>22.5527</text:p>
          </table:table-cell>
          <table:table-cell office:value-type="float" office:value="2.4174" calcext:value-type="float">
            <text:p>2.4174</text:p>
          </table:table-cell>
          <table:table-cell office:value-type="float" office:value="20.1108" calcext:value-type="float">
            <text:p>20.1108</text:p>
          </table:table-cell>
          <table:table-cell office:value-type="float" office:value="0.185769" calcext:value-type="float">
            <text:p>0.185769</text:p>
          </table:table-cell>
          <table:table-cell office:value-type="float" office:value="12.0671" calcext:value-type="float">
            <text:p>12.0671</text:p>
          </table:table-cell>
          <table:table-cell office:value-type="float" office:value="13.1275" calcext:value-type="float">
            <text:p>13.1275</text:p>
          </table:table-cell>
          <table:table-cell office:value-type="float" office:value="2.07492" calcext:value-type="float">
            <text:p>2.07492</text:p>
          </table:table-cell>
          <table:table-cell office:value-type="float" office:value="27.4491" calcext:value-type="float">
            <text:p>27.4491</text:p>
          </table:table-cell>
          <table:table-cell office:value-type="float" office:value="1.19499" calcext:value-type="float">
            <text:p>1.19499</text:p>
          </table:table-cell>
          <table:table-cell table:formula="of:=[.B133]+[.D133]+[.F133]+[.H133]+[.J133]" office:value-type="float" office:value="58.00051" calcext:value-type="float">
            <text:p>58.000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24.0042" calcext:value-type="float">
            <text:p>24.0042</text:p>
          </table:table-cell>
          <table:table-cell office:value-type="float" office:value="2.47274" calcext:value-type="float">
            <text:p>2.47274</text:p>
          </table:table-cell>
          <table:table-cell office:value-type="float" office:value="19.4258" calcext:value-type="float">
            <text:p>19.4258</text:p>
          </table:table-cell>
          <table:table-cell office:value-type="float" office:value="0.196451" calcext:value-type="float">
            <text:p>0.196451</text:p>
          </table:table-cell>
          <table:table-cell office:value-type="float" office:value="13.4396" calcext:value-type="float">
            <text:p>13.4396</text:p>
          </table:table-cell>
          <table:table-cell office:value-type="float" office:value="14.3996" calcext:value-type="float">
            <text:p>14.3996</text:p>
          </table:table-cell>
          <table:table-cell office:value-type="float" office:value="2.89604" calcext:value-type="float">
            <text:p>2.89604</text:p>
          </table:table-cell>
          <table:table-cell office:value-type="float" office:value="128.007" calcext:value-type="float">
            <text:p>128.007</text:p>
          </table:table-cell>
          <table:table-cell office:value-type="float" office:value="2.20963" calcext:value-type="float">
            <text:p>2.20963</text:p>
          </table:table-cell>
          <table:table-cell table:formula="of:=[.B134]+[.D134]+[.F134]+[.H134]+[.J134]" office:value-type="float" office:value="61.97527" calcext:value-type="float">
            <text:p>61.975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m3+</text:p>
          </table:table-cell>
          <table:table-cell office:value-type="float" office:value="23.1504" calcext:value-type="float">
            <text:p>23.1504</text:p>
          </table:table-cell>
          <table:table-cell office:value-type="float" office:value="2.31641" calcext:value-type="float">
            <text:p>2.31641</text:p>
          </table:table-cell>
          <table:table-cell office:value-type="float" office:value="20.2599" calcext:value-type="float">
            <text:p>20.2599</text:p>
          </table:table-cell>
          <table:table-cell office:value-type="float" office:value="0.174081" calcext:value-type="float">
            <text:p>0.174081</text:p>
          </table:table-cell>
          <table:table-cell office:value-type="float" office:value="11.9202" calcext:value-type="float">
            <text:p>11.9202</text:p>
          </table:table-cell>
          <table:table-cell office:value-type="float" office:value="12.1571" calcext:value-type="float">
            <text:p>12.1571</text:p>
          </table:table-cell>
          <table:table-cell office:value-type="float" office:value="2.71488" calcext:value-type="float">
            <text:p>2.71488</text:p>
          </table:table-cell>
          <table:table-cell office:value-type="float" office:value="24.8242" calcext:value-type="float">
            <text:p>24.8242</text:p>
          </table:table-cell>
          <table:table-cell office:value-type="float" office:value="0.954586" calcext:value-type="float">
            <text:p>0.954586</text:p>
          </table:table-cell>
          <table:table-cell table:formula="of:=[.B135]+[.D135]+[.F135]+[.H135]+[.J135]" office:value-type="float" office:value="58.999966" calcext:value-type="float">
            <text:p>58.9999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24.6274" calcext:value-type="float">
            <text:p>24.6274</text:p>
          </table:table-cell>
          <table:table-cell office:value-type="float" office:value="2.3879" calcext:value-type="float">
            <text:p>2.3879</text:p>
          </table:table-cell>
          <table:table-cell office:value-type="float" office:value="19.0886" calcext:value-type="float">
            <text:p>19.0886</text:p>
          </table:table-cell>
          <table:table-cell office:value-type="float" office:value="0.1942" calcext:value-type="float">
            <text:p>0.1942</text:p>
          </table:table-cell>
          <table:table-cell office:value-type="float" office:value="13.7603" calcext:value-type="float">
            <text:p>13.7603</text:p>
          </table:table-cell>
          <table:table-cell office:value-type="float" office:value="13.7546" calcext:value-type="float">
            <text:p>13.7546</text:p>
          </table:table-cell>
          <table:table-cell office:value-type="float" office:value="2.9227" calcext:value-type="float">
            <text:p>2.9227</text:p>
          </table:table-cell>
          <table:table-cell office:value-type="float" office:value="123.174" calcext:value-type="float">
            <text:p>123.174</text:p>
          </table:table-cell>
          <table:table-cell office:value-type="float" office:value="2.5745" calcext:value-type="float">
            <text:p>2.5745</text:p>
          </table:table-cell>
          <table:table-cell table:formula="of:=[.B136]+[.D136]+[.F136]+[.H136]+[.J136]" office:value-type="float" office:value="62.9735" calcext:value-type="float">
            <text:p>62.97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u2+</text:p>
          </table:table-cell>
          <table:table-cell office:value-type="float" office:value="24.0063" calcext:value-type="float">
            <text:p>24.0063</text:p>
          </table:table-cell>
          <table:table-cell office:value-type="float" office:value="2.27783" calcext:value-type="float">
            <text:p>2.27783</text:p>
          </table:table-cell>
          <table:table-cell office:value-type="float" office:value="19.9504" calcext:value-type="float">
            <text:p>19.9504</text:p>
          </table:table-cell>
          <table:table-cell office:value-type="float" office:value="0.17353" calcext:value-type="float">
            <text:p>0.17353</text:p>
          </table:table-cell>
          <table:table-cell office:value-type="float" office:value="11.8034" calcext:value-type="float">
            <text:p>11.8034</text:p>
          </table:table-cell>
          <table:table-cell office:value-type="float" office:value="11.6096" calcext:value-type="float">
            <text:p>11.6096</text:p>
          </table:table-cell>
          <table:table-cell office:value-type="float" office:value="3.87243" calcext:value-type="float">
            <text:p>3.87243</text:p>
          </table:table-cell>
          <table:table-cell office:value-type="float" office:value="26.5156" calcext:value-type="float">
            <text:p>26.5156</text:p>
          </table:table-cell>
          <table:table-cell office:value-type="float" office:value="1.36389" calcext:value-type="float">
            <text:p>1.36389</text:p>
          </table:table-cell>
          <table:table-cell table:formula="of:=[.B137]+[.D137]+[.F137]+[.H137]+[.J137]" office:value-type="float" office:value="60.99642" calcext:value-type="float">
            <text:p>60.996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u3+</text:p>
          </table:table-cell>
          <table:table-cell office:value-type="float" office:value="23.7497" calcext:value-type="float">
            <text:p>23.7497</text:p>
          </table:table-cell>
          <table:table-cell office:value-type="float" office:value="2.22258" calcext:value-type="float">
            <text:p>2.22258</text:p>
          </table:table-cell>
          <table:table-cell office:value-type="float" office:value="20.3745" calcext:value-type="float">
            <text:p>20.3745</text:p>
          </table:table-cell>
          <table:table-cell office:value-type="float" office:value="0.16394" calcext:value-type="float">
            <text:p>0.16394</text:p>
          </table:table-cell>
          <table:table-cell office:value-type="float" office:value="11.8509" calcext:value-type="float">
            <text:p>11.8509</text:p>
          </table:table-cell>
          <table:table-cell office:value-type="float" office:value="11.311" calcext:value-type="float">
            <text:p>11.311</text:p>
          </table:table-cell>
          <table:table-cell office:value-type="float" office:value="3.26503" calcext:value-type="float">
            <text:p>3.26503</text:p>
          </table:table-cell>
          <table:table-cell office:value-type="float" office:value="22.9966" calcext:value-type="float">
            <text:p>22.9966</text:p>
          </table:table-cell>
          <table:table-cell office:value-type="float" office:value="0.759344" calcext:value-type="float">
            <text:p>0.759344</text:p>
          </table:table-cell>
          <table:table-cell table:formula="of:=[.B138]+[.D138]+[.F138]+[.H138]+[.J138]" office:value-type="float" office:value="59.999474" calcext:value-type="float">
            <text:p>59.9994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25.0709" calcext:value-type="float">
            <text:p>25.0709</text:p>
          </table:table-cell>
          <table:table-cell office:value-type="float" office:value="2.25341" calcext:value-type="float">
            <text:p>2.25341</text:p>
          </table:table-cell>
          <table:table-cell office:value-type="float" office:value="19.0798" calcext:value-type="float">
            <text:p>19.0798</text:p>
          </table:table-cell>
          <table:table-cell office:value-type="float" office:value="0.181951" calcext:value-type="float">
            <text:p>0.181951</text:p>
          </table:table-cell>
          <table:table-cell office:value-type="float" office:value="13.8518" calcext:value-type="float">
            <text:p>13.8518</text:p>
          </table:table-cell>
          <table:table-cell office:value-type="float" office:value="12.9331" calcext:value-type="float">
            <text:p>12.9331</text:p>
          </table:table-cell>
          <table:table-cell office:value-type="float" office:value="3.54545" calcext:value-type="float">
            <text:p>3.54545</text:p>
          </table:table-cell>
          <table:table-cell office:value-type="float" office:value="101.398" calcext:value-type="float">
            <text:p>101.398</text:p>
          </table:table-cell>
          <table:table-cell office:value-type="float" office:value="2.4196" calcext:value-type="float">
            <text:p>2.4196</text:p>
          </table:table-cell>
          <table:table-cell table:formula="of:=[.B139]+[.D139]+[.F139]+[.H139]+[.J139]" office:value-type="float" office:value="63.96755" calcext:value-type="float">
            <text:p>63.967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d3+</text:p>
          </table:table-cell>
          <table:table-cell office:value-type="float" office:value="24.3466" calcext:value-type="float">
            <text:p>24.3466</text:p>
          </table:table-cell>
          <table:table-cell office:value-type="float" office:value="2.13553" calcext:value-type="float">
            <text:p>2.13553</text:p>
          </table:table-cell>
          <table:table-cell office:value-type="float" office:value="20.4208" calcext:value-type="float">
            <text:p>20.4208</text:p>
          </table:table-cell>
          <table:table-cell office:value-type="float" office:value="0.155525" calcext:value-type="float">
            <text:p>0.155525</text:p>
          </table:table-cell>
          <table:table-cell office:value-type="float" office:value="11.8708" calcext:value-type="float">
            <text:p>11.8708</text:p>
          </table:table-cell>
          <table:table-cell office:value-type="float" office:value="10.5782" calcext:value-type="float">
            <text:p>10.5782</text:p>
          </table:table-cell>
          <table:table-cell office:value-type="float" office:value="3.7149" calcext:value-type="float">
            <text:p>3.7149</text:p>
          </table:table-cell>
          <table:table-cell office:value-type="float" office:value="21.7029" calcext:value-type="float">
            <text:p>21.7029</text:p>
          </table:table-cell>
          <table:table-cell office:value-type="float" office:value="0.645089" calcext:value-type="float">
            <text:p>0.645089</text:p>
          </table:table-cell>
          <table:table-cell table:formula="of:=[.B140]+[.D140]+[.F140]+[.H140]+[.J140]" office:value-type="float" office:value="60.998189" calcext:value-type="float">
            <text:p>60.9981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25.8976" calcext:value-type="float">
            <text:p>25.8976</text:p>
          </table:table-cell>
          <table:table-cell office:value-type="float" office:value="2.24256" calcext:value-type="float">
            <text:p>2.24256</text:p>
          </table:table-cell>
          <table:table-cell office:value-type="float" office:value="18.2185" calcext:value-type="float">
            <text:p>18.2185</text:p>
          </table:table-cell>
          <table:table-cell office:value-type="float" office:value="0.196143" calcext:value-type="float">
            <text:p>0.196143</text:p>
          </table:table-cell>
          <table:table-cell office:value-type="float" office:value="14.3167" calcext:value-type="float">
            <text:p>14.3167</text:p>
          </table:table-cell>
          <table:table-cell office:value-type="float" office:value="12.6648" calcext:value-type="float">
            <text:p>12.6648</text:p>
          </table:table-cell>
          <table:table-cell office:value-type="float" office:value="2.95354" calcext:value-type="float">
            <text:p>2.95354</text:p>
          </table:table-cell>
          <table:table-cell office:value-type="float" office:value="115.362" calcext:value-type="float">
            <text:p>115.362</text:p>
          </table:table-cell>
          <table:table-cell office:value-type="float" office:value="3.58324" calcext:value-type="float">
            <text:p>3.58324</text:p>
          </table:table-cell>
          <table:table-cell table:formula="of:=[.B141]+[.D141]+[.F141]+[.H141]+[.J141]" office:value-type="float" office:value="64.96958" calcext:value-type="float">
            <text:p>64.969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b3+</text:p>
          </table:table-cell>
          <table:table-cell office:value-type="float" office:value="24.9559" calcext:value-type="float">
            <text:p>24.9559</text:p>
          </table:table-cell>
          <table:table-cell office:value-type="float" office:value="2.05601" calcext:value-type="float">
            <text:p>2.05601</text:p>
          </table:table-cell>
          <table:table-cell office:value-type="float" office:value="20.3271" calcext:value-type="float">
            <text:p>20.3271</text:p>
          </table:table-cell>
          <table:table-cell office:value-type="float" office:value="0.149525" calcext:value-type="float">
            <text:p>0.149525</text:p>
          </table:table-cell>
          <table:table-cell office:value-type="float" office:value="12.2471" calcext:value-type="float">
            <text:p>12.2471</text:p>
          </table:table-cell>
          <table:table-cell office:value-type="float" office:value="10.0499" calcext:value-type="float">
            <text:p>10.0499</text:p>
          </table:table-cell>
          <table:table-cell office:value-type="float" office:value="3.773" calcext:value-type="float">
            <text:p>3.773</text:p>
          </table:table-cell>
          <table:table-cell office:value-type="float" office:value="21.2773" calcext:value-type="float">
            <text:p>21.2773</text:p>
          </table:table-cell>
          <table:table-cell office:value-type="float" office:value="0.691967" calcext:value-type="float">
            <text:p>0.691967</text:p>
          </table:table-cell>
          <table:table-cell table:formula="of:=[.B142]+[.D142]+[.F142]+[.H142]+[.J142]" office:value-type="float" office:value="61.995067" calcext:value-type="float">
            <text:p>61.9950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26.507" calcext:value-type="float">
            <text:p>26.507</text:p>
          </table:table-cell>
          <table:table-cell office:value-type="float" office:value="2.1802" calcext:value-type="float">
            <text:p>2.1802</text:p>
          </table:table-cell>
          <table:table-cell office:value-type="float" office:value="17.6383" calcext:value-type="float">
            <text:p>17.6383</text:p>
          </table:table-cell>
          <table:table-cell office:value-type="float" office:value="0.202172" calcext:value-type="float">
            <text:p>0.202172</text:p>
          </table:table-cell>
          <table:table-cell office:value-type="float" office:value="14.5596" calcext:value-type="float">
            <text:p>14.5596</text:p>
          </table:table-cell>
          <table:table-cell office:value-type="float" office:value="12.1899" calcext:value-type="float">
            <text:p>12.1899</text:p>
          </table:table-cell>
          <table:table-cell office:value-type="float" office:value="2.96577" calcext:value-type="float">
            <text:p>2.96577</text:p>
          </table:table-cell>
          <table:table-cell office:value-type="float" office:value="111.874" calcext:value-type="float">
            <text:p>111.874</text:p>
          </table:table-cell>
          <table:table-cell office:value-type="float" office:value="4.29728" calcext:value-type="float">
            <text:p>4.29728</text:p>
          </table:table-cell>
          <table:table-cell table:formula="of:=[.B143]+[.D143]+[.F143]+[.H143]+[.J143]" office:value-type="float" office:value="65.96795" calcext:value-type="float">
            <text:p>65.967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y3+</text:p>
          </table:table-cell>
          <table:table-cell office:value-type="float" office:value="25.5395" calcext:value-type="float">
            <text:p>25.5395</text:p>
          </table:table-cell>
          <table:table-cell office:value-type="float" office:value="1.9804" calcext:value-type="float">
            <text:p>1.9804</text:p>
          </table:table-cell>
          <table:table-cell office:value-type="float" office:value="20.2861" calcext:value-type="float">
            <text:p>20.2861</text:p>
          </table:table-cell>
          <table:table-cell office:value-type="float" office:value="0.143384" calcext:value-type="float">
            <text:p>0.143384</text:p>
          </table:table-cell>
          <table:table-cell office:value-type="float" office:value="11.9812" calcext:value-type="float">
            <text:p>11.9812</text:p>
          </table:table-cell>
          <table:table-cell office:value-type="float" office:value="9.34972" calcext:value-type="float">
            <text:p>9.34972</text:p>
          </table:table-cell>
          <table:table-cell office:value-type="float" office:value="4.50073" calcext:value-type="float">
            <text:p>4.50073</text:p>
          </table:table-cell>
          <table:table-cell office:value-type="float" office:value="19.581" calcext:value-type="float">
            <text:p>19.581</text:p>
          </table:table-cell>
          <table:table-cell office:value-type="float" office:value="0.68969" calcext:value-type="float">
            <text:p>0.68969</text:p>
          </table:table-cell>
          <table:table-cell table:formula="of:=[.B144]+[.D144]+[.F144]+[.H144]+[.J144]" office:value-type="float" office:value="62.99722" calcext:value-type="float">
            <text:p>62.997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26.9049" calcext:value-type="float">
            <text:p>26.9049</text:p>
          </table:table-cell>
          <table:table-cell office:value-type="float" office:value="2.07051" calcext:value-type="float">
            <text:p>2.07051</text:p>
          </table:table-cell>
          <table:table-cell office:value-type="float" office:value="17.294" calcext:value-type="float">
            <text:p>17.294</text:p>
          </table:table-cell>
          <table:table-cell office:value-type="float" office:value="0.19794" calcext:value-type="float">
            <text:p>0.19794</text:p>
          </table:table-cell>
          <table:table-cell office:value-type="float" office:value="14.5583" calcext:value-type="float">
            <text:p>14.5583</text:p>
          </table:table-cell>
          <table:table-cell office:value-type="float" office:value="11.4407" calcext:value-type="float">
            <text:p>11.4407</text:p>
          </table:table-cell>
          <table:table-cell office:value-type="float" office:value="3.63837" calcext:value-type="float">
            <text:p>3.63837</text:p>
          </table:table-cell>
          <table:table-cell office:value-type="float" office:value="92.6566" calcext:value-type="float">
            <text:p>92.6566</text:p>
          </table:table-cell>
          <table:table-cell office:value-type="float" office:value="4.56796" calcext:value-type="float">
            <text:p>4.56796</text:p>
          </table:table-cell>
          <table:table-cell table:formula="of:=[.B145]+[.D145]+[.F145]+[.H145]+[.J145]" office:value-type="float" office:value="66.96353" calcext:value-type="float">
            <text:p>66.963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3+</text:p>
          </table:table-cell>
          <table:table-cell office:value-type="float" office:value="26.1296" calcext:value-type="float">
            <text:p>26.1296</text:p>
          </table:table-cell>
          <table:table-cell office:value-type="float" office:value="1.91072" calcext:value-type="float">
            <text:p>1.91072</text:p>
          </table:table-cell>
          <table:table-cell office:value-type="float" office:value="20.0994" calcext:value-type="float">
            <text:p>20.0994</text:p>
          </table:table-cell>
          <table:table-cell office:value-type="float" office:value="0.139358" calcext:value-type="float">
            <text:p>0.139358</text:p>
          </table:table-cell>
          <table:table-cell office:value-type="float" office:value="11.9788" calcext:value-type="float">
            <text:p>11.9788</text:p>
          </table:table-cell>
          <table:table-cell office:value-type="float" office:value="8.80018" calcext:value-type="float">
            <text:p>8.80018</text:p>
          </table:table-cell>
          <table:table-cell office:value-type="float" office:value="4.93676" calcext:value-type="float">
            <text:p>4.93676</text:p>
          </table:table-cell>
          <table:table-cell office:value-type="float" office:value="18.5908" calcext:value-type="float">
            <text:p>18.5908</text:p>
          </table:table-cell>
          <table:table-cell office:value-type="float" office:value="0.852795" calcext:value-type="float">
            <text:p>0.852795</text:p>
          </table:table-cell>
          <table:table-cell table:formula="of:=[.B146]+[.D146]+[.F146]+[.H146]+[.J146]" office:value-type="float" office:value="63.997355" calcext:value-type="float">
            <text:p>63.9973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27.6563" calcext:value-type="float">
            <text:p>27.6563</text:p>
          </table:table-cell>
          <table:table-cell office:value-type="float" office:value="2.07356" calcext:value-type="float">
            <text:p>2.07356</text:p>
          </table:table-cell>
          <table:table-cell office:value-type="float" office:value="16.4285" calcext:value-type="float">
            <text:p>16.4285</text:p>
          </table:table-cell>
          <table:table-cell office:value-type="float" office:value="0.223545" calcext:value-type="float">
            <text:p>0.223545</text:p>
          </table:table-cell>
          <table:table-cell office:value-type="float" office:value="14.9779" calcext:value-type="float">
            <text:p>14.9779</text:p>
          </table:table-cell>
          <table:table-cell office:value-type="float" office:value="11.3604" calcext:value-type="float">
            <text:p>11.3604</text:p>
          </table:table-cell>
          <table:table-cell office:value-type="float" office:value="2.98233" calcext:value-type="float">
            <text:p>2.98233</text:p>
          </table:table-cell>
          <table:table-cell office:value-type="float" office:value="105.703" calcext:value-type="float">
            <text:p>105.703</text:p>
          </table:table-cell>
          <table:table-cell office:value-type="float" office:value="5.92046" calcext:value-type="float">
            <text:p>5.92046</text:p>
          </table:table-cell>
          <table:table-cell table:formula="of:=[.B147]+[.D147]+[.F147]+[.H147]+[.J147]" office:value-type="float" office:value="67.96549" calcext:value-type="float">
            <text:p>67.965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3+</text:p>
          </table:table-cell>
          <table:table-cell office:value-type="float" office:value="26.722" calcext:value-type="float">
            <text:p>26.722</text:p>
          </table:table-cell>
          <table:table-cell office:value-type="float" office:value="1.84659" calcext:value-type="float">
            <text:p>1.84659</text:p>
          </table:table-cell>
          <table:table-cell office:value-type="float" office:value="19.7748" calcext:value-type="float">
            <text:p>19.7748</text:p>
          </table:table-cell>
          <table:table-cell office:value-type="float" office:value="0.13729" calcext:value-type="float">
            <text:p>0.13729</text:p>
          </table:table-cell>
          <table:table-cell office:value-type="float" office:value="12.1506" calcext:value-type="float">
            <text:p>12.1506</text:p>
          </table:table-cell>
          <table:table-cell office:value-type="float" office:value="8.36225" calcext:value-type="float">
            <text:p>8.36225</text:p>
          </table:table-cell>
          <table:table-cell office:value-type="float" office:value="5.17379" calcext:value-type="float">
            <text:p>5.17379</text:p>
          </table:table-cell>
          <table:table-cell office:value-type="float" office:value="17.8974" calcext:value-type="float">
            <text:p>17.8974</text:p>
          </table:table-cell>
          <table:table-cell office:value-type="float" office:value="1.17613" calcext:value-type="float">
            <text:p>1.17613</text:p>
          </table:table-cell>
          <table:table-cell table:formula="of:=[.B148]+[.D148]+[.F148]+[.H148]+[.J148]" office:value-type="float" office:value="64.99732" calcext:value-type="float">
            <text:p>64.997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28.1819" calcext:value-type="float">
            <text:p>28.1819</text:p>
          </table:table-cell>
          <table:table-cell office:value-type="float" office:value="2.02859" calcext:value-type="float">
            <text:p>2.02859</text:p>
          </table:table-cell>
          <table:table-cell office:value-type="float" office:value="15.8851" calcext:value-type="float">
            <text:p>15.8851</text:p>
          </table:table-cell>
          <table:table-cell office:value-type="float" office:value="0.238849" calcext:value-type="float">
            <text:p>0.238849</text:p>
          </table:table-cell>
          <table:table-cell office:value-type="float" office:value="15.1542" calcext:value-type="float">
            <text:p>15.1542</text:p>
          </table:table-cell>
          <table:table-cell office:value-type="float" office:value="10.9975" calcext:value-type="float">
            <text:p>10.9975</text:p>
          </table:table-cell>
          <table:table-cell office:value-type="float" office:value="2.98706" calcext:value-type="float">
            <text:p>2.98706</text:p>
          </table:table-cell>
          <table:table-cell office:value-type="float" office:value="102.961" calcext:value-type="float">
            <text:p>102.961</text:p>
          </table:table-cell>
          <table:table-cell office:value-type="float" office:value="6.75621" calcext:value-type="float">
            <text:p>6.75621</text:p>
          </table:table-cell>
          <table:table-cell table:formula="of:=[.B149]+[.D149]+[.F149]+[.H149]+[.J149]" office:value-type="float" office:value="68.96447" calcext:value-type="float">
            <text:p>68.964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3+</text:p>
          </table:table-cell>
          <table:table-cell office:value-type="float" office:value="27.3083" calcext:value-type="float">
            <text:p>27.3083</text:p>
          </table:table-cell>
          <table:table-cell office:value-type="float" office:value="1.78711" calcext:value-type="float">
            <text:p>1.78711</text:p>
          </table:table-cell>
          <table:table-cell office:value-type="float" office:value="19.332" calcext:value-type="float">
            <text:p>19.332</text:p>
          </table:table-cell>
          <table:table-cell office:value-type="float" office:value="0.136974" calcext:value-type="float">
            <text:p>0.136974</text:p>
          </table:table-cell>
          <table:table-cell office:value-type="float" office:value="12.3339" calcext:value-type="float">
            <text:p>12.3339</text:p>
          </table:table-cell>
          <table:table-cell office:value-type="float" office:value="7.96778" calcext:value-type="float">
            <text:p>7.96778</text:p>
          </table:table-cell>
          <table:table-cell office:value-type="float" office:value="5.38348" calcext:value-type="float">
            <text:p>5.38348</text:p>
          </table:table-cell>
          <table:table-cell office:value-type="float" office:value="17.2922" calcext:value-type="float">
            <text:p>17.2922</text:p>
          </table:table-cell>
          <table:table-cell office:value-type="float" office:value="1.63929" calcext:value-type="float">
            <text:p>1.63929</text:p>
          </table:table-cell>
          <table:table-cell table:formula="of:=[.B150]+[.D150]+[.F150]+[.H150]+[.J150]" office:value-type="float" office:value="65.99697" calcext:value-type="float">
            <text:p>65.996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28.6641" calcext:value-type="float">
            <text:p>28.6641</text:p>
          </table:table-cell>
          <table:table-cell office:value-type="float" office:value="1.9889" calcext:value-type="float">
            <text:p>1.9889</text:p>
          </table:table-cell>
          <table:table-cell office:value-type="float" office:value="15.4345" calcext:value-type="float">
            <text:p>15.4345</text:p>
          </table:table-cell>
          <table:table-cell office:value-type="float" office:value="0.257119" calcext:value-type="float">
            <text:p>0.257119</text:p>
          </table:table-cell>
          <table:table-cell office:value-type="float" office:value="15.3087" calcext:value-type="float">
            <text:p>15.3087</text:p>
          </table:table-cell>
          <table:table-cell office:value-type="float" office:value="10.6647" calcext:value-type="float">
            <text:p>10.6647</text:p>
          </table:table-cell>
          <table:table-cell office:value-type="float" office:value="2.98963" calcext:value-type="float">
            <text:p>2.98963</text:p>
          </table:table-cell>
          <table:table-cell office:value-type="float" office:value="100.417" calcext:value-type="float">
            <text:p>100.417</text:p>
          </table:table-cell>
          <table:table-cell office:value-type="float" office:value="7.56672" calcext:value-type="float">
            <text:p>7.56672</text:p>
          </table:table-cell>
          <table:table-cell table:formula="of:=[.B151]+[.D151]+[.F151]+[.H151]+[.J151]" office:value-type="float" office:value="69.96365" calcext:value-type="float">
            <text:p>69.963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b2+</text:p>
          </table:table-cell>
          <table:table-cell office:value-type="float" office:value="28.1209" calcext:value-type="float">
            <text:p>28.1209</text:p>
          </table:table-cell>
          <table:table-cell office:value-type="float" office:value="1.78503" calcext:value-type="float">
            <text:p>1.78503</text:p>
          </table:table-cell>
          <table:table-cell office:value-type="float" office:value="17.6817" calcext:value-type="float">
            <text:p>17.6817</text:p>
          </table:table-cell>
          <table:table-cell office:value-type="float" office:value="0.15997" calcext:value-type="float">
            <text:p>0.15997</text:p>
          </table:table-cell>
          <table:table-cell office:value-type="float" office:value="13.3335" calcext:value-type="float">
            <text:p>13.3335</text:p>
          </table:table-cell>
          <table:table-cell office:value-type="float" office:value="8.18304" calcext:value-type="float">
            <text:p>8.18304</text:p>
          </table:table-cell>
          <table:table-cell office:value-type="float" office:value="5.14657" calcext:value-type="float">
            <text:p>5.14657</text:p>
          </table:table-cell>
          <table:table-cell office:value-type="float" office:value="20.39" calcext:value-type="float">
            <text:p>20.39</text:p>
          </table:table-cell>
          <table:table-cell office:value-type="float" office:value="3.70983" calcext:value-type="float">
            <text:p>3.70983</text:p>
          </table:table-cell>
          <table:table-cell table:formula="of:=[.B152]+[.D152]+[.F152]+[.H152]+[.J152]" office:value-type="float" office:value="67.9925" calcext:value-type="float">
            <text:p>67.99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b3+</text:p>
          </table:table-cell>
          <table:table-cell office:value-type="float" office:value="27.8917" calcext:value-type="float">
            <text:p>27.8917</text:p>
          </table:table-cell>
          <table:table-cell office:value-type="float" office:value="1.73272" calcext:value-type="float">
            <text:p>1.73272</text:p>
          </table:table-cell>
          <table:table-cell office:value-type="float" office:value="18.7614" calcext:value-type="float">
            <text:p>18.7614</text:p>
          </table:table-cell>
          <table:table-cell office:value-type="float" office:value="0.13879" calcext:value-type="float">
            <text:p>0.13879</text:p>
          </table:table-cell>
          <table:table-cell office:value-type="float" office:value="12.6072" calcext:value-type="float">
            <text:p>12.6072</text:p>
          </table:table-cell>
          <table:table-cell office:value-type="float" office:value="7.64412" calcext:value-type="float">
            <text:p>7.64412</text:p>
          </table:table-cell>
          <table:table-cell office:value-type="float" office:value="5.47647" calcext:value-type="float">
            <text:p>5.47647</text:p>
          </table:table-cell>
          <table:table-cell office:value-type="float" office:value="16.8153" calcext:value-type="float">
            <text:p>16.8153</text:p>
          </table:table-cell>
          <table:table-cell office:value-type="float" office:value="2.26001" calcext:value-type="float">
            <text:p>2.26001</text:p>
          </table:table-cell>
          <table:table-cell table:formula="of:=[.B153]+[.D153]+[.F153]+[.H153]+[.J153]" office:value-type="float" office:value="66.99678" calcext:value-type="float">
            <text:p>66.996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28.9476" calcext:value-type="float">
            <text:p>28.9476</text:p>
          </table:table-cell>
          <table:table-cell office:value-type="float" office:value="1.90182" calcext:value-type="float">
            <text:p>1.90182</text:p>
          </table:table-cell>
          <table:table-cell office:value-type="float" office:value="15.2208" calcext:value-type="float">
            <text:p>15.2208</text:p>
          </table:table-cell>
          <table:table-cell office:value-type="float" office:value="9.98519" calcext:value-type="float">
            <text:p>9.98519</text:p>
          </table:table-cell>
          <table:table-cell office:value-type="float" office:value="15.1" calcext:value-type="float">
            <text:p>15.1</text:p>
          </table:table-cell>
          <table:table-cell office:value-type="float" office:value="0.261033" calcext:value-type="float">
            <text:p>0.261033</text:p>
          </table:table-cell>
          <table:table-cell office:value-type="float" office:value="3.71601" calcext:value-type="float">
            <text:p>3.71601</text:p>
          </table:table-cell>
          <table:table-cell office:value-type="float" office:value="84.3298" calcext:value-type="float">
            <text:p>84.3298</text:p>
          </table:table-cell>
          <table:table-cell office:value-type="float" office:value="7.97628" calcext:value-type="float">
            <text:p>7.97628</text:p>
          </table:table-cell>
          <table:table-cell table:formula="of:=[.B154]+[.D154]+[.F154]+[.H154]+[.J154]" office:value-type="float" office:value="70.96069" calcext:value-type="float">
            <text:p>70.960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3+</text:p>
          </table:table-cell>
          <table:table-cell office:value-type="float" office:value="28.4628" calcext:value-type="float">
            <text:p>28.4628</text:p>
          </table:table-cell>
          <table:table-cell office:value-type="float" office:value="1.68216" calcext:value-type="float">
            <text:p>1.68216</text:p>
          </table:table-cell>
          <table:table-cell office:value-type="float" office:value="18.121" calcext:value-type="float">
            <text:p>18.121</text:p>
          </table:table-cell>
          <table:table-cell office:value-type="float" office:value="0.142292" calcext:value-type="float">
            <text:p>0.142292</text:p>
          </table:table-cell>
          <table:table-cell office:value-type="float" office:value="12.8429" calcext:value-type="float">
            <text:p>12.8429</text:p>
          </table:table-cell>
          <table:table-cell office:value-type="float" office:value="7.33727" calcext:value-type="float">
            <text:p>7.33727</text:p>
          </table:table-cell>
          <table:table-cell office:value-type="float" office:value="5.59415" calcext:value-type="float">
            <text:p>5.59415</text:p>
          </table:table-cell>
          <table:table-cell office:value-type="float" office:value="16.3535" calcext:value-type="float">
            <text:p>16.3535</text:p>
          </table:table-cell>
          <table:table-cell office:value-type="float" office:value="2.97573" calcext:value-type="float">
            <text:p>2.97573</text:p>
          </table:table-cell>
          <table:table-cell table:formula="of:=[.B155]+[.D155]+[.F155]+[.H155]+[.J155]" office:value-type="float" office:value="67.99658" calcext:value-type="float">
            <text:p>67.996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29.144" calcext:value-type="float">
            <text:p>29.144</text:p>
          </table:table-cell>
          <table:table-cell office:value-type="float" office:value="1.83262" calcext:value-type="float">
            <text:p>1.83262</text:p>
          </table:table-cell>
          <table:table-cell office:value-type="float" office:value="15.1726" calcext:value-type="float">
            <text:p>15.1726</text:p>
          </table:table-cell>
          <table:table-cell office:value-type="float" office:value="9.5999" calcext:value-type="float">
            <text:p>9.5999</text:p>
          </table:table-cell>
          <table:table-cell office:value-type="float" office:value="14.7586" calcext:value-type="float">
            <text:p>14.7586</text:p>
          </table:table-cell>
          <table:table-cell office:value-type="float" office:value="0.275116" calcext:value-type="float">
            <text:p>0.275116</text:p>
          </table:table-cell>
          <table:table-cell office:value-type="float" office:value="4.30013" calcext:value-type="float">
            <text:p>4.30013</text:p>
          </table:table-cell>
          <table:table-cell office:value-type="float" office:value="72.029" calcext:value-type="float">
            <text:p>72.029</text:p>
          </table:table-cell>
          <table:table-cell office:value-type="float" office:value="8.58154" calcext:value-type="float">
            <text:p>8.58154</text:p>
          </table:table-cell>
          <table:table-cell table:formula="of:=[.B156]+[.D156]+[.F156]+[.H156]+[.J156]" office:value-type="float" office:value="71.95687" calcext:value-type="float">
            <text:p>71.956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f4+</text:p>
          </table:table-cell>
          <table:table-cell office:value-type="float" office:value="28.8131" calcext:value-type="float">
            <text:p>28.8131</text:p>
          </table:table-cell>
          <table:table-cell office:value-type="float" office:value="1.59136" calcext:value-type="float">
            <text:p>1.59136</text:p>
          </table:table-cell>
          <table:table-cell office:value-type="float" office:value="18.4601" calcext:value-type="float">
            <text:p>18.4601</text:p>
          </table:table-cell>
          <table:table-cell office:value-type="float" office:value="0.128903" calcext:value-type="float">
            <text:p>0.128903</text:p>
          </table:table-cell>
          <table:table-cell office:value-type="float" office:value="12.7285" calcext:value-type="float">
            <text:p>12.7285</text:p>
          </table:table-cell>
          <table:table-cell office:value-type="float" office:value="6.76232" calcext:value-type="float">
            <text:p>6.76232</text:p>
          </table:table-cell>
          <table:table-cell office:value-type="float" office:value="5.59927" calcext:value-type="float">
            <text:p>5.59927</text:p>
          </table:table-cell>
          <table:table-cell office:value-type="float" office:value="14.0366" calcext:value-type="float">
            <text:p>14.0366</text:p>
          </table:table-cell>
          <table:table-cell office:value-type="float" office:value="2.39699" calcext:value-type="float">
            <text:p>2.39699</text:p>
          </table:table-cell>
          <table:table-cell table:formula="of:=[.B157]+[.D157]+[.F157]+[.H157]+[.J157]" office:value-type="float" office:value="67.99796" calcext:value-type="float">
            <text:p>67.997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29.2024" calcext:value-type="float">
            <text:p>29.2024</text:p>
          </table:table-cell>
          <table:table-cell office:value-type="float" office:value="1.77333" calcext:value-type="float">
            <text:p>1.77333</text:p>
          </table:table-cell>
          <table:table-cell office:value-type="float" office:value="15.2293" calcext:value-type="float">
            <text:p>15.2293</text:p>
          </table:table-cell>
          <table:table-cell office:value-type="float" office:value="9.37046" calcext:value-type="float">
            <text:p>9.37046</text:p>
          </table:table-cell>
          <table:table-cell office:value-type="float" office:value="14.5135" calcext:value-type="float">
            <text:p>14.5135</text:p>
          </table:table-cell>
          <table:table-cell office:value-type="float" office:value="0.295977" calcext:value-type="float">
            <text:p>0.295977</text:p>
          </table:table-cell>
          <table:table-cell office:value-type="float" office:value="4.76492" calcext:value-type="float">
            <text:p>4.76492</text:p>
          </table:table-cell>
          <table:table-cell office:value-type="float" office:value="63.3644" calcext:value-type="float">
            <text:p>63.3644</text:p>
          </table:table-cell>
          <table:table-cell office:value-type="float" office:value="9.24354" calcext:value-type="float">
            <text:p>9.24354</text:p>
          </table:table-cell>
          <table:table-cell table:formula="of:=[.B158]+[.D158]+[.F158]+[.H158]+[.J158]" office:value-type="float" office:value="72.95366" calcext:value-type="float">
            <text:p>72.953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5+</text:p>
          </table:table-cell>
          <table:table-cell office:value-type="float" office:value="29.1587" calcext:value-type="float">
            <text:p>29.1587</text:p>
          </table:table-cell>
          <table:table-cell office:value-type="float" office:value="1.50711" calcext:value-type="float">
            <text:p>1.50711</text:p>
          </table:table-cell>
          <table:table-cell office:value-type="float" office:value="18.8407" calcext:value-type="float">
            <text:p>18.8407</text:p>
          </table:table-cell>
          <table:table-cell office:value-type="float" office:value="0.116741" calcext:value-type="float">
            <text:p>0.116741</text:p>
          </table:table-cell>
          <table:table-cell office:value-type="float" office:value="12.8268" calcext:value-type="float">
            <text:p>12.8268</text:p>
          </table:table-cell>
          <table:table-cell office:value-type="float" office:value="6.31524" calcext:value-type="float">
            <text:p>6.31524</text:p>
          </table:table-cell>
          <table:table-cell office:value-type="float" office:value="5.38695" calcext:value-type="float">
            <text:p>5.38695</text:p>
          </table:table-cell>
          <table:table-cell office:value-type="float" office:value="12.4244" calcext:value-type="float">
            <text:p>12.4244</text:p>
          </table:table-cell>
          <table:table-cell office:value-type="float" office:value="1.78555" calcext:value-type="float">
            <text:p>1.78555</text:p>
          </table:table-cell>
          <table:table-cell table:formula="of:=[.B159]+[.D159]+[.F159]+[.H159]+[.J159]" office:value-type="float" office:value="67.9987" calcext:value-type="float">
            <text:p>67.99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9.0818" calcext:value-type="float">
            <text:p>29.0818</text:p>
          </table:table-cell>
          <table:table-cell office:value-type="float" office:value="1.72029" calcext:value-type="float">
            <text:p>1.72029</text:p>
          </table:table-cell>
          <table:table-cell office:value-type="float" office:value="15.43" calcext:value-type="float">
            <text:p>15.43</text:p>
          </table:table-cell>
          <table:table-cell office:value-type="float" office:value="9.2259" calcext:value-type="float">
            <text:p>9.2259</text:p>
          </table:table-cell>
          <table:table-cell office:value-type="float" office:value="14.4327" calcext:value-type="float">
            <text:p>14.4327</text:p>
          </table:table-cell>
          <table:table-cell office:value-type="float" office:value="0.321703" calcext:value-type="float">
            <text:p>0.321703</text:p>
          </table:table-cell>
          <table:table-cell office:value-type="float" office:value="5.11982" calcext:value-type="float">
            <text:p>5.11982</text:p>
          </table:table-cell>
          <table:table-cell office:value-type="float" office:value="57.056" calcext:value-type="float">
            <text:p>57.056</text:p>
          </table:table-cell>
          <table:table-cell office:value-type="float" office:value="9.8875" calcext:value-type="float">
            <text:p>9.8875</text:p>
          </table:table-cell>
          <table:table-cell table:formula="of:=[.B160]+[.D160]+[.F160]+[.H160]+[.J160]" office:value-type="float" office:value="73.95182" calcext:value-type="float">
            <text:p>73.951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6+</text:p>
          </table:table-cell>
          <table:table-cell office:value-type="float" office:value="29.4936" calcext:value-type="float">
            <text:p>29.4936</text:p>
          </table:table-cell>
          <table:table-cell office:value-type="float" office:value="1.42755" calcext:value-type="float">
            <text:p>1.42755</text:p>
          </table:table-cell>
          <table:table-cell office:value-type="float" office:value="19.3763" calcext:value-type="float">
            <text:p>19.3763</text:p>
          </table:table-cell>
          <table:table-cell office:value-type="float" office:value="0.104621" calcext:value-type="float">
            <text:p>0.104621</text:p>
          </table:table-cell>
          <table:table-cell office:value-type="float" office:value="13.0544" calcext:value-type="float">
            <text:p>13.0544</text:p>
          </table:table-cell>
          <table:table-cell office:value-type="float" office:value="5.93667" calcext:value-type="float">
            <text:p>5.93667</text:p>
          </table:table-cell>
          <table:table-cell office:value-type="float" office:value="5.06412" calcext:value-type="float">
            <text:p>5.06412</text:p>
          </table:table-cell>
          <table:table-cell office:value-type="float" office:value="11.1972" calcext:value-type="float">
            <text:p>11.1972</text:p>
          </table:table-cell>
          <table:table-cell office:value-type="float" office:value="1.01074" calcext:value-type="float">
            <text:p>1.01074</text:p>
          </table:table-cell>
          <table:table-cell table:formula="of:=[.B161]+[.D161]+[.F161]+[.H161]+[.J161]" office:value-type="float" office:value="67.99916" calcext:value-type="float">
            <text:p>67.999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28.7621" calcext:value-type="float">
            <text:p>28.7621</text:p>
          </table:table-cell>
          <table:table-cell office:value-type="float" office:value="1.67191" calcext:value-type="float">
            <text:p>1.67191</text:p>
          </table:table-cell>
          <table:table-cell office:value-type="float" office:value="15.7189" calcext:value-type="float">
            <text:p>15.7189</text:p>
          </table:table-cell>
          <table:table-cell office:value-type="float" office:value="9.09227" calcext:value-type="float">
            <text:p>9.09227</text:p>
          </table:table-cell>
          <table:table-cell office:value-type="float" office:value="14.5564" calcext:value-type="float">
            <text:p>14.5564</text:p>
          </table:table-cell>
          <table:table-cell office:value-type="float" office:value="0.3505" calcext:value-type="float">
            <text:p>0.3505</text:p>
          </table:table-cell>
          <table:table-cell office:value-type="float" office:value="5.44174" calcext:value-type="float">
            <text:p>5.44174</text:p>
          </table:table-cell>
          <table:table-cell office:value-type="float" office:value="52.0861" calcext:value-type="float">
            <text:p>52.0861</text:p>
          </table:table-cell>
          <table:table-cell office:value-type="float" office:value="10.472" calcext:value-type="float">
            <text:p>10.472</text:p>
          </table:table-cell>
          <table:table-cell table:formula="of:=[.B162]+[.D162]+[.F162]+[.H162]+[.J162]" office:value-type="float" office:value="74.95114" calcext:value-type="float">
            <text:p>74.951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28.1894" calcext:value-type="float">
            <text:p>28.1894</text:p>
          </table:table-cell>
          <table:table-cell office:value-type="float" office:value="1.62903" calcext:value-type="float">
            <text:p>1.62903</text:p>
          </table:table-cell>
          <table:table-cell office:value-type="float" office:value="16.155" calcext:value-type="float">
            <text:p>16.155</text:p>
          </table:table-cell>
          <table:table-cell office:value-type="float" office:value="8.97948" calcext:value-type="float">
            <text:p>8.97948</text:p>
          </table:table-cell>
          <table:table-cell office:value-type="float" office:value="14.9305" calcext:value-type="float">
            <text:p>14.9305</text:p>
          </table:table-cell>
          <table:table-cell office:value-type="float" office:value="0.382661" calcext:value-type="float">
            <text:p>0.382661</text:p>
          </table:table-cell>
          <table:table-cell office:value-type="float" office:value="5.67589" calcext:value-type="float">
            <text:p>5.67589</text:p>
          </table:table-cell>
          <table:table-cell office:value-type="float" office:value="48.1647" calcext:value-type="float">
            <text:p>48.1647</text:p>
          </table:table-cell>
          <table:table-cell office:value-type="float" office:value="11.0005" calcext:value-type="float">
            <text:p>11.0005</text:p>
          </table:table-cell>
          <table:table-cell table:formula="of:=[.B163]+[.D163]+[.F163]+[.H163]+[.J163]" office:value-type="float" office:value="75.95129" calcext:value-type="float">
            <text:p>75.951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4+</text:p>
          </table:table-cell>
          <table:table-cell office:value-type="float" office:value="30.419" calcext:value-type="float">
            <text:p>30.419</text:p>
          </table:table-cell>
          <table:table-cell office:value-type="float" office:value="1.37113" calcext:value-type="float">
            <text:p>1.37113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6.84706" calcext:value-type="float">
            <text:p>6.84706</text:p>
          </table:table-cell>
          <table:table-cell office:value-type="float" office:value="14.7458" calcext:value-type="float">
            <text:p>14.7458</text:p>
          </table:table-cell>
          <table:table-cell office:value-type="float" office:value="0.165191" calcext:value-type="float">
            <text:p>0.165191</text:p>
          </table:table-cell>
          <table:table-cell office:value-type="float" office:value="5.06795" calcext:value-type="float">
            <text:p>5.06795</text:p>
          </table:table-cell>
          <table:table-cell office:value-type="float" office:value="18.003" calcext:value-type="float">
            <text:p>18.003</text:p>
          </table:table-cell>
          <table:table-cell office:value-type="float" office:value="6.49804" calcext:value-type="float">
            <text:p>6.49804</text:p>
          </table:table-cell>
          <table:table-cell table:formula="of:=[.B164]+[.D164]+[.F164]+[.H164]+[.J164]" office:value-type="float" office:value="71.99449" calcext:value-type="float">
            <text:p>71.994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27.3049" calcext:value-type="float">
            <text:p>27.3049</text:p>
          </table:table-cell>
          <table:table-cell office:value-type="float" office:value="1.59279" calcext:value-type="float">
            <text:p>1.59279</text:p>
          </table:table-cell>
          <table:table-cell office:value-type="float" office:value="16.7296" calcext:value-type="float">
            <text:p>16.7296</text:p>
          </table:table-cell>
          <table:table-cell office:value-type="float" office:value="8.86553" calcext:value-type="float">
            <text:p>8.86553</text:p>
          </table:table-cell>
          <table:table-cell office:value-type="float" office:value="15.6115" calcext:value-type="float">
            <text:p>15.6115</text:p>
          </table:table-cell>
          <table:table-cell office:value-type="float" office:value="0.417916" calcext:value-type="float">
            <text:p>0.417916</text:p>
          </table:table-cell>
          <table:table-cell office:value-type="float" office:value="5.83377" calcext:value-type="float">
            <text:p>5.83377</text:p>
          </table:table-cell>
          <table:table-cell office:value-type="float" office:value="45.0011" calcext:value-type="float">
            <text:p>45.0011</text:p>
          </table:table-cell>
          <table:table-cell office:value-type="float" office:value="11.4722" calcext:value-type="float">
            <text:p>11.4722</text:p>
          </table:table-cell>
          <table:table-cell table:formula="of:=[.B165]+[.D165]+[.F165]+[.H165]+[.J165]" office:value-type="float" office:value="76.95197" calcext:value-type="float">
            <text:p>76.951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3+</text:p>
          </table:table-cell>
          <table:table-cell office:value-type="float" office:value="30.4156" calcext:value-type="float">
            <text:p>30.4156</text:p>
          </table:table-cell>
          <table:table-cell office:value-type="float" office:value="1.34323" calcext:value-type="float">
            <text:p>1.34323</text:p>
          </table:table-cell>
          <table:table-cell office:value-type="float" office:value="15.862" calcext:value-type="float">
            <text:p>15.862</text:p>
          </table:table-cell>
          <table:table-cell office:value-type="float" office:value="7.10909" calcext:value-type="float">
            <text:p>7.10909</text:p>
          </table:table-cell>
          <table:table-cell office:value-type="float" office:value="13.6145" calcext:value-type="float">
            <text:p>13.6145</text:p>
          </table:table-cell>
          <table:table-cell office:value-type="float" office:value="0.204633" calcext:value-type="float">
            <text:p>0.204633</text:p>
          </table:table-cell>
          <table:table-cell office:value-type="float" office:value="5.82008" calcext:value-type="float">
            <text:p>5.82008</text:p>
          </table:table-cell>
          <table:table-cell office:value-type="float" office:value="20.3254" calcext:value-type="float">
            <text:p>20.3254</text:p>
          </table:table-cell>
          <table:table-cell office:value-type="float" office:value="8.27903" calcext:value-type="float">
            <text:p>8.27903</text:p>
          </table:table-cell>
          <table:table-cell table:formula="of:=[.B166]+[.D166]+[.F166]+[.H166]+[.J166]" office:value-type="float" office:value="73.99121" calcext:value-type="float">
            <text:p>73.991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4+</text:p>
          </table:table-cell>
          <table:table-cell office:value-type="float" office:value="30.7058" calcext:value-type="float">
            <text:p>30.7058</text:p>
          </table:table-cell>
          <table:table-cell office:value-type="float" office:value="1.30923" calcext:value-type="float">
            <text:p>1.30923</text:p>
          </table:table-cell>
          <table:table-cell office:value-type="float" office:value="15.5512" calcext:value-type="float">
            <text:p>15.5512</text:p>
          </table:table-cell>
          <table:table-cell office:value-type="float" office:value="6.71983" calcext:value-type="float">
            <text:p>6.71983</text:p>
          </table:table-cell>
          <table:table-cell office:value-type="float" office:value="14.2326" calcext:value-type="float">
            <text:p>14.2326</text:p>
          </table:table-cell>
          <table:table-cell office:value-type="float" office:value="0.167252" calcext:value-type="float">
            <text:p>0.167252</text:p>
          </table:table-cell>
          <table:table-cell office:value-type="float" office:value="5.53672" calcext:value-type="float">
            <text:p>5.53672</text:p>
          </table:table-cell>
          <table:table-cell office:value-type="float" office:value="17.4911" calcext:value-type="float">
            <text:p>17.4911</text:p>
          </table:table-cell>
          <table:table-cell office:value-type="float" office:value="6.96824" calcext:value-type="float">
            <text:p>6.96824</text:p>
          </table:table-cell>
          <table:table-cell table:formula="of:=[.B167]+[.D167]+[.F167]+[.H167]+[.J167]" office:value-type="float" office:value="72.99456" calcext:value-type="float">
            <text:p>72.994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27.0059" calcext:value-type="float">
            <text:p>27.0059</text:p>
          </table:table-cell>
          <table:table-cell office:value-type="float" office:value="1.51293" calcext:value-type="float">
            <text:p>1.51293</text:p>
          </table:table-cell>
          <table:table-cell office:value-type="float" office:value="17.7639" calcext:value-type="float">
            <text:p>17.7639</text:p>
          </table:table-cell>
          <table:table-cell office:value-type="float" office:value="8.81174" calcext:value-type="float">
            <text:p>8.81174</text:p>
          </table:table-cell>
          <table:table-cell office:value-type="float" office:value="15.7131" calcext:value-type="float">
            <text:p>15.7131</text:p>
          </table:table-cell>
          <table:table-cell office:value-type="float" office:value="0.424593" calcext:value-type="float">
            <text:p>0.424593</text:p>
          </table:table-cell>
          <table:table-cell office:value-type="float" office:value="5.7837" calcext:value-type="float">
            <text:p>5.7837</text:p>
          </table:table-cell>
          <table:table-cell office:value-type="float" office:value="38.6103" calcext:value-type="float">
            <text:p>38.6103</text:p>
          </table:table-cell>
          <table:table-cell office:value-type="float" office:value="11.6883" calcext:value-type="float">
            <text:p>11.6883</text:p>
          </table:table-cell>
          <table:table-cell table:formula="of:=[.B168]+[.D168]+[.F168]+[.H168]+[.J168]" office:value-type="float" office:value="77.9549" calcext:value-type="float">
            <text:p>77.95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t2+</text:p>
          </table:table-cell>
          <table:table-cell office:value-type="float" office:value="29.8429" calcext:value-type="float">
            <text:p>29.8429</text:p>
          </table:table-cell>
          <table:table-cell office:value-type="float" office:value="1.32927" calcext:value-type="float">
            <text:p>1.32927</text:p>
          </table:table-cell>
          <table:table-cell office:value-type="float" office:value="16.7224" calcext:value-type="float">
            <text:p>16.7224</text:p>
          </table:table-cell>
          <table:table-cell office:value-type="float" office:value="7.38979" calcext:value-type="float">
            <text:p>7.38979</text:p>
          </table:table-cell>
          <table:table-cell office:value-type="float" office:value="13.2153" calcext:value-type="float">
            <text:p>13.2153</text:p>
          </table:table-cell>
          <table:table-cell office:value-type="float" office:value="0.263297" calcext:value-type="float">
            <text:p>0.263297</text:p>
          </table:table-cell>
          <table:table-cell office:value-type="float" office:value="6.35234" calcext:value-type="float">
            <text:p>6.35234</text:p>
          </table:table-cell>
          <table:table-cell office:value-type="float" office:value="22.9426" calcext:value-type="float">
            <text:p>22.9426</text:p>
          </table:table-cell>
          <table:table-cell office:value-type="float" office:value="9.85329" calcext:value-type="float">
            <text:p>9.85329</text:p>
          </table:table-cell>
          <table:table-cell table:formula="of:=[.B169]+[.D169]+[.F169]+[.H169]+[.J169]" office:value-type="float" office:value="75.98623" calcext:value-type="float">
            <text:p>75.986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t4+</text:p>
          </table:table-cell>
          <table:table-cell office:value-type="float" office:value="30.9612" calcext:value-type="float">
            <text:p>30.9612</text:p>
          </table:table-cell>
          <table:table-cell office:value-type="float" office:value="1.24813" calcext:value-type="float">
            <text:p>1.24813</text:p>
          </table:table-cell>
          <table:table-cell office:value-type="float" office:value="15.9829" calcext:value-type="float">
            <text:p>15.9829</text:p>
          </table:table-cell>
          <table:table-cell office:value-type="float" office:value="6.60834" calcext:value-type="float">
            <text:p>6.60834</text:p>
          </table:table-cell>
          <table:table-cell office:value-type="float" office:value="13.7348" calcext:value-type="float">
            <text:p>13.7348</text:p>
          </table:table-cell>
          <table:table-cell office:value-type="float" office:value="0.16864" calcext:value-type="float">
            <text:p>0.16864</text:p>
          </table:table-cell>
          <table:table-cell office:value-type="float" office:value="5.92034" calcext:value-type="float">
            <text:p>5.92034</text:p>
          </table:table-cell>
          <table:table-cell office:value-type="float" office:value="16.9392" calcext:value-type="float">
            <text:p>16.9392</text:p>
          </table:table-cell>
          <table:table-cell office:value-type="float" office:value="7.39534" calcext:value-type="float">
            <text:p>7.39534</text:p>
          </table:table-cell>
          <table:table-cell table:formula="of:=[.B170]+[.D170]+[.F170]+[.H170]+[.J170]" office:value-type="float" office:value="73.99458" calcext:value-type="float">
            <text:p>73.994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16.8819" calcext:value-type="float">
            <text:p>16.8819</text:p>
          </table:table-cell>
          <table:table-cell office:value-type="float" office:value="0.4611" calcext:value-type="float">
            <text:p>0.4611</text:p>
          </table:table-cell>
          <table:table-cell office:value-type="float" office:value="18.5913" calcext:value-type="float">
            <text:p>18.5913</text:p>
          </table:table-cell>
          <table:table-cell office:value-type="float" office:value="8.6216" calcext:value-type="float">
            <text:p>8.6216</text:p>
          </table:table-cell>
          <table:table-cell office:value-type="float" office:value="25.5582" calcext:value-type="float">
            <text:p>25.5582</text:p>
          </table:table-cell>
          <table:table-cell office:value-type="float" office:value="1.4826" calcext:value-type="float">
            <text:p>1.4826</text:p>
          </table:table-cell>
          <table:table-cell office:value-type="float" office:value="5.86" calcext:value-type="float">
            <text:p>5.86</text:p>
          </table:table-cell>
          <table:table-cell office:value-type="float" office:value="36.3956" calcext:value-type="float">
            <text:p>36.3956</text:p>
          </table:table-cell>
          <table:table-cell office:value-type="float" office:value="12.0658" calcext:value-type="float">
            <text:p>12.0658</text:p>
          </table:table-cell>
          <table:table-cell table:formula="of:=[.B171]+[.D171]+[.F171]+[.H171]+[.J171]" office:value-type="float" office:value="78.9572" calcext:value-type="float">
            <text:p>78.95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1+</text:p>
          </table:table-cell>
          <table:table-cell office:value-type="float" office:value="28.0109" calcext:value-type="float">
            <text:p>28.0109</text:p>
          </table:table-cell>
          <table:table-cell office:value-type="float" office:value="1.35321" calcext:value-type="float">
            <text:p>1.35321</text:p>
          </table:table-cell>
          <table:table-cell office:value-type="float" office:value="17.8204" calcext:value-type="float">
            <text:p>17.8204</text:p>
          </table:table-cell>
          <table:table-cell office:value-type="float" office:value="7.7395" calcext:value-type="float">
            <text:p>7.7395</text:p>
          </table:table-cell>
          <table:table-cell office:value-type="float" office:value="14.3359" calcext:value-type="float">
            <text:p>14.3359</text:p>
          </table:table-cell>
          <table:table-cell office:value-type="float" office:value="0.356752" calcext:value-type="float">
            <text:p>0.356752</text:p>
          </table:table-cell>
          <table:table-cell office:value-type="float" office:value="6.58077" calcext:value-type="float">
            <text:p>6.58077</text:p>
          </table:table-cell>
          <table:table-cell office:value-type="float" office:value="26.4043" calcext:value-type="float">
            <text:p>26.4043</text:p>
          </table:table-cell>
          <table:table-cell office:value-type="float" office:value="11.2299" calcext:value-type="float">
            <text:p>11.2299</text:p>
          </table:table-cell>
          <table:table-cell table:formula="of:=[.B172]+[.D172]+[.F172]+[.H172]+[.J172]" office:value-type="float" office:value="77.97787" calcext:value-type="float">
            <text:p>77.977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3+</text:p>
          </table:table-cell>
          <table:table-cell office:value-type="float" office:value="30.6886" calcext:value-type="float">
            <text:p>30.6886</text:p>
          </table:table-cell>
          <table:table-cell office:value-type="float" office:value="1.2199" calcext:value-type="float">
            <text:p>1.2199</text:p>
          </table:table-cell>
          <table:table-cell office:value-type="float" office:value="16.9029" calcext:value-type="float">
            <text:p>16.9029</text:p>
          </table:table-cell>
          <table:table-cell office:value-type="float" office:value="6.82872" calcext:value-type="float">
            <text:p>6.82872</text:p>
          </table:table-cell>
          <table:table-cell office:value-type="float" office:value="12.7801" calcext:value-type="float">
            <text:p>12.7801</text:p>
          </table:table-cell>
          <table:table-cell office:value-type="float" office:value="0.212867" calcext:value-type="float">
            <text:p>0.212867</text:p>
          </table:table-cell>
          <table:table-cell office:value-type="float" office:value="6.52354" calcext:value-type="float">
            <text:p>6.52354</text:p>
          </table:table-cell>
          <table:table-cell office:value-type="float" office:value="18.659" calcext:value-type="float">
            <text:p>18.659</text:p>
          </table:table-cell>
          <table:table-cell office:value-type="float" office:value="9.0968" calcext:value-type="float">
            <text:p>9.0968</text:p>
          </table:table-cell>
          <table:table-cell table:formula="of:=[.B173]+[.D173]+[.F173]+[.H173]+[.J173]" office:value-type="float" office:value="75.99194" calcext:value-type="float">
            <text:p>75.991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20.6809" calcext:value-type="float">
            <text:p>20.6809</text:p>
          </table:table-cell>
          <table:table-cell office:value-type="float" office:value="0.545" calcext:value-type="float">
            <text:p>0.545</text:p>
          </table:table-cell>
          <table:table-cell office:value-type="float" office:value="19.0417" calcext:value-type="float">
            <text:p>19.0417</text:p>
          </table:table-cell>
          <table:table-cell office:value-type="float" office:value="8.4484" calcext:value-type="float">
            <text:p>8.4484</text:p>
          </table:table-cell>
          <table:table-cell office:value-type="float" office:value="21.6575" calcext:value-type="float">
            <text:p>21.6575</text:p>
          </table:table-cell>
          <table:table-cell office:value-type="float" office:value="1.5729" calcext:value-type="float">
            <text:p>1.5729</text:p>
          </table:table-cell>
          <table:table-cell office:value-type="float" office:value="5.9676" calcext:value-type="float">
            <text:p>5.9676</text:p>
          </table:table-cell>
          <table:table-cell office:value-type="float" office:value="38.3246" calcext:value-type="float">
            <text:p>38.3246</text:p>
          </table:table-cell>
          <table:table-cell office:value-type="float" office:value="12.6089" calcext:value-type="float">
            <text:p>12.6089</text:p>
          </table:table-cell>
          <table:table-cell table:formula="of:=[.B174]+[.D174]+[.F174]+[.H174]+[.J174]" office:value-type="float" office:value="79.9566" calcext:value-type="float">
            <text:p>79.95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g1+</text:p>
          </table:table-cell>
          <table:table-cell office:value-type="float" office:value="25.0853" calcext:value-type="float">
            <text:p>25.0853</text:p>
          </table:table-cell>
          <table:table-cell office:value-type="float" office:value="1.39507" calcext:value-type="float">
            <text:p>1.39507</text:p>
          </table:table-cell>
          <table:table-cell office:value-type="float" office:value="18.4973" calcext:value-type="float">
            <text:p>18.4973</text:p>
          </table:table-cell>
          <table:table-cell office:value-type="float" office:value="7.65105" calcext:value-type="float">
            <text:p>7.65105</text:p>
          </table:table-cell>
          <table:table-cell office:value-type="float" office:value="16.8883" calcext:value-type="float">
            <text:p>16.8883</text:p>
          </table:table-cell>
          <table:table-cell office:value-type="float" office:value="0.443378" calcext:value-type="float">
            <text:p>0.443378</text:p>
          </table:table-cell>
          <table:table-cell office:value-type="float" office:value="6.48216" calcext:value-type="float">
            <text:p>6.48216</text:p>
          </table:table-cell>
          <table:table-cell office:value-type="float" office:value="28.2262" calcext:value-type="float">
            <text:p>28.2262</text:p>
          </table:table-cell>
          <table:table-cell office:value-type="float" office:value="12.0205" calcext:value-type="float">
            <text:p>12.0205</text:p>
          </table:table-cell>
          <table:table-cell table:formula="of:=[.B175]+[.D175]+[.F175]+[.H175]+[.J175]" office:value-type="float" office:value="78.97356" calcext:value-type="float">
            <text:p>78.973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g2+</text:p>
          </table:table-cell>
          <table:table-cell office:value-type="float" office:value="29.5641" calcext:value-type="float">
            <text:p>29.5641</text:p>
          </table:table-cell>
          <table:table-cell office:value-type="float" office:value="1.21152" calcext:value-type="float">
            <text:p>1.21152</text:p>
          </table:table-cell>
          <table:table-cell office:value-type="float" office:value="18.06" calcext:value-type="float">
            <text:p>18.06</text:p>
          </table:table-cell>
          <table:table-cell office:value-type="float" office:value="7.05639" calcext:value-type="float">
            <text:p>7.05639</text:p>
          </table:table-cell>
          <table:table-cell office:value-type="float" office:value="12.8374" calcext:value-type="float">
            <text:p>12.8374</text:p>
          </table:table-cell>
          <table:table-cell office:value-type="float" office:value="0.284738" calcext:value-type="float">
            <text:p>0.284738</text:p>
          </table:table-cell>
          <table:table-cell office:value-type="float" office:value="6.89912" calcext:value-type="float">
            <text:p>6.89912</text:p>
          </table:table-cell>
          <table:table-cell office:value-type="float" office:value="20.7482" calcext:value-type="float">
            <text:p>20.7482</text:p>
          </table:table-cell>
          <table:table-cell office:value-type="float" office:value="10.6268" calcext:value-type="float">
            <text:p>10.6268</text:p>
          </table:table-cell>
          <table:table-cell table:formula="of:=[.B176]+[.D176]+[.F176]+[.H176]+[.J176]" office:value-type="float" office:value="77.98742" calcext:value-type="float">
            <text:p>77.987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27.5446" calcext:value-type="float">
            <text:p>27.5446</text:p>
          </table:table-cell>
          <table:table-cell office:value-type="float" office:value="0.65515" calcext:value-type="float">
            <text:p>0.65515</text:p>
          </table:table-cell>
          <table:table-cell office:value-type="float" office:value="19.1584" calcext:value-type="float">
            <text:p>19.1584</text:p>
          </table:table-cell>
          <table:table-cell office:value-type="float" office:value="8.70751" calcext:value-type="float">
            <text:p>8.70751</text:p>
          </table:table-cell>
          <table:table-cell office:value-type="float" office:value="15.538" calcext:value-type="float">
            <text:p>15.538</text:p>
          </table:table-cell>
          <table:table-cell office:value-type="float" office:value="1.96347" calcext:value-type="float">
            <text:p>1.96347</text:p>
          </table:table-cell>
          <table:table-cell office:value-type="float" office:value="5.52593" calcext:value-type="float">
            <text:p>5.52593</text:p>
          </table:table-cell>
          <table:table-cell office:value-type="float" office:value="45.8149" calcext:value-type="float">
            <text:p>45.8149</text:p>
          </table:table-cell>
          <table:table-cell office:value-type="float" office:value="13.1746" calcext:value-type="float">
            <text:p>13.1746</text:p>
          </table:table-cell>
          <table:table-cell table:formula="of:=[.B177]+[.D177]+[.F177]+[.H177]+[.J177]" office:value-type="float" office:value="80.94153" calcext:value-type="float">
            <text:p>80.941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l1+</text:p>
          </table:table-cell>
          <table:table-cell office:value-type="float" office:value="21.3985" calcext:value-type="float">
            <text:p>21.3985</text:p>
          </table:table-cell>
          <table:table-cell office:value-type="float" office:value="1.4711" calcext:value-type="float">
            <text:p>1.4711</text:p>
          </table:table-cell>
          <table:table-cell office:value-type="float" office:value="20.4723" calcext:value-type="float">
            <text:p>20.4723</text:p>
          </table:table-cell>
          <table:table-cell office:value-type="float" office:value="0.517394" calcext:value-type="float">
            <text:p>0.517394</text:p>
          </table:table-cell>
          <table:table-cell office:value-type="float" office:value="18.7478" calcext:value-type="float">
            <text:p>18.7478</text:p>
          </table:table-cell>
          <table:table-cell office:value-type="float" office:value="7.43463" calcext:value-type="float">
            <text:p>7.43463</text:p>
          </table:table-cell>
          <table:table-cell office:value-type="float" office:value="6.82847" calcext:value-type="float">
            <text:p>6.82847</text:p>
          </table:table-cell>
          <table:table-cell office:value-type="float" office:value="28.8482" calcext:value-type="float">
            <text:p>28.8482</text:p>
          </table:table-cell>
          <table:table-cell office:value-type="float" office:value="12.5258" calcext:value-type="float">
            <text:p>12.5258</text:p>
          </table:table-cell>
          <table:table-cell table:formula="of:=[.B178]+[.D178]+[.F178]+[.H178]+[.J178]" office:value-type="float" office:value="79.97287" calcext:value-type="float">
            <text:p>79.972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l3+</text:p>
          </table:table-cell>
          <table:table-cell office:value-type="float" office:value="30.8695" calcext:value-type="float">
            <text:p>30.8695</text:p>
          </table:table-cell>
          <table:table-cell office:value-type="float" office:value="1.1008" calcext:value-type="float">
            <text:p>1.1008</text:p>
          </table:table-cell>
          <table:table-cell office:value-type="float" office:value="18.3481" calcext:value-type="float">
            <text:p>18.3481</text:p>
          </table:table-cell>
          <table:table-cell office:value-type="float" office:value="6.53852" calcext:value-type="float">
            <text:p>6.53852</text:p>
          </table:table-cell>
          <table:table-cell office:value-type="float" office:value="11.9328" calcext:value-type="float">
            <text:p>11.9328</text:p>
          </table:table-cell>
          <table:table-cell office:value-type="float" office:value="0.219074" calcext:value-type="float">
            <text:p>0.219074</text:p>
          </table:table-cell>
          <table:table-cell office:value-type="float" office:value="7.00574" calcext:value-type="float">
            <text:p>7.00574</text:p>
          </table:table-cell>
          <table:table-cell office:value-type="float" office:value="17.2114" calcext:value-type="float">
            <text:p>17.2114</text:p>
          </table:table-cell>
          <table:table-cell office:value-type="float" office:value="9.8027" calcext:value-type="float">
            <text:p>9.8027</text:p>
          </table:table-cell>
          <table:table-cell table:formula="of:=[.B179]+[.D179]+[.F179]+[.H179]+[.J179]" office:value-type="float" office:value="77.95884" calcext:value-type="float">
            <text:p>77.958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31.0617" calcext:value-type="float">
            <text:p>31.0617</text:p>
          </table:table-cell>
          <table:table-cell office:value-type="float" office:value="0.6902" calcext:value-type="float">
            <text:p>0.6902</text:p>
          </table:table-cell>
          <table:table-cell office:value-type="float" office:value="13.0637" calcext:value-type="float">
            <text:p>13.0637</text:p>
          </table:table-cell>
          <table:table-cell office:value-type="float" office:value="2.3576" calcext:value-type="float">
            <text:p>2.3576</text:p>
          </table:table-cell>
          <table:table-cell office:value-type="float" office:value="18.442" calcext:value-type="float">
            <text:p>18.442</text:p>
          </table:table-cell>
          <table:table-cell office:value-type="float" office:value="8.618" calcext:value-type="float">
            <text:p>8.618</text:p>
          </table:table-cell>
          <table:table-cell office:value-type="float" office:value="5.9696" calcext:value-type="float">
            <text:p>5.9696</text:p>
          </table:table-cell>
          <table:table-cell office:value-type="float" office:value="47.2579" calcext:value-type="float">
            <text:p>47.2579</text:p>
          </table:table-cell>
          <table:table-cell office:value-type="float" office:value="13.4118" calcext:value-type="float">
            <text:p>13.4118</text:p>
          </table:table-cell>
          <table:table-cell table:formula="of:=[.B180]+[.D180]+[.F180]+[.H180]+[.J180]" office:value-type="float" office:value="81.9488" calcext:value-type="float">
            <text:p>81.94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b2+</text:p>
          </table:table-cell>
          <table:table-cell office:value-type="float" office:value="21.7886" calcext:value-type="float">
            <text:p>21.7886</text:p>
          </table:table-cell>
          <table:table-cell office:value-type="float" office:value="1.3366" calcext:value-type="float">
            <text:p>1.3366</text:p>
          </table:table-cell>
          <table:table-cell office:value-type="float" office:value="19.5682" calcext:value-type="float">
            <text:p>19.5682</text:p>
          </table:table-cell>
          <table:table-cell office:value-type="float" office:value="0.488383" calcext:value-type="float">
            <text:p>0.488383</text:p>
          </table:table-cell>
          <table:table-cell office:value-type="float" office:value="19.1406" calcext:value-type="float">
            <text:p>19.1406</text:p>
          </table:table-cell>
          <table:table-cell office:value-type="float" office:value="6.7727" calcext:value-type="float">
            <text:p>6.7727</text:p>
          </table:table-cell>
          <table:table-cell office:value-type="float" office:value="7.01107" calcext:value-type="float">
            <text:p>7.01107</text:p>
          </table:table-cell>
          <table:table-cell office:value-type="float" office:value="23.8132" calcext:value-type="float">
            <text:p>23.8132</text:p>
          </table:table-cell>
          <table:table-cell office:value-type="float" office:value="12.4734" calcext:value-type="float">
            <text:p>12.4734</text:p>
          </table:table-cell>
          <table:table-cell table:formula="of:=[.B181]+[.D181]+[.F181]+[.H181]+[.J181]" office:value-type="float" office:value="79.98187" calcext:value-type="float">
            <text:p>79.981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b4+</text:p>
          </table:table-cell>
          <table:table-cell office:value-type="float" office:value="32.1244" calcext:value-type="float">
            <text:p>32.1244</text:p>
          </table:table-cell>
          <table:table-cell office:value-type="float" office:value="1.00566" calcext:value-type="float">
            <text:p>1.00566</text:p>
          </table:table-cell>
          <table:table-cell office:value-type="float" office:value="18.8003" calcext:value-type="float">
            <text:p>18.8003</text:p>
          </table:table-cell>
          <table:table-cell office:value-type="float" office:value="6.10926" calcext:value-type="float">
            <text:p>6.10926</text:p>
          </table:table-cell>
          <table:table-cell office:value-type="float" office:value="12.0175" calcext:value-type="float">
            <text:p>12.0175</text:p>
          </table:table-cell>
          <table:table-cell office:value-type="float" office:value="0.147041" calcext:value-type="float">
            <text:p>0.147041</text:p>
          </table:table-cell>
          <table:table-cell office:value-type="float" office:value="6.96886" calcext:value-type="float">
            <text:p>6.96886</text:p>
          </table:table-cell>
          <table:table-cell office:value-type="float" office:value="14.714" calcext:value-type="float">
            <text:p>14.714</text:p>
          </table:table-cell>
          <table:table-cell office:value-type="float" office:value="8.08428" calcext:value-type="float">
            <text:p>8.08428</text:p>
          </table:table-cell>
          <table:table-cell table:formula="of:=[.B182]+[.D182]+[.F182]+[.H182]+[.J182]" office:value-type="float" office:value="77.99534" calcext:value-type="float">
            <text:p>77.995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33.3689" calcext:value-type="float">
            <text:p>33.3689</text:p>
          </table:table-cell>
          <table:table-cell office:value-type="float" office:value="0.704" calcext:value-type="float">
            <text:p>0.704</text:p>
          </table:table-cell>
          <table:table-cell office:value-type="float" office:value="12.951" calcext:value-type="float">
            <text:p>12.951</text:p>
          </table:table-cell>
          <table:table-cell office:value-type="float" office:value="2.9238" calcext:value-type="float">
            <text:p>2.9238</text:p>
          </table:table-cell>
          <table:table-cell office:value-type="float" office:value="16.5877" calcext:value-type="float">
            <text:p>16.5877</text:p>
          </table:table-cell>
          <table:table-cell office:value-type="float" office:value="8.7937" calcext:value-type="float">
            <text:p>8.7937</text:p>
          </table:table-cell>
          <table:table-cell office:value-type="float" office:value="6.4692" calcext:value-type="float">
            <text:p>6.4692</text:p>
          </table:table-cell>
          <table:table-cell office:value-type="float" office:value="48.0093" calcext:value-type="float">
            <text:p>48.0093</text:p>
          </table:table-cell>
          <table:table-cell office:value-type="float" office:value="13.5782" calcext:value-type="float">
            <text:p>13.5782</text:p>
          </table:table-cell>
          <table:table-cell table:formula="of:=[.B183]+[.D183]+[.F183]+[.H183]+[.J183]" office:value-type="float" office:value="82.955" calcext:value-type="float">
            <text:p>82.9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3+</text:p>
          </table:table-cell>
          <table:table-cell office:value-type="float" office:value="21.8053" calcext:value-type="float">
            <text:p>21.8053</text:p>
          </table:table-cell>
          <table:table-cell office:value-type="float" office:value="1.2356" calcext:value-type="float">
            <text:p>1.2356</text:p>
          </table:table-cell>
          <table:table-cell office:value-type="float" office:value="19.5026" calcext:value-type="float">
            <text:p>19.5026</text:p>
          </table:table-cell>
          <table:table-cell office:value-type="float" office:value="6.24149" calcext:value-type="float">
            <text:p>6.24149</text:p>
          </table:table-cell>
          <table:table-cell office:value-type="float" office:value="19.1053" calcext:value-type="float">
            <text:p>19.1053</text:p>
          </table:table-cell>
          <table:table-cell office:value-type="float" office:value="0.469999" calcext:value-type="float">
            <text:p>0.469999</text:p>
          </table:table-cell>
          <table:table-cell office:value-type="float" office:value="7.10295" calcext:value-type="float">
            <text:p>7.10295</text:p>
          </table:table-cell>
          <table:table-cell office:value-type="float" office:value="20.3185" calcext:value-type="float">
            <text:p>20.3185</text:p>
          </table:table-cell>
          <table:table-cell office:value-type="float" office:value="12.4711" calcext:value-type="float">
            <text:p>12.4711</text:p>
          </table:table-cell>
          <table:table-cell table:formula="of:=[.B184]+[.D184]+[.F184]+[.H184]+[.J184]" office:value-type="float" office:value="79.98725" calcext:value-type="float">
            <text:p>79.987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5+</text:p>
          </table:table-cell>
          <table:table-cell office:value-type="float" office:value="33.5364" calcext:value-type="float">
            <text:p>33.5364</text:p>
          </table:table-cell>
          <table:table-cell office:value-type="float" office:value="0.91654" calcext:value-type="float">
            <text:p>0.91654</text:p>
          </table:table-cell>
          <table:table-cell office:value-type="float" office:value="25.0946" calcext:value-type="float">
            <text:p>25.0946</text:p>
          </table:table-cell>
          <table:table-cell office:value-type="float" office:value="0.39042" calcext:value-type="float">
            <text:p>0.39042</text:p>
          </table:table-cell>
          <table:table-cell office:value-type="float" office:value="19.2497" calcext:value-type="float">
            <text:p>19.2497</text:p>
          </table:table-cell>
          <table:table-cell office:value-type="float" office:value="5.71414" calcext:value-type="float">
            <text:p>5.71414</text:p>
          </table:table-cell>
          <table:table-cell office:value-type="float" office:value="6.91555" calcext:value-type="float">
            <text:p>6.91555</text:p>
          </table:table-cell>
          <table:table-cell office:value-type="float" office:value="12.8285" calcext:value-type="float">
            <text:p>12.8285</text:p>
          </table:table-cell>
          <table:table-cell office:value-type="float" office:value="-6.7994" calcext:value-type="float">
            <text:p>-6.7994</text:p>
          </table:table-cell>
          <table:table-cell table:formula="of:=[.B185]+[.D185]+[.F185]+[.H185]+[.J185]" office:value-type="float" office:value="77.99685" calcext:value-type="float">
            <text:p>77.996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</text:p>
          </table:table-cell>
          <table:table-cell office:value-type="float" office:value="34.6726" calcext:value-type="float">
            <text:p>34.6726</text:p>
          </table:table-cell>
          <table:table-cell office:value-type="float" office:value="0.700999" calcext:value-type="float">
            <text:p>0.700999</text:p>
          </table:table-cell>
          <table:table-cell office:value-type="float" office:value="15.4733" calcext:value-type="float">
            <text:p>15.4733</text:p>
          </table:table-cell>
          <table:table-cell office:value-type="float" office:value="3.55078" calcext:value-type="float">
            <text:p>3.55078</text:p>
          </table:table-cell>
          <table:table-cell office:value-type="float" office:value="13.1138" calcext:value-type="float">
            <text:p>13.1138</text:p>
          </table:table-cell>
          <table:table-cell office:value-type="float" office:value="9.55642" calcext:value-type="float">
            <text:p>9.55642</text:p>
          </table:table-cell>
          <table:table-cell office:value-type="float" office:value="7.02588" calcext:value-type="float">
            <text:p>7.02588</text:p>
          </table:table-cell>
          <table:table-cell office:value-type="float" office:value="47.0045" calcext:value-type="float">
            <text:p>47.0045</text:p>
          </table:table-cell>
          <table:table-cell office:value-type="float" office:value="13.677" calcext:value-type="float">
            <text:p>13.677</text:p>
          </table:table-cell>
          <table:table-cell table:formula="of:=[.B186]+[.D186]+[.F186]+[.H186]+[.J186]" office:value-type="float" office:value="83.96258" calcext:value-type="float">
            <text:p>83.962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5.3163" calcext:value-type="float">
            <text:p>35.3163</text:p>
          </table:table-cell>
          <table:table-cell office:value-type="float" office:value="0.68587" calcext:value-type="float">
            <text:p>0.68587</text:p>
          </table:table-cell>
          <table:table-cell office:value-type="float" office:value="19.0211" calcext:value-type="float">
            <text:p>19.0211</text:p>
          </table:table-cell>
          <table:table-cell office:value-type="float" office:value="3.97458" calcext:value-type="float">
            <text:p>3.97458</text:p>
          </table:table-cell>
          <table:table-cell office:value-type="float" office:value="9.49887" calcext:value-type="float">
            <text:p>9.49887</text:p>
          </table:table-cell>
          <table:table-cell office:value-type="float" office:value="11.3824" calcext:value-type="float">
            <text:p>11.3824</text:p>
          </table:table-cell>
          <table:table-cell office:value-type="float" office:value="7.42518" calcext:value-type="float">
            <text:p>7.42518</text:p>
          </table:table-cell>
          <table:table-cell office:value-type="float" office:value="45.4715" calcext:value-type="float">
            <text:p>45.4715</text:p>
          </table:table-cell>
          <table:table-cell office:value-type="float" office:value="13.7108" calcext:value-type="float">
            <text:p>13.7108</text:p>
          </table:table-cell>
          <table:table-cell table:formula="of:=[.B187]+[.D187]+[.F187]+[.H187]+[.J187]" office:value-type="float" office:value="84.97225" calcext:value-type="float">
            <text:p>84.972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n</text:p>
          </table:table-cell>
          <table:table-cell office:value-type="float" office:value="35.5631" calcext:value-type="float">
            <text:p>35.5631</text:p>
          </table:table-cell>
          <table:table-cell office:value-type="float" office:value="0.6631" calcext:value-type="float">
            <text:p>0.6631</text:p>
          </table:table-cell>
          <table:table-cell office:value-type="float" office:value="21.2816" calcext:value-type="float">
            <text:p>21.2816</text:p>
          </table:table-cell>
          <table:table-cell office:value-type="float" office:value="4.0691" calcext:value-type="float">
            <text:p>4.0691</text:p>
          </table:table-cell>
          <table:table-cell office:value-type="float" office:value="8.0037" calcext:value-type="float">
            <text:p>8.0037</text:p>
          </table:table-cell>
          <table:table-cell office:value-type="float" office:value="14.0422" calcext:value-type="float">
            <text:p>14.0422</text:p>
          </table:table-cell>
          <table:table-cell office:value-type="float" office:value="7.4433" calcext:value-type="float">
            <text:p>7.4433</text:p>
          </table:table-cell>
          <table:table-cell office:value-type="float" office:value="44.2473" calcext:value-type="float">
            <text:p>44.2473</text:p>
          </table:table-cell>
          <table:table-cell office:value-type="float" office:value="13.6905" calcext:value-type="float">
            <text:p>13.6905</text:p>
          </table:table-cell>
          <table:table-cell table:formula="of:=[.B188]+[.D188]+[.F188]+[.H188]+[.J188]" office:value-type="float" office:value="85.9822" calcext:value-type="float">
            <text:p>85.98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35.9299" calcext:value-type="float">
            <text:p>35.9299</text:p>
          </table:table-cell>
          <table:table-cell office:value-type="float" office:value="0.646453" calcext:value-type="float">
            <text:p>0.646453</text:p>
          </table:table-cell>
          <table:table-cell office:value-type="float" office:value="23.0547" calcext:value-type="float">
            <text:p>23.0547</text:p>
          </table:table-cell>
          <table:table-cell office:value-type="float" office:value="4.17619" calcext:value-type="float">
            <text:p>4.17619</text:p>
          </table:table-cell>
          <table:table-cell office:value-type="float" office:value="12.1439" calcext:value-type="float">
            <text:p>12.1439</text:p>
          </table:table-cell>
          <table:table-cell office:value-type="float" office:value="23.1052" calcext:value-type="float">
            <text:p>23.1052</text:p>
          </table:table-cell>
          <table:table-cell office:value-type="float" office:value="2.11253" calcext:value-type="float">
            <text:p>2.11253</text:p>
          </table:table-cell>
          <table:table-cell office:value-type="float" office:value="150.645" calcext:value-type="float">
            <text:p>150.645</text:p>
          </table:table-cell>
          <table:table-cell office:value-type="float" office:value="13.7247" calcext:value-type="float">
            <text:p>13.7247</text:p>
          </table:table-cell>
          <table:table-cell table:formula="of:=[.B189]+[.D189]+[.F189]+[.H189]+[.J189]" office:value-type="float" office:value="86.96573" calcext:value-type="float">
            <text:p>86.965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35.763" calcext:value-type="float">
            <text:p>35.763</text:p>
          </table:table-cell>
          <table:table-cell office:value-type="float" office:value="0.616341" calcext:value-type="float">
            <text:p>0.616341</text:p>
          </table:table-cell>
          <table:table-cell office:value-type="float" office:value="22.9064" calcext:value-type="float">
            <text:p>22.9064</text:p>
          </table:table-cell>
          <table:table-cell office:value-type="float" office:value="3.87135" calcext:value-type="float">
            <text:p>3.87135</text:p>
          </table:table-cell>
          <table:table-cell office:value-type="float" office:value="12.4739" calcext:value-type="float">
            <text:p>12.4739</text:p>
          </table:table-cell>
          <table:table-cell office:value-type="float" office:value="19.9887" calcext:value-type="float">
            <text:p>19.9887</text:p>
          </table:table-cell>
          <table:table-cell office:value-type="float" office:value="3.21097" calcext:value-type="float">
            <text:p>3.21097</text:p>
          </table:table-cell>
          <table:table-cell office:value-type="float" office:value="142.325" calcext:value-type="float">
            <text:p>142.325</text:p>
          </table:table-cell>
          <table:table-cell office:value-type="float" office:value="13.6211" calcext:value-type="float">
            <text:p>13.6211</text:p>
          </table:table-cell>
          <table:table-cell table:formula="of:=[.B190]+[.D190]+[.F190]+[.H190]+[.J190]" office:value-type="float" office:value="87.97537" calcext:value-type="float">
            <text:p>87.975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2+</text:p>
          </table:table-cell>
          <table:table-cell office:value-type="float" office:value="35.215" calcext:value-type="float">
            <text:p>35.215</text:p>
          </table:table-cell>
          <table:table-cell office:value-type="float" office:value="0.604909" calcext:value-type="float">
            <text:p>0.604909</text:p>
          </table:table-cell>
          <table:table-cell office:value-type="float" office:value="21.67" calcext:value-type="float">
            <text:p>21.67</text:p>
          </table:table-cell>
          <table:table-cell office:value-type="float" office:value="3.5767" calcext:value-type="float">
            <text:p>3.5767</text:p>
          </table:table-cell>
          <table:table-cell office:value-type="float" office:value="7.91342" calcext:value-type="float">
            <text:p>7.91342</text:p>
          </table:table-cell>
          <table:table-cell office:value-type="float" office:value="12.601" calcext:value-type="float">
            <text:p>12.601</text:p>
          </table:table-cell>
          <table:table-cell office:value-type="float" office:value="7.65078" calcext:value-type="float">
            <text:p>7.65078</text:p>
          </table:table-cell>
          <table:table-cell office:value-type="float" office:value="29.8436" calcext:value-type="float">
            <text:p>29.8436</text:p>
          </table:table-cell>
          <table:table-cell office:value-type="float" office:value="13.5431" calcext:value-type="float">
            <text:p>13.5431</text:p>
          </table:table-cell>
          <table:table-cell table:formula="of:=[.B191]+[.D191]+[.F191]+[.H191]+[.J191]" office:value-type="float" office:value="85.9923" calcext:value-type="float">
            <text:p>85.99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5.6597" calcext:value-type="float">
            <text:p>35.6597</text:p>
          </table:table-cell>
          <table:table-cell office:value-type="float" office:value="0.589092" calcext:value-type="float">
            <text:p>0.589092</text:p>
          </table:table-cell>
          <table:table-cell office:value-type="float" office:value="23.1032" calcext:value-type="float">
            <text:p>23.1032</text:p>
          </table:table-cell>
          <table:table-cell office:value-type="float" office:value="3.65155" calcext:value-type="float">
            <text:p>3.65155</text:p>
          </table:table-cell>
          <table:table-cell office:value-type="float" office:value="12.5977" calcext:value-type="float">
            <text:p>12.5977</text:p>
          </table:table-cell>
          <table:table-cell office:value-type="float" office:value="18.599" calcext:value-type="float">
            <text:p>18.599</text:p>
          </table:table-cell>
          <table:table-cell office:value-type="float" office:value="4.08655" calcext:value-type="float">
            <text:p>4.08655</text:p>
          </table:table-cell>
          <table:table-cell office:value-type="float" office:value="117.02" calcext:value-type="float">
            <text:p>117.02</text:p>
          </table:table-cell>
          <table:table-cell office:value-type="float" office:value="13.5266" calcext:value-type="float">
            <text:p>13.5266</text:p>
          </table:table-cell>
          <table:table-cell table:formula="of:=[.B192]+[.D192]+[.F192]+[.H192]+[.J192]" office:value-type="float" office:value="88.97375" calcext:value-type="float">
            <text:p>88.97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3+</text:p>
          </table:table-cell>
          <table:table-cell office:value-type="float" office:value="35.1736" calcext:value-type="float">
            <text:p>35.1736</text:p>
          </table:table-cell>
          <table:table-cell office:value-type="float" office:value="0.579689" calcext:value-type="float">
            <text:p>0.579689</text:p>
          </table:table-cell>
          <table:table-cell office:value-type="float" office:value="22.1112" calcext:value-type="float">
            <text:p>22.1112</text:p>
          </table:table-cell>
          <table:table-cell office:value-type="float" office:value="3.41437" calcext:value-type="float">
            <text:p>3.41437</text:p>
          </table:table-cell>
          <table:table-cell office:value-type="float" office:value="8.19216" calcext:value-type="float">
            <text:p>8.19216</text:p>
          </table:table-cell>
          <table:table-cell office:value-type="float" office:value="12.9187" calcext:value-type="float">
            <text:p>12.9187</text:p>
          </table:table-cell>
          <table:table-cell office:value-type="float" office:value="7.05545" calcext:value-type="float">
            <text:p>7.05545</text:p>
          </table:table-cell>
          <table:table-cell office:value-type="float" office:value="25.9443" calcext:value-type="float">
            <text:p>25.9443</text:p>
          </table:table-cell>
          <table:table-cell office:value-type="float" office:value="13.4637" calcext:value-type="float">
            <text:p>13.4637</text:p>
          </table:table-cell>
          <table:table-cell table:formula="of:=[.B193]+[.D193]+[.F193]+[.H193]+[.J193]" office:value-type="float" office:value="85.99611" calcext:value-type="float">
            <text:p>85.996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35.5645" calcext:value-type="float">
            <text:p>35.5645</text:p>
          </table:table-cell>
          <table:table-cell office:value-type="float" office:value="0.563359" calcext:value-type="float">
            <text:p>0.563359</text:p>
          </table:table-cell>
          <table:table-cell office:value-type="float" office:value="23.4219" calcext:value-type="float">
            <text:p>23.4219</text:p>
          </table:table-cell>
          <table:table-cell office:value-type="float" office:value="3.46204" calcext:value-type="float">
            <text:p>3.46204</text:p>
          </table:table-cell>
          <table:table-cell office:value-type="float" office:value="12.7473" calcext:value-type="float">
            <text:p>12.7473</text:p>
          </table:table-cell>
          <table:table-cell office:value-type="float" office:value="17.8309" calcext:value-type="float">
            <text:p>17.8309</text:p>
          </table:table-cell>
          <table:table-cell office:value-type="float" office:value="4.80703" calcext:value-type="float">
            <text:p>4.80703</text:p>
          </table:table-cell>
          <table:table-cell office:value-type="float" office:value="99.1722" calcext:value-type="float">
            <text:p>99.1722</text:p>
          </table:table-cell>
          <table:table-cell office:value-type="float" office:value="13.4314" calcext:value-type="float">
            <text:p>13.4314</text:p>
          </table:table-cell>
          <table:table-cell table:formula="of:=[.B194]+[.D194]+[.F194]+[.H194]+[.J194]" office:value-type="float" office:value="89.97213" calcext:value-type="float">
            <text:p>89.972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4+</text:p>
          </table:table-cell>
          <table:table-cell office:value-type="float" office:value="35.1007" calcext:value-type="float">
            <text:p>35.1007</text:p>
          </table:table-cell>
          <table:table-cell office:value-type="float" office:value="0.555054" calcext:value-type="float">
            <text:p>0.555054</text:p>
          </table:table-cell>
          <table:table-cell office:value-type="float" office:value="22.4418" calcext:value-type="float">
            <text:p>22.4418</text:p>
          </table:table-cell>
          <table:table-cell office:value-type="float" office:value="3.24498" calcext:value-type="float">
            <text:p>3.24498</text:p>
          </table:table-cell>
          <table:table-cell office:value-type="float" office:value="9.78554" calcext:value-type="float">
            <text:p>9.78554</text:p>
          </table:table-cell>
          <table:table-cell office:value-type="float" office:value="13.4661" calcext:value-type="float">
            <text:p>13.4661</text:p>
          </table:table-cell>
          <table:table-cell office:value-type="float" office:value="5.29444" calcext:value-type="float">
            <text:p>5.29444</text:p>
          </table:table-cell>
          <table:table-cell office:value-type="float" office:value="23.9533" calcext:value-type="float">
            <text:p>23.9533</text:p>
          </table:table-cell>
          <table:table-cell office:value-type="float" office:value="13.376" calcext:value-type="float">
            <text:p>13.376</text:p>
          </table:table-cell>
          <table:table-cell table:formula="of:=[.B195]+[.D195]+[.F195]+[.H195]+[.J195]" office:value-type="float" office:value="85.99848" calcext:value-type="float">
            <text:p>85.998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35.8847" calcext:value-type="float">
            <text:p>35.8847</text:p>
          </table:table-cell>
          <table:table-cell office:value-type="float" office:value="0.547751" calcext:value-type="float">
            <text:p>0.547751</text:p>
          </table:table-cell>
          <table:table-cell office:value-type="float" office:value="23.2948" calcext:value-type="float">
            <text:p>23.2948</text:p>
          </table:table-cell>
          <table:table-cell office:value-type="float" office:value="3.41519" calcext:value-type="float">
            <text:p>3.41519</text:p>
          </table:table-cell>
          <table:table-cell office:value-type="float" office:value="14.1891" calcext:value-type="float">
            <text:p>14.1891</text:p>
          </table:table-cell>
          <table:table-cell office:value-type="float" office:value="16.9235" calcext:value-type="float">
            <text:p>16.9235</text:p>
          </table:table-cell>
          <table:table-cell office:value-type="float" office:value="4.17287" calcext:value-type="float">
            <text:p>4.17287</text:p>
          </table:table-cell>
          <table:table-cell office:value-type="float" office:value="105.251" calcext:value-type="float">
            <text:p>105.251</text:p>
          </table:table-cell>
          <table:table-cell office:value-type="float" office:value="13.4287" calcext:value-type="float">
            <text:p>13.4287</text:p>
          </table:table-cell>
          <table:table-cell table:formula="of:=[.B196]+[.D196]+[.F196]+[.H196]+[.J196]" office:value-type="float" office:value="90.97017" calcext:value-type="float">
            <text:p>90.970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6.0228" calcext:value-type="float">
            <text:p>36.0228</text:p>
          </table:table-cell>
          <table:table-cell office:value-type="float" office:value="0.5293" calcext:value-type="float">
            <text:p>0.5293</text:p>
          </table:table-cell>
          <table:table-cell office:value-type="float" office:value="23.4128" calcext:value-type="float">
            <text:p>23.4128</text:p>
          </table:table-cell>
          <table:table-cell office:value-type="float" office:value="3.3253" calcext:value-type="float">
            <text:p>3.3253</text:p>
          </table:table-cell>
          <table:table-cell office:value-type="float" office:value="14.9491" calcext:value-type="float">
            <text:p>14.9491</text:p>
          </table:table-cell>
          <table:table-cell office:value-type="float" office:value="16.0927" calcext:value-type="float">
            <text:p>16.0927</text:p>
          </table:table-cell>
          <table:table-cell office:value-type="float" office:value="4.188" calcext:value-type="float">
            <text:p>4.188</text:p>
          </table:table-cell>
          <table:table-cell office:value-type="float" office:value="100.613" calcext:value-type="float">
            <text:p>100.613</text:p>
          </table:table-cell>
          <table:table-cell office:value-type="float" office:value="13.3966" calcext:value-type="float">
            <text:p>13.3966</text:p>
          </table:table-cell>
          <table:table-cell table:formula="of:=[.B197]+[.D197]+[.F197]+[.H197]+[.J197]" office:value-type="float" office:value="91.9693" calcext:value-type="float">
            <text:p>91.96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3+</text:p>
          </table:table-cell>
          <table:table-cell office:value-type="float" office:value="35.5747" calcext:value-type="float">
            <text:p>35.5747</text:p>
          </table:table-cell>
          <table:table-cell office:value-type="float" office:value="0.52048" calcext:value-type="float">
            <text:p>0.52048</text:p>
          </table:table-cell>
          <table:table-cell office:value-type="float" office:value="22.5259" calcext:value-type="float">
            <text:p>22.5259</text:p>
          </table:table-cell>
          <table:table-cell office:value-type="float" office:value="3.12293" calcext:value-type="float">
            <text:p>3.12293</text:p>
          </table:table-cell>
          <table:table-cell office:value-type="float" office:value="12.2165" calcext:value-type="float">
            <text:p>12.2165</text:p>
          </table:table-cell>
          <table:table-cell office:value-type="float" office:value="12.7148" calcext:value-type="float">
            <text:p>12.7148</text:p>
          </table:table-cell>
          <table:table-cell office:value-type="float" office:value="5.37073" calcext:value-type="float">
            <text:p>5.37073</text:p>
          </table:table-cell>
          <table:table-cell office:value-type="float" office:value="26.3394" calcext:value-type="float">
            <text:p>26.3394</text:p>
          </table:table-cell>
          <table:table-cell office:value-type="float" office:value="13.3092" calcext:value-type="float">
            <text:p>13.3092</text:p>
          </table:table-cell>
          <table:table-cell table:formula="of:=[.B198]+[.D198]+[.F198]+[.H198]+[.J198]" office:value-type="float" office:value="88.99703" calcext:value-type="float">
            <text:p>88.997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4+</text:p>
          </table:table-cell>
          <table:table-cell office:value-type="float" office:value="35.3715" calcext:value-type="float">
            <text:p>35.3715</text:p>
          </table:table-cell>
          <table:table-cell office:value-type="float" office:value="0.516598" calcext:value-type="float">
            <text:p>0.516598</text:p>
          </table:table-cell>
          <table:table-cell office:value-type="float" office:value="22.5326" calcext:value-type="float">
            <text:p>22.5326</text:p>
          </table:table-cell>
          <table:table-cell office:value-type="float" office:value="3.05053" calcext:value-type="float">
            <text:p>3.05053</text:p>
          </table:table-cell>
          <table:table-cell office:value-type="float" office:value="12.0291" calcext:value-type="float">
            <text:p>12.0291</text:p>
          </table:table-cell>
          <table:table-cell office:value-type="float" office:value="12.5723" calcext:value-type="float">
            <text:p>12.5723</text:p>
          </table:table-cell>
          <table:table-cell office:value-type="float" office:value="4.7984" calcext:value-type="float">
            <text:p>4.7984</text:p>
          </table:table-cell>
          <table:table-cell office:value-type="float" office:value="23.4582" calcext:value-type="float">
            <text:p>23.4582</text:p>
          </table:table-cell>
          <table:table-cell office:value-type="float" office:value="13.2671" calcext:value-type="float">
            <text:p>13.2671</text:p>
          </table:table-cell>
          <table:table-cell table:formula="of:=[.B199]+[.D199]+[.F199]+[.H199]+[.J199]" office:value-type="float" office:value="87.9987" calcext:value-type="float">
            <text:p>87.99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6+</text:p>
          </table:table-cell>
          <table:table-cell office:value-type="float" office:value="34.8509" calcext:value-type="float">
            <text:p>34.8509</text:p>
          </table:table-cell>
          <table:table-cell office:value-type="float" office:value="0.507079" calcext:value-type="float">
            <text:p>0.507079</text:p>
          </table:table-cell>
          <table:table-cell office:value-type="float" office:value="22.7584" calcext:value-type="float">
            <text:p>22.7584</text:p>
          </table:table-cell>
          <table:table-cell office:value-type="float" office:value="2.8903" calcext:value-type="float">
            <text:p>2.8903</text:p>
          </table:table-cell>
          <table:table-cell office:value-type="float" office:value="14.0099" calcext:value-type="float">
            <text:p>14.0099</text:p>
          </table:table-cell>
          <table:table-cell office:value-type="float" office:value="13.1767" calcext:value-type="float">
            <text:p>13.1767</text:p>
          </table:table-cell>
          <table:table-cell office:value-type="float" office:value="1.21457" calcext:value-type="float">
            <text:p>1.21457</text:p>
          </table:table-cell>
          <table:table-cell office:value-type="float" office:value="25.2017" calcext:value-type="float">
            <text:p>25.2017</text:p>
          </table:table-cell>
          <table:table-cell office:value-type="float" office:value="13.1665" calcext:value-type="float">
            <text:p>13.1665</text:p>
          </table:table-cell>
          <table:table-cell table:formula="of:=[.B200]+[.D200]+[.F200]+[.H200]+[.J200]" office:value-type="float" office:value="86.00027" calcext:value-type="float">
            <text:p>86.000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36.1874" calcext:value-type="float">
            <text:p>36.1874</text:p>
          </table:table-cell>
          <table:table-cell office:value-type="float" office:value="0.511929" calcext:value-type="float">
            <text:p>0.511929</text:p>
          </table:table-cell>
          <table:table-cell office:value-type="float" office:value="23.5964" calcext:value-type="float">
            <text:p>23.5964</text:p>
          </table:table-cell>
          <table:table-cell office:value-type="float" office:value="3.25396" calcext:value-type="float">
            <text:p>3.25396</text:p>
          </table:table-cell>
          <table:table-cell office:value-type="float" office:value="15.6402" calcext:value-type="float">
            <text:p>15.6402</text:p>
          </table:table-cell>
          <table:table-cell office:value-type="float" office:value="15.3622" calcext:value-type="float">
            <text:p>15.3622</text:p>
          </table:table-cell>
          <table:table-cell office:value-type="float" office:value="4.1855" calcext:value-type="float">
            <text:p>4.1855</text:p>
          </table:table-cell>
          <table:table-cell office:value-type="float" office:value="97.4908" calcext:value-type="float">
            <text:p>97.4908</text:p>
          </table:table-cell>
          <table:table-cell office:value-type="float" office:value="13.3573" calcext:value-type="float">
            <text:p>13.3573</text:p>
          </table:table-cell>
          <table:table-cell table:formula="of:=[.B201]+[.D201]+[.F201]+[.H201]+[.J201]" office:value-type="float" office:value="92.9668" calcext:value-type="float">
            <text:p>92.96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3+</text:p>
          </table:table-cell>
          <table:table-cell office:value-type="float" office:value="35.7074" calcext:value-type="float">
            <text:p>35.7074</text:p>
          </table:table-cell>
          <table:table-cell office:value-type="float" office:value="0.502322" calcext:value-type="float">
            <text:p>0.502322</text:p>
          </table:table-cell>
          <table:table-cell office:value-type="float" office:value="22.613" calcext:value-type="float">
            <text:p>22.613</text:p>
          </table:table-cell>
          <table:table-cell office:value-type="float" office:value="3.03807" calcext:value-type="float">
            <text:p>3.03807</text:p>
          </table:table-cell>
          <table:table-cell office:value-type="float" office:value="12.9898" calcext:value-type="float">
            <text:p>12.9898</text:p>
          </table:table-cell>
          <table:table-cell office:value-type="float" office:value="12.1449" calcext:value-type="float">
            <text:p>12.1449</text:p>
          </table:table-cell>
          <table:table-cell office:value-type="float" office:value="5.43227" calcext:value-type="float">
            <text:p>5.43227</text:p>
          </table:table-cell>
          <table:table-cell office:value-type="float" office:value="25.4928" calcext:value-type="float">
            <text:p>25.4928</text:p>
          </table:table-cell>
          <table:table-cell office:value-type="float" office:value="13.2544" calcext:value-type="float">
            <text:p>13.2544</text:p>
          </table:table-cell>
          <table:table-cell table:formula="of:=[.B202]+[.D202]+[.F202]+[.H202]+[.J202]" office:value-type="float" office:value="89.99687" calcext:value-type="float">
            <text:p>89.996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4+</text:p>
          </table:table-cell>
          <table:table-cell office:value-type="float" office:value="35.5103" calcext:value-type="float">
            <text:p>35.5103</text:p>
          </table:table-cell>
          <table:table-cell office:value-type="float" office:value="0.498626" calcext:value-type="float">
            <text:p>0.498626</text:p>
          </table:table-cell>
          <table:table-cell office:value-type="float" office:value="22.5787" calcext:value-type="float">
            <text:p>22.5787</text:p>
          </table:table-cell>
          <table:table-cell office:value-type="float" office:value="2.96627" calcext:value-type="float">
            <text:p>2.96627</text:p>
          </table:table-cell>
          <table:table-cell office:value-type="float" office:value="12.7766" calcext:value-type="float">
            <text:p>12.7766</text:p>
          </table:table-cell>
          <table:table-cell office:value-type="float" office:value="11.9484" calcext:value-type="float">
            <text:p>11.9484</text:p>
          </table:table-cell>
          <table:table-cell office:value-type="float" office:value="4.92159" calcext:value-type="float">
            <text:p>4.92159</text:p>
          </table:table-cell>
          <table:table-cell office:value-type="float" office:value="22.7502" calcext:value-type="float">
            <text:p>22.7502</text:p>
          </table:table-cell>
          <table:table-cell office:value-type="float" office:value="13.2116" calcext:value-type="float">
            <text:p>13.2116</text:p>
          </table:table-cell>
          <table:table-cell table:formula="of:=[.B203]+[.D203]+[.F203]+[.H203]+[.J203]" office:value-type="float" office:value="88.99879" calcext:value-type="float">
            <text:p>88.998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6+</text:p>
          </table:table-cell>
          <table:table-cell office:value-type="float" office:value="35.0136" calcext:value-type="float">
            <text:p>35.0136</text:p>
          </table:table-cell>
          <table:table-cell office:value-type="float" office:value="0.48981" calcext:value-type="float">
            <text:p>0.48981</text:p>
          </table:table-cell>
          <table:table-cell office:value-type="float" office:value="22.7286" calcext:value-type="float">
            <text:p>22.7286</text:p>
          </table:table-cell>
          <table:table-cell office:value-type="float" office:value="2.81099" calcext:value-type="float">
            <text:p>2.81099</text:p>
          </table:table-cell>
          <table:table-cell office:value-type="float" office:value="14.3884" calcext:value-type="float">
            <text:p>14.3884</text:p>
          </table:table-cell>
          <table:table-cell office:value-type="float" office:value="12.33" calcext:value-type="float">
            <text:p>12.33</text:p>
          </table:table-cell>
          <table:table-cell office:value-type="float" office:value="1.75669" calcext:value-type="float">
            <text:p>1.75669</text:p>
          </table:table-cell>
          <table:table-cell office:value-type="float" office:value="22.6581" calcext:value-type="float">
            <text:p>22.6581</text:p>
          </table:table-cell>
          <table:table-cell office:value-type="float" office:value="13.113" calcext:value-type="float">
            <text:p>13.113</text:p>
          </table:table-cell>
          <table:table-cell table:formula="of:=[.B204]+[.D204]+[.F204]+[.H204]+[.J204]" office:value-type="float" office:value="87.00029" calcext:value-type="float">
            <text:p>87.000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36.5254" calcext:value-type="float">
            <text:p>36.5254</text:p>
          </table:table-cell>
          <table:table-cell office:value-type="float" office:value="0.499384" calcext:value-type="float">
            <text:p>0.499384</text:p>
          </table:table-cell>
          <table:table-cell office:value-type="float" office:value="23.8083" calcext:value-type="float">
            <text:p>23.8083</text:p>
          </table:table-cell>
          <table:table-cell office:value-type="float" office:value="3.26371" calcext:value-type="float">
            <text:p>3.26371</text:p>
          </table:table-cell>
          <table:table-cell office:value-type="float" office:value="16.7707" calcext:value-type="float">
            <text:p>16.7707</text:p>
          </table:table-cell>
          <table:table-cell office:value-type="float" office:value="14.9455" calcext:value-type="float">
            <text:p>14.9455</text:p>
          </table:table-cell>
          <table:table-cell office:value-type="float" office:value="3.47947" calcext:value-type="float">
            <text:p>3.47947</text:p>
          </table:table-cell>
          <table:table-cell office:value-type="float" office:value="105.98" calcext:value-type="float">
            <text:p>105.98</text:p>
          </table:table-cell>
          <table:table-cell office:value-type="float" office:value="13.3812" calcext:value-type="float">
            <text:p>13.3812</text:p>
          </table:table-cell>
          <table:table-cell table:formula="of:=[.B205]+[.D205]+[.F205]+[.H205]+[.J205]" office:value-type="float" office:value="93.96507" calcext:value-type="float">
            <text:p>93.965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3+</text:p>
          </table:table-cell>
          <table:table-cell office:value-type="float" office:value="35.84" calcext:value-type="float">
            <text:p>35.84</text:p>
          </table:table-cell>
          <table:table-cell office:value-type="float" office:value="0.484938" calcext:value-type="float">
            <text:p>0.484938</text:p>
          </table:table-cell>
          <table:table-cell office:value-type="float" office:value="22.7169" calcext:value-type="float">
            <text:p>22.7169</text:p>
          </table:table-cell>
          <table:table-cell office:value-type="float" office:value="2.96118" calcext:value-type="float">
            <text:p>2.96118</text:p>
          </table:table-cell>
          <table:table-cell office:value-type="float" office:value="13.5807" calcext:value-type="float">
            <text:p>13.5807</text:p>
          </table:table-cell>
          <table:table-cell office:value-type="float" office:value="11.5331" calcext:value-type="float">
            <text:p>11.5331</text:p>
          </table:table-cell>
          <table:table-cell office:value-type="float" office:value="5.66016" calcext:value-type="float">
            <text:p>5.66016</text:p>
          </table:table-cell>
          <table:table-cell office:value-type="float" office:value="24.3992" calcext:value-type="float">
            <text:p>24.3992</text:p>
          </table:table-cell>
          <table:table-cell office:value-type="float" office:value="13.1991" calcext:value-type="float">
            <text:p>13.1991</text:p>
          </table:table-cell>
          <table:table-cell table:formula="of:=[.B206]+[.D206]+[.F206]+[.H206]+[.J206]" office:value-type="float" office:value="90.99686" calcext:value-type="float">
            <text:p>90.996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4+</text:p>
          </table:table-cell>
          <table:table-cell office:value-type="float" office:value="35.6493" calcext:value-type="float">
            <text:p>35.6493</text:p>
          </table:table-cell>
          <table:table-cell office:value-type="float" office:value="0.481422" calcext:value-type="float">
            <text:p>0.481422</text:p>
          </table:table-cell>
          <table:table-cell office:value-type="float" office:value="22.646" calcext:value-type="float">
            <text:p>22.646</text:p>
          </table:table-cell>
          <table:table-cell office:value-type="float" office:value="2.8902" calcext:value-type="float">
            <text:p>2.8902</text:p>
          </table:table-cell>
          <table:table-cell office:value-type="float" office:value="13.3595" calcext:value-type="float">
            <text:p>13.3595</text:p>
          </table:table-cell>
          <table:table-cell office:value-type="float" office:value="11.316" calcext:value-type="float">
            <text:p>11.316</text:p>
          </table:table-cell>
          <table:table-cell office:value-type="float" office:value="5.18831" calcext:value-type="float">
            <text:p>5.18831</text:p>
          </table:table-cell>
          <table:table-cell office:value-type="float" office:value="21.8301" calcext:value-type="float">
            <text:p>21.8301</text:p>
          </table:table-cell>
          <table:table-cell office:value-type="float" office:value="13.1555" calcext:value-type="float">
            <text:p>13.1555</text:p>
          </table:table-cell>
          <table:table-cell table:formula="of:=[.B207]+[.D207]+[.F207]+[.H207]+[.J207]" office:value-type="float" office:value="89.99861" calcext:value-type="float">
            <text:p>89.998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6+</text:p>
          </table:table-cell>
          <table:table-cell office:value-type="float" office:value="35.1736" calcext:value-type="float">
            <text:p>35.1736</text:p>
          </table:table-cell>
          <table:table-cell office:value-type="float" office:value="0.473204" calcext:value-type="float">
            <text:p>0.473204</text:p>
          </table:table-cell>
          <table:table-cell office:value-type="float" office:value="22.7181" calcext:value-type="float">
            <text:p>22.7181</text:p>
          </table:table-cell>
          <table:table-cell office:value-type="float" office:value="2.73848" calcext:value-type="float">
            <text:p>2.73848</text:p>
          </table:table-cell>
          <table:table-cell office:value-type="float" office:value="14.7635" calcext:value-type="float">
            <text:p>14.7635</text:p>
          </table:table-cell>
          <table:table-cell table:style-name="Default" office:value-type="float" office:value="11.553" calcext:value-type="float">
            <text:p>11.553</text:p>
          </table:table-cell>
          <table:table-cell office:value-type="float" office:value="2.28678" calcext:value-type="float">
            <text:p>2.28678</text:p>
          </table:table-cell>
          <table:table-cell office:value-type="float" office:value="20.9303" calcext:value-type="float">
            <text:p>20.9303</text:p>
          </table:table-cell>
          <table:table-cell office:value-type="float" office:value="13.0582" calcext:value-type="float">
            <text:p>13.0582</text:p>
          </table:table-cell>
          <table:table-cell table:formula="of:=[.B208]+[.D208]+[.F208]+[.H208]+[.J208]" office:value-type="float" office:value="88.00018" calcext:value-type="float">
            <text:p>88.000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36.6706" calcext:value-type="float">
            <text:p>36.6706</text:p>
          </table:table-cell>
          <table:table-cell office:value-type="float" office:value="0.483629" calcext:value-type="float">
            <text:p>0.483629</text:p>
          </table:table-cell>
          <table:table-cell office:value-type="float" office:value="24.0992" calcext:value-type="float">
            <text:p>24.0992</text:p>
          </table:table-cell>
          <table:table-cell office:value-type="float" office:value="3.20647" calcext:value-type="float">
            <text:p>3.20647</text:p>
          </table:table-cell>
          <table:table-cell office:value-type="float" office:value="17.3415" calcext:value-type="float">
            <text:p>17.3415</text:p>
          </table:table-cell>
          <table:table-cell office:value-type="float" office:value="14.3136" calcext:value-type="float">
            <text:p>14.3136</text:p>
          </table:table-cell>
          <table:table-cell office:value-type="float" office:value="3.49331" calcext:value-type="float">
            <text:p>3.49331</text:p>
          </table:table-cell>
          <table:table-cell office:value-type="float" office:value="102.273" calcext:value-type="float">
            <text:p>102.273</text:p>
          </table:table-cell>
          <table:table-cell office:value-type="float" office:value="13.3592" calcext:value-type="float">
            <text:p>13.3592</text:p>
          </table:table-cell>
          <table:table-cell table:formula="of:=[.B209]+[.D209]+[.F209]+[.H209]+[.J209]" office:value-type="float" office:value="94.96381" calcext:value-type="float">
            <text:p>94.963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36.6488" calcext:value-type="float">
            <text:p>36.6488</text:p>
          </table:table-cell>
          <table:table-cell office:value-type="float" office:value="0.465154" calcext:value-type="float">
            <text:p>0.465154</text:p>
          </table:table-cell>
          <table:table-cell office:value-type="float" office:value="24.4096" calcext:value-type="float">
            <text:p>24.4096</text:p>
          </table:table-cell>
          <table:table-cell office:value-type="float" office:value="3.08997" calcext:value-type="float">
            <text:p>3.08997</text:p>
          </table:table-cell>
          <table:table-cell office:value-type="float" office:value="17.399" calcext:value-type="float">
            <text:p>17.399</text:p>
          </table:table-cell>
          <table:table-cell office:value-type="float" office:value="13.4346" calcext:value-type="float">
            <text:p>13.4346</text:p>
          </table:table-cell>
          <table:table-cell office:value-type="float" office:value="4.21665" calcext:value-type="float">
            <text:p>4.21665</text:p>
          </table:table-cell>
          <table:table-cell office:value-type="float" office:value="88.4834" calcext:value-type="float">
            <text:p>88.4834</text:p>
          </table:table-cell>
          <table:table-cell office:value-type="float" office:value="13.2887" calcext:value-type="float">
            <text:p>13.2887</text:p>
          </table:table-cell>
          <table:table-cell table:formula="of:=[.B210]+[.D210]+[.F210]+[.H210]+[.J210]" office:value-type="float" office:value="95.96275" calcext:value-type="float">
            <text:p>95.962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36.7881" calcext:value-type="float">
            <text:p>36.7881</text:p>
          </table:table-cell>
          <table:table-cell office:value-type="float" office:value="0.451018" calcext:value-type="float">
            <text:p>0.451018</text:p>
          </table:table-cell>
          <table:table-cell office:value-type="float" office:value="24.7736" calcext:value-type="float">
            <text:p>24.7736</text:p>
          </table:table-cell>
          <table:table-cell office:value-type="float" office:value="3.04619" calcext:value-type="float">
            <text:p>3.04619</text:p>
          </table:table-cell>
          <table:table-cell office:value-type="float" office:value="17.8919" calcext:value-type="float">
            <text:p>17.8919</text:p>
          </table:table-cell>
          <table:table-cell office:value-type="float" office:value="12.8946" calcext:value-type="float">
            <text:p>12.8946</text:p>
          </table:table-cell>
          <table:table-cell office:value-type="float" office:value="4.23284" calcext:value-type="float">
            <text:p>4.23284</text:p>
          </table:table-cell>
          <table:table-cell office:value-type="float" office:value="86.003" calcext:value-type="float">
            <text:p>86.003</text:p>
          </table:table-cell>
          <table:table-cell office:value-type="float" office:value="13.2754" calcext:value-type="float">
            <text:p>13.2754</text:p>
          </table:table-cell>
          <table:table-cell table:formula="of:=[.B211]+[.D211]+[.F211]+[.H211]+[.J211]" office:value-type="float" office:value="96.96184" calcext:value-type="float">
            <text:p>96.961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36.9185" calcext:value-type="float">
            <text:p>36.9185</text:p>
          </table:table-cell>
          <table:table-cell office:value-type="float" office:value="0.437533" calcext:value-type="float">
            <text:p>0.437533</text:p>
          </table:table-cell>
          <table:table-cell office:value-type="float" office:value="25.1995" calcext:value-type="float">
            <text:p>25.1995</text:p>
          </table:table-cell>
          <table:table-cell office:value-type="float" office:value="3.00775" calcext:value-type="float">
            <text:p>3.00775</text:p>
          </table:table-cell>
          <table:table-cell office:value-type="float" office:value="18.3317" calcext:value-type="float">
            <text:p>18.3317</text:p>
          </table:table-cell>
          <table:table-cell office:value-type="float" office:value="12.4044" calcext:value-type="float">
            <text:p>12.4044</text:p>
          </table:table-cell>
          <table:table-cell office:value-type="float" office:value="4.24391" calcext:value-type="float">
            <text:p>4.24391</text:p>
          </table:table-cell>
          <table:table-cell office:value-type="float" office:value="83.7881" calcext:value-type="float">
            <text:p>83.7881</text:p>
          </table:table-cell>
          <table:table-cell office:value-type="float" office:value="13.2674" calcext:value-type="float">
            <text:p>13.2674</text:p>
          </table:table-cell>
          <table:table-cell table:formula="of:=[.B212]+[.D212]+[.F212]+[.H212]+[.J212]" office:value-type="float" office:value="97.96101" calcext:value-type="float">
            <text:p>97.96101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2-</text:p>
          </table:table-cell>
          <table:table-cell table:style-name="ce8" office:value-type="float" office:value="0.56217" calcext:value-type="float">
            <text:p>0.56217</text:p>
          </table:table-cell>
          <table:table-cell table:style-name="ce6" office:value-type="float" office:value="33.4764" calcext:value-type="float">
            <text:p>33.4764</text:p>
          </table:table-cell>
          <table:table-cell table:style-name="ce6" office:value-type="float" office:value="4.99863" calcext:value-type="float">
            <text:p>4.99863</text:p>
          </table:table-cell>
          <table:table-cell table:style-name="ce6" office:value-type="float" office:value="9.04266" calcext:value-type="float">
            <text:p>9.04266</text:p>
          </table:table-cell>
          <table:table-cell table:style-name="ce6" office:value-type="float" office:value="2.56533" calcext:value-type="float">
            <text:p>2.56533</text:p>
          </table:table-cell>
          <table:table-cell table:style-name="ce6" office:value-type="float" office:value="32.9177" calcext:value-type="float">
            <text:p>32.9177</text:p>
          </table:table-cell>
          <table:table-cell table:style-name="ce6" office:value-type="float" office:value="1.41569" calcext:value-type="float">
            <text:p>1.41569</text:p>
          </table:table-cell>
          <table:table-cell table:style-name="ce6" office:value-type="float" office:value="0.43204" calcext:value-type="float">
            <text:p>0.43204</text:p>
          </table:table-cell>
          <table:table-cell table:style-name="ce8" office:value-type="float" office:value="0.45629" calcext:value-type="float">
            <text:p>0.45629</text:p>
          </table:table-cell>
          <table:table-cell table:style-name="ce9" table:formula="of:=SUM([.B213];[.D213];[.F213];[.H213];[.J213])" office:value-type="float" office:value="9.99811" calcext:value-type="float">
            <text:p>9.99811</text:p>
          </table:table-cell>
          <table:table-cell table:style-name="ce6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tion Se" svg:font-family="'Liberattion Se'"/>
    <style:font-face style:name="lucidatypewriter" svg:font-family="lucidatypewriter"/>
    <style:font-face style:name="Liberattion Serif" svg:font-family="'Liberat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10:49:55.931977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3:26:34.254736146</meta:creation-date>
    <dc:date>2022-04-06T10:57:58.390309379</dc:date>
    <meta:editing-duration>P4DT14M59S</meta:editing-duration>
    <meta:editing-cycles>2</meta:editing-cycles>
    <meta:generator>LibreOffice/6.0.7.3$Linux_X86_64 LibreOffice_project/00m0$Build-3</meta:generator>
    <dc:creator>Oleh Ivashko</dc:creator>
    <meta:document-statistic meta:table-count="1" meta:cell-count="2343" meta:object-count="0"/>
  </office:meta>
</office:document-meta>
</file>